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Jomolhari2" svg:font-family="Jomolhari"/>
    <style:font-face style:name="OpenSymbol" svg:font-family="OpenSymbol"/>
    <style:font-face style:name="Cantarell" svg:font-family="Cantarell" style:font-family-generic="swiss"/>
    <style:font-face style:name="DejaVu Sans1" svg:font-family="'DejaVu Sans'" style:font-family-generic="swiss"/>
    <style:font-face style:name="FreeSans" svg:font-family="FreeSans" style:font-family-generic="swiss"/>
    <style:font-face style:name="DejaVu Sans Mono" svg:font-family="'DejaVu Sans Mono'" style:font-family-generic="modern" style:font-pitch="fixed"/>
    <style:font-face style:name="FreeMono1" svg:font-family="FreeMono" style:font-family-generic="modern" style:font-pitch="fixed"/>
    <style:font-face style:name="WenQuanYi Zen Hei Sharp1" svg:font-family="'WenQuanYi Zen Hei Sharp'" style:font-family-generic="modern" style:font-pitch="fixed"/>
    <style:font-face style:name="Jomolhari" svg:font-family="Jomolhari" style:font-pitch="variable"/>
    <style:font-face style:name="Liberation Serif" svg:font-family="'Liberation Serif'" style:font-family-generic="roman" style:font-pitch="variable"/>
    <style:font-face style:name="FreeMono" svg:font-family="FreeMono" style:font-family-generic="swiss" style:font-pitch="variable"/>
    <style:font-face style:name="Jomolhari1" svg:font-family="Jomolha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start" style:justify-single-word="false"/>
      <style:text-properties style:font-name="Jomolhari" fo:font-size="16pt" fo:font-weight="bold" officeooo:paragraph-rsid="000a773f"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Jomolhari" fo:font-size="16pt" style:text-underline-style="none" fo:font-weight="bold" officeooo:paragraph-rsid="00198de8" style:font-size-asian="16pt" style:font-weight-asian="bold" style:font-size-complex="16pt" style:font-weight-complex="bold"/>
    </style:style>
    <style:style style:name="P3" style:family="paragraph" style:parent-style-name="Standard">
      <style:paragraph-properties fo:text-align="start" style:justify-single-word="false">
        <style:tab-stops>
          <style:tab-stop style:position="0.3437in"/>
        </style:tab-stops>
      </style:paragraph-properties>
      <style:text-properties style:font-name="Jomolhari" fo:font-size="16pt" style:text-underline-style="none" fo:font-weight="bold" officeooo:paragraph-rsid="001b28a2" style:font-size-asian="16pt" style:font-weight-asian="bold" style:font-size-complex="16pt" style:font-weight-complex="bold"/>
    </style:style>
    <style:style style:name="P4" style:family="paragraph" style:parent-style-name="Standard">
      <style:paragraph-properties fo:text-align="start" style:justify-single-word="false" style:text-autospace="none"/>
      <style:text-properties style:font-name="Jomolhari" fo:font-size="16pt" style:text-underline-style="none" fo:font-weight="bold" officeooo:paragraph-rsid="00de50d8" style:font-size-asian="16pt" style:font-weight-asian="bold" style:font-size-complex="16pt" style:font-weight-complex="bold"/>
    </style:style>
    <style:style style:name="P5" style:family="paragraph" style:parent-style-name="Standard">
      <style:paragraph-properties fo:text-align="start" style:justify-single-word="false" style:text-autospace="none"/>
      <style:text-properties style:font-name="Jomolhari" fo:font-size="16pt" style:text-underline-style="none" fo:font-weight="bold" officeooo:rsid="00a902d6" officeooo:paragraph-rsid="00a902d6" style:font-name-asian="FreeMono1" style:font-size-asian="16pt" style:font-weight-asian="bold" style:font-name-complex="FreeMono1" style:font-size-complex="16pt" style:font-weight-complex="bold"/>
    </style:style>
    <style:style style:name="P6" style:family="paragraph" style:parent-style-name="Standard">
      <style:paragraph-properties fo:text-align="start" style:justify-single-word="false" style:text-autospace="none"/>
      <style:text-properties style:font-name="Jomolhari" fo:font-size="16pt" style:text-underline-style="none" fo:font-weight="bold" officeooo:rsid="00b52492" officeooo:paragraph-rsid="00b5b2a5" style:font-name-asian="FreeMono1" style:font-size-asian="16pt" style:font-weight-asian="bold" style:font-name-complex="FreeMono1" style:font-size-complex="16pt" style:font-weight-complex="bold"/>
    </style:style>
    <style:style style:name="P7" style:family="paragraph" style:parent-style-name="Standard">
      <style:paragraph-properties fo:text-align="center" style:justify-single-word="false"/>
      <style:text-properties style:font-name="Jomolhari" fo:font-size="13pt" officeooo:paragraph-rsid="0005a09a" style:font-size-asian="13pt" style:font-size-complex="13pt"/>
    </style:style>
    <style:style style:name="P8" style:family="paragraph" style:parent-style-name="Standard">
      <style:text-properties style:font-name="Jomolhari" fo:font-size="13pt" officeooo:rsid="0005a09a" officeooo:paragraph-rsid="0005a09a" style:font-size-asian="13pt" style:font-size-complex="13pt"/>
    </style:style>
    <style:style style:name="P9" style:family="paragraph" style:parent-style-name="Standard">
      <style:paragraph-properties fo:text-align="center" style:justify-single-word="false"/>
      <style:text-properties style:font-name="Jomolhari" fo:font-size="13pt" officeooo:rsid="0005a09a" officeooo:paragraph-rsid="0005a09a" style:font-size-asian="13pt" style:font-size-complex="13pt"/>
    </style:style>
    <style:style style:name="P10" style:family="paragraph" style:parent-style-name="Standard">
      <style:paragraph-properties fo:text-align="center" style:justify-single-word="false"/>
      <style:text-properties style:font-name="Jomolhari" fo:font-size="13pt" style:text-underline-style="solid" style:text-underline-type="double" style:text-underline-width="auto" style:text-underline-color="font-color" officeooo:paragraph-rsid="0005a09a" style:font-size-asian="13pt" style:font-size-complex="13pt"/>
    </style:style>
    <style:style style:name="P11" style:family="paragraph" style:parent-style-name="Standard">
      <style:paragraph-properties fo:text-align="center" style:justify-single-word="false"/>
      <style:text-properties style:font-name="Jomolhari" fo:font-size="13pt" style:text-underline-style="solid" style:text-underline-type="double" style:text-underline-width="auto" style:text-underline-color="font-color" officeooo:rsid="0005a09a" officeooo:paragraph-rsid="0005a09a" style:font-size-asian="13pt" style:font-size-complex="13pt"/>
    </style:style>
    <style:style style:name="P12" style:family="paragraph" style:parent-style-name="Standard">
      <style:paragraph-properties fo:text-align="start" style:justify-single-word="false"/>
      <style:text-properties style:font-name="Jomolhari" fo:font-size="13pt" style:text-underline-style="none" fo:font-weight="normal" officeooo:paragraph-rsid="0017bb14" style:font-size-asian="13pt" style:font-weight-asian="normal" style:font-size-complex="13pt" style:font-weight-complex="normal"/>
    </style:style>
    <style:style style:name="P13" style:family="paragraph" style:parent-style-name="Standard">
      <style:paragraph-properties fo:text-align="start" style:justify-single-word="false"/>
      <style:text-properties style:font-name="Jomolhari" fo:font-size="13pt" style:text-underline-style="none" fo:font-weight="normal" officeooo:paragraph-rsid="001b86f4"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style:font-name="Jomolhari" fo:font-size="13pt" style:text-underline-style="none" fo:font-weight="normal" officeooo:paragraph-rsid="002350de"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style:font-name="Jomolhari" fo:font-size="13pt" style:text-underline-style="none" fo:font-weight="normal" officeooo:paragraph-rsid="002db2b4"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style:font-name="Jomolhari" fo:font-size="13pt" style:text-underline-style="none" fo:font-weight="normal" officeooo:paragraph-rsid="00340377" style:font-size-asian="13pt" style:font-weight-asian="normal" style:font-size-complex="13pt" style:font-weight-complex="normal"/>
    </style:style>
    <style:style style:name="P17" style:family="paragraph" style:parent-style-name="Standard">
      <style:paragraph-properties fo:text-align="start" style:justify-single-word="false" style:text-autospace="none"/>
      <style:text-properties style:font-name="Jomolhari" fo:font-size="13pt" style:text-underline-style="none" fo:font-weight="normal" officeooo:paragraph-rsid="004c9279"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style:font-name="Jomolhari" fo:font-size="13pt" style:text-underline-style="none" fo:font-weight="normal" officeooo:paragraph-rsid="005ec9d5"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style:font-name="Jomolhari" fo:font-size="13pt" style:text-underline-style="none" fo:font-weight="normal" officeooo:rsid="000a773f" officeooo:paragraph-rsid="00106bd6"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style:font-name="Jomolhari" fo:font-size="13pt" style:text-underline-style="none" fo:font-weight="normal" officeooo:rsid="00106bd6" officeooo:paragraph-rsid="00106bd6"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style:font-name="Jomolhari" fo:font-size="13pt" style:text-underline-style="none" fo:font-weight="normal" officeooo:rsid="0017bb14" officeooo:paragraph-rsid="0017bb14" style:font-size-asian="13pt" style:font-weight-asian="normal" style:font-size-complex="13pt" style:font-weight-complex="normal"/>
    </style:style>
    <style:style style:name="P22" style:family="paragraph" style:parent-style-name="Standard">
      <style:paragraph-properties fo:text-align="start" style:justify-single-word="false"/>
      <style:text-properties style:font-name="Jomolhari" fo:font-size="13pt" style:text-underline-style="none" fo:font-weight="normal" officeooo:rsid="00198de8" officeooo:paragraph-rsid="00198de8"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style:font-name="Jomolhari" fo:font-size="13pt" style:text-underline-style="none" fo:font-weight="normal" officeooo:rsid="001b28a2" officeooo:paragraph-rsid="001b28a2"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style:font-name="Jomolhari" fo:font-size="13pt" style:text-underline-style="none" fo:font-weight="normal" officeooo:rsid="001b86f4" officeooo:paragraph-rsid="001b86f4" style:font-size-asian="13pt" style:font-weight-asian="normal" style:font-size-complex="13pt" style:font-weight-complex="normal"/>
    </style:style>
    <style:style style:name="P25" style:family="paragraph" style:parent-style-name="Standard">
      <style:paragraph-properties fo:text-align="start" style:justify-single-word="false"/>
      <style:text-properties style:font-name="Jomolhari" fo:font-size="13pt" style:text-underline-style="none" fo:font-weight="normal" officeooo:rsid="002fc7b4" officeooo:paragraph-rsid="002fc7b4" style:font-size-asian="13pt" style:font-weight-asian="normal" style:font-size-complex="13pt" style:font-weight-complex="normal"/>
    </style:style>
    <style:style style:name="P26" style:family="paragraph" style:parent-style-name="Standard">
      <style:paragraph-properties fo:text-align="start" style:justify-single-word="false"/>
      <style:text-properties style:font-name="Jomolhari" fo:font-size="13pt" style:text-underline-style="none" fo:font-weight="normal" officeooo:rsid="002fc7b4" officeooo:paragraph-rsid="002db2b4" style:font-name-asian="FreeMono1" style:font-size-asian="13pt" style:font-weight-asian="normal" style:font-name-complex="FreeMono1" style:font-size-complex="13pt" style:font-weight-complex="normal"/>
    </style:style>
    <style:style style:name="P27" style:family="paragraph" style:parent-style-name="Standard">
      <style:paragraph-properties fo:text-align="start" style:justify-single-word="false" style:text-autospace="none"/>
      <style:text-properties style:font-name="Jomolhari" fo:font-size="13pt" style:text-underline-style="none" fo:font-weight="normal" officeooo:rsid="004fc4e4" officeooo:paragraph-rsid="004fc4e4" style:font-name-asian="FreeMono1" style:font-size-asian="13pt" style:font-weight-asian="normal" style:font-name-complex="FreeMono1" style:font-size-complex="13pt" style:font-weight-complex="normal"/>
    </style:style>
    <style:style style:name="P28" style:family="paragraph" style:parent-style-name="Standard">
      <style:paragraph-properties fo:text-align="start" style:justify-single-word="false" style:text-autospace="none"/>
      <style:text-properties style:font-name="Jomolhari" fo:font-size="13pt" style:text-underline-style="none" fo:font-weight="normal" officeooo:rsid="00a902d6" officeooo:paragraph-rsid="00a902d6" style:font-name-asian="FreeMono1" style:font-size-asian="13pt" style:font-weight-asian="normal" style:font-name-complex="FreeMono1" style:font-size-complex="13pt" style:font-weight-complex="normal"/>
    </style:style>
    <style:style style:name="P29" style:family="paragraph" style:parent-style-name="Standard">
      <style:paragraph-properties fo:text-align="start" style:justify-single-word="false" style:text-autospace="none"/>
      <style:text-properties style:font-name="Jomolhari" fo:font-size="13pt" style:text-underline-style="none" fo:font-weight="normal" officeooo:rsid="00ab9ca3" officeooo:paragraph-rsid="00ab9ca3" style:font-name-asian="FreeMono1" style:font-size-asian="13pt" style:font-weight-asian="normal" style:font-name-complex="FreeMono1" style:font-size-complex="13pt" style:font-weight-complex="normal"/>
    </style:style>
    <style:style style:name="P30" style:family="paragraph" style:parent-style-name="Standard">
      <style:paragraph-properties fo:text-align="start" style:justify-single-word="false" style:text-autospace="none"/>
      <style:text-properties style:font-name="Jomolhari" fo:font-size="13pt" style:text-underline-style="none" fo:font-weight="normal" officeooo:rsid="00a8a77a" officeooo:paragraph-rsid="00a902d6" style:font-name-asian="FreeMono1" style:font-size-asian="13pt" style:font-weight-asian="normal" style:font-name-complex="FreeMono1" style:font-size-complex="13pt" style:font-weight-complex="normal"/>
    </style:style>
    <style:style style:name="P31" style:family="paragraph" style:parent-style-name="Standard">
      <style:paragraph-properties fo:text-align="start" style:justify-single-word="false"/>
      <style:text-properties style:font-name="Jomolhari" fo:font-size="13pt" style:text-underline-style="none" officeooo:paragraph-rsid="0012b382" style:font-size-asian="13pt" style:font-size-complex="13pt"/>
    </style:style>
    <style:style style:name="P32" style:family="paragraph" style:parent-style-name="Standard">
      <style:paragraph-properties fo:text-align="start" style:justify-single-word="false"/>
      <style:text-properties style:font-name="Jomolhari" fo:font-size="13pt" style:text-underline-style="none" fo:font-weight="bold" officeooo:rsid="00198de8" officeooo:paragraph-rsid="00106bd6" style:font-size-asian="13pt" style:font-weight-asian="bold" style:font-size-complex="13pt" style:font-weight-complex="bold"/>
    </style:style>
    <style:style style:name="P33" style:family="paragraph" style:parent-style-name="Standard">
      <style:paragraph-properties fo:text-align="start" style:justify-single-word="false"/>
      <style:text-properties style:font-name="Jomolhari" fo:font-size="13pt" style:text-underline-style="none" fo:font-weight="bold" officeooo:rsid="002350de" officeooo:paragraph-rsid="002350de" style:font-size-asian="13pt" style:font-weight-asian="bold" style:font-size-complex="13pt" style:font-weight-complex="bold"/>
    </style:style>
    <style:style style:name="P34" style:family="paragraph" style:parent-style-name="Standard">
      <style:paragraph-properties fo:text-align="start" style:justify-single-word="false"/>
      <style:text-properties style:font-name="Jomolhari" fo:font-size="13pt" style:text-underline-style="none" fo:font-weight="bold" officeooo:rsid="00435bce" officeooo:paragraph-rsid="00435bce" style:font-name-asian="FreeMono1" style:font-size-asian="13pt" style:font-weight-asian="bold" style:font-name-complex="FreeMono1" style:font-size-complex="13pt" style:font-weight-complex="bold"/>
    </style:style>
    <style:style style:name="P35" style:family="paragraph" style:parent-style-name="Standard">
      <style:paragraph-properties style:text-autospace="none"/>
      <style:text-properties style:font-name="Jomolhari" fo:font-size="13pt" fo:font-weight="bold" officeooo:rsid="0029c6eb" officeooo:paragraph-rsid="0029c6eb" style:font-name-asian="FreeMono1" style:font-size-asian="13pt" style:font-weight-asian="bold" style:font-name-complex="FreeMono1" style:font-size-complex="13pt" style:font-weight-complex="bold"/>
    </style:style>
    <style:style style:name="P36" style:family="paragraph" style:parent-style-name="Standard">
      <style:paragraph-properties style:text-autospace="none"/>
      <style:text-properties style:font-name="Jomolhari" fo:font-size="13pt" fo:font-weight="normal" officeooo:rsid="002db2b4" officeooo:paragraph-rsid="002db2b4" style:font-name-asian="FreeMono1" style:font-size-asian="13pt" style:font-weight-asian="normal" style:font-name-complex="FreeMono1" style:font-size-complex="13pt" style:font-weight-complex="normal"/>
    </style:style>
    <style:style style:name="P37" style:family="paragraph" style:parent-style-name="Standard">
      <style:paragraph-properties style:text-autospace="none"/>
      <style:text-properties style:font-name="FreeMono" fo:font-size="13pt" fo:font-style="normal" fo:font-weight="normal" style:font-name-asian="FreeMono1" style:font-size-asian="13pt" style:font-style-asian="normal" style:font-weight-asian="normal" style:font-name-complex="FreeMono1" style:font-size-complex="13pt" style:font-style-complex="normal" style:font-weight-complex="normal"/>
    </style:style>
    <style:style style:name="P38" style:family="paragraph" style:parent-style-name="Standard">
      <style:paragraph-properties fo:text-align="start" style:justify-single-word="false"/>
      <style:text-properties style:font-name="FreeMono" fo:font-size="13pt" fo:font-style="normal" fo:font-weight="normal" officeooo:rsid="001b86f4" officeooo:paragraph-rsid="001b86f4" style:font-name-asian="FreeMono1" style:font-size-asian="13pt" style:font-style-asian="normal" style:font-weight-asian="normal" style:font-name-complex="FreeMono1" style:font-size-complex="13pt" style:font-style-complex="normal" style:font-weight-complex="normal"/>
    </style:style>
    <style:style style:name="P39" style:family="paragraph" style:parent-style-name="Standard">
      <style:paragraph-properties style:text-autospace="none"/>
      <style:text-properties style:font-name="FreeMono" fo:font-size="13pt" style:font-name-asian="FreeMono1" style:font-size-asian="13pt" style:font-name-complex="FreeMono1" style:font-size-complex="13pt"/>
    </style:style>
    <style:style style:name="P40" style:family="paragraph" style:parent-style-name="Standard">
      <style:paragraph-properties fo:text-align="start" style:justify-single-word="false"/>
      <style:text-properties style:font-name="FreeMono" fo:font-size="13pt" style:text-underline-style="none" fo:font-weight="normal" officeooo:paragraph-rsid="002fc7b4" style:font-size-asian="13pt" style:font-weight-asian="normal" style:font-size-complex="13pt" style:font-weight-complex="normal"/>
    </style:style>
    <style:style style:name="P41" style:family="paragraph" style:parent-style-name="Standard">
      <style:paragraph-properties fo:text-align="start" style:justify-single-word="false"/>
      <style:text-properties style:font-name="FreeMono" fo:font-size="13pt" style:text-underline-style="none" fo:font-weight="normal" officeooo:paragraph-rsid="00377a52" style:font-size-asian="13pt" style:font-weight-asian="normal" style:font-size-complex="13pt" style:font-weight-complex="normal"/>
    </style:style>
    <style:style style:name="P42" style:family="paragraph" style:parent-style-name="Standard">
      <style:paragraph-properties fo:text-align="start" style:justify-single-word="false"/>
      <style:text-properties style:font-name="FreeMono" fo:font-size="13pt" style:text-underline-style="none" fo:font-weight="normal" officeooo:paragraph-rsid="003a42fd" style:font-size-asian="13pt" style:font-weight-asian="normal" style:font-size-complex="13pt" style:font-weight-complex="normal"/>
    </style:style>
    <style:style style:name="P43" style:family="paragraph" style:parent-style-name="Standard">
      <style:paragraph-properties fo:text-align="start" style:justify-single-word="false" style:text-autospace="none"/>
      <style:text-properties style:font-name="FreeMono" fo:font-size="13pt" style:text-underline-style="none" fo:font-weight="normal" officeooo:paragraph-rsid="007bcdf1" style:font-size-asian="13pt" style:font-weight-asian="normal" style:font-size-complex="13pt" style:font-weight-complex="normal"/>
    </style:style>
    <style:style style:name="P44" style:family="paragraph" style:parent-style-name="Standard">
      <style:paragraph-properties fo:text-align="start" style:justify-single-word="false" style:text-autospace="none"/>
      <style:text-properties style:font-name="FreeMono" fo:font-size="13pt" style:text-underline-style="none" fo:font-weight="normal" officeooo:paragraph-rsid="008c158b" style:font-size-asian="13pt" style:font-weight-asian="normal" style:font-size-complex="13pt" style:font-weight-complex="normal"/>
    </style:style>
    <style:style style:name="P45" style:family="paragraph" style:parent-style-name="Standard">
      <style:paragraph-properties fo:text-align="start" style:justify-single-word="false" style:text-autospace="none"/>
      <style:text-properties style:font-name="FreeMono" fo:font-size="13pt" style:text-underline-style="none" fo:font-weight="normal" officeooo:paragraph-rsid="0097f98f" style:font-size-asian="13pt" style:font-weight-asian="normal" style:font-size-complex="13pt" style:font-weight-complex="normal"/>
    </style:style>
    <style:style style:name="P46" style:family="paragraph" style:parent-style-name="Standard">
      <style:paragraph-properties fo:text-align="start" style:justify-single-word="false" style:text-autospace="none"/>
      <style:text-properties style:font-name="FreeMono" fo:font-size="13pt" style:text-underline-style="none" fo:font-weight="normal" officeooo:paragraph-rsid="00a902d6" style:font-size-asian="13pt" style:font-weight-asian="normal" style:font-size-complex="13pt" style:font-weight-complex="normal"/>
    </style:style>
    <style:style style:name="P47" style:family="paragraph" style:parent-style-name="Standard">
      <style:paragraph-properties fo:text-align="start" style:justify-single-word="false" style:text-autospace="none"/>
      <style:text-properties style:font-name="FreeMono" fo:font-size="13pt" style:text-underline-style="none" fo:font-weight="normal" officeooo:paragraph-rsid="00de50d8" style:font-size-asian="13pt" style:font-weight-asian="normal" style:font-size-complex="13pt" style:font-weight-complex="normal"/>
    </style:style>
    <style:style style:name="P48" style:family="paragraph" style:parent-style-name="Standard">
      <style:paragraph-properties fo:text-align="start" style:justify-single-word="false" style:text-autospace="none"/>
      <style:text-properties style:font-name="FreeMono" fo:font-size="13pt" style:text-underline-style="none" fo:font-weight="normal" officeooo:paragraph-rsid="010dce35" style:font-size-asian="13pt" style:font-weight-asian="normal" style:font-size-complex="13pt" style:font-weight-complex="normal"/>
    </style:style>
    <style:style style:name="P49" style:family="paragraph" style:parent-style-name="Standard">
      <style:paragraph-properties fo:text-align="start" style:justify-single-word="false"/>
      <style:text-properties style:font-name="FreeMono" fo:font-size="13pt" style:text-underline-style="none" fo:font-weight="normal" officeooo:rsid="002fc7b4" officeooo:paragraph-rsid="002fc7b4" style:font-size-asian="13pt" style:font-weight-asian="normal" style:font-size-complex="13pt" style:font-weight-complex="normal"/>
    </style:style>
    <style:style style:name="P50" style:family="paragraph" style:parent-style-name="Standard">
      <style:paragraph-properties fo:text-align="start" style:justify-single-word="false"/>
      <style:text-properties style:font-name="FreeMono" fo:font-size="13pt" style:text-underline-style="none" fo:font-weight="normal" officeooo:rsid="00377a52" officeooo:paragraph-rsid="00377a52" style:font-size-asian="13pt" style:font-weight-asian="normal" style:font-size-complex="13pt" style:font-weight-complex="normal"/>
    </style:style>
    <style:style style:name="P51" style:family="paragraph" style:parent-style-name="Standard">
      <style:paragraph-properties fo:text-align="start" style:justify-single-word="false"/>
      <style:text-properties style:font-name="FreeMono" fo:font-size="13pt" style:text-underline-style="none" fo:font-weight="normal" officeooo:rsid="0037bfbf" officeooo:paragraph-rsid="0037bfbf" style:font-size-asian="13pt" style:font-weight-asian="normal" style:font-size-complex="13pt" style:font-weight-complex="normal"/>
    </style:style>
    <style:style style:name="P52" style:family="paragraph" style:parent-style-name="Standard">
      <style:paragraph-properties fo:text-align="start" style:justify-single-word="false"/>
      <style:text-properties style:font-name="FreeMono" fo:font-size="13pt" style:text-underline-style="none" fo:font-weight="normal" officeooo:rsid="003c1f98" officeooo:paragraph-rsid="003c1f98" style:font-size-asian="13pt" style:font-weight-asian="normal" style:font-size-complex="13pt" style:font-weight-complex="normal"/>
    </style:style>
    <style:style style:name="P53" style:family="paragraph" style:parent-style-name="Standard">
      <style:paragraph-properties fo:text-align="start" style:justify-single-word="false"/>
      <style:text-properties style:font-name="FreeMono" fo:font-size="13pt" style:text-underline-style="none" fo:font-weight="normal" officeooo:rsid="003a42fd" officeooo:paragraph-rsid="003a42fd" style:font-size-asian="13pt" style:font-weight-asian="normal" style:font-size-complex="13pt" style:font-weight-complex="normal"/>
    </style:style>
    <style:style style:name="P54" style:family="paragraph" style:parent-style-name="Standard">
      <style:paragraph-properties fo:text-align="start" style:justify-single-word="false" style:text-autospace="none"/>
      <style:text-properties style:font-name="FreeMono" fo:font-size="13pt" style:text-underline-style="none" fo:font-weight="normal" officeooo:paragraph-rsid="0079ffd1" style:font-size-asian="11.3500003814697pt" style:font-weight-asian="normal" style:font-size-complex="13pt" style:font-weight-complex="normal"/>
    </style:style>
    <style:style style:name="P55"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04fc4e4" style:font-name-asian="FreeMono1" style:font-size-asian="13pt" style:font-weight-asian="normal" style:font-name-complex="FreeMono1" style:font-size-complex="13pt" style:font-weight-complex="normal"/>
    </style:style>
    <style:style style:name="P56"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0de50d8" style:font-name-asian="FreeMono1" style:font-size-asian="13pt" style:font-weight-asian="normal" style:font-name-complex="FreeMono1" style:font-size-complex="13pt" style:font-weight-complex="normal"/>
    </style:style>
    <style:style style:name="P57" style:family="paragraph" style:parent-style-name="Standard">
      <style:paragraph-properties fo:text-align="start" style:justify-single-word="false" style:text-autospace="none"/>
      <style:text-properties style:font-name="FreeMono" fo:font-size="13pt" style:text-underline-style="none" fo:font-weight="normal" officeooo:rsid="007bcdf1" officeooo:paragraph-rsid="007bcdf1" style:font-name-asian="FreeMono1" style:font-size-asian="13pt" style:font-weight-asian="normal" style:font-name-complex="FreeMono1" style:font-size-complex="13pt" style:font-weight-complex="normal"/>
    </style:style>
    <style:style style:name="P58" style:family="paragraph" style:parent-style-name="Standard">
      <style:paragraph-properties fo:text-align="start" style:justify-single-word="false" style:text-autospace="none"/>
      <style:text-properties style:font-name="FreeMono" fo:font-size="13pt" style:text-underline-style="none" fo:font-weight="normal" officeooo:rsid="008722b6" officeooo:paragraph-rsid="007bcdf1" style:font-name-asian="FreeMono1" style:font-size-asian="13pt" style:font-weight-asian="normal" style:font-name-complex="FreeMono1" style:font-size-complex="13pt" style:font-weight-complex="normal"/>
    </style:style>
    <style:style style:name="P59" style:family="paragraph" style:parent-style-name="Standard">
      <style:paragraph-properties fo:text-align="start" style:justify-single-word="false" style:text-autospace="none"/>
      <style:text-properties style:font-name="FreeMono" fo:font-size="13pt" style:text-underline-style="none" fo:font-weight="normal" officeooo:rsid="008c158b" officeooo:paragraph-rsid="008c158b" style:font-name-asian="FreeMono1" style:font-size-asian="13pt" style:font-weight-asian="normal" style:font-name-complex="FreeMono1" style:font-size-complex="13pt" style:font-weight-complex="normal"/>
    </style:style>
    <style:style style:name="P60" style:family="paragraph" style:parent-style-name="Standard">
      <style:paragraph-properties fo:text-align="start" style:justify-single-word="false" style:text-autospace="none"/>
      <style:text-properties style:font-name="FreeMono" fo:font-size="13pt" style:text-underline-style="none" fo:font-weight="normal" officeooo:rsid="008d752e" officeooo:paragraph-rsid="008d752e" style:font-name-asian="FreeMono1" style:font-size-asian="13pt" style:font-weight-asian="normal" style:font-name-complex="FreeMono1" style:font-size-complex="13pt" style:font-weight-complex="normal"/>
    </style:style>
    <style:style style:name="P61" style:family="paragraph" style:parent-style-name="Standard">
      <style:paragraph-properties fo:text-align="start" style:justify-single-word="false" style:text-autospace="none"/>
      <style:text-properties style:font-name="FreeMono" fo:font-size="13pt" style:text-underline-style="none" fo:font-weight="normal" officeooo:rsid="00892451" officeooo:paragraph-rsid="00892451" style:font-name-asian="FreeMono1" style:font-size-asian="13pt" style:font-weight-asian="normal" style:font-name-complex="FreeMono1" style:font-size-complex="13pt" style:font-weight-complex="normal"/>
    </style:style>
    <style:style style:name="P62"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090f2d4" style:font-name-asian="FreeMono1" style:font-size-asian="13pt" style:font-weight-asian="normal" style:font-name-complex="FreeMono1" style:font-size-complex="13pt" style:font-weight-complex="normal"/>
    </style:style>
    <style:style style:name="P63"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097f98f" style:font-name-asian="FreeMono1" style:font-size-asian="13pt" style:font-weight-asian="normal" style:font-name-complex="FreeMono1" style:font-size-complex="13pt" style:font-weight-complex="normal"/>
    </style:style>
    <style:style style:name="P64"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10dce35" style:font-name-asian="FreeMono1" style:font-size-asian="13pt" style:font-weight-asian="normal" style:font-name-complex="FreeMono1" style:font-size-complex="13pt" style:font-weight-complex="normal"/>
    </style:style>
    <style:style style:name="P65" style:family="paragraph" style:parent-style-name="Standard">
      <style:paragraph-properties fo:text-align="start" style:justify-single-word="false" style:text-autospace="none"/>
      <style:text-properties style:font-name="FreeMono" fo:font-size="13pt" style:text-underline-style="none" fo:font-weight="normal" officeooo:rsid="0092ca38" officeooo:paragraph-rsid="0092ca38" style:font-name-asian="FreeMono1" style:font-size-asian="13pt" style:font-weight-asian="normal" style:font-name-complex="FreeMono1" style:font-size-complex="13pt" style:font-weight-complex="normal"/>
    </style:style>
    <style:style style:name="P66" style:family="paragraph" style:parent-style-name="Standard">
      <style:paragraph-properties fo:text-align="start" style:justify-single-word="false" style:text-autospace="none"/>
      <style:text-properties style:font-name="FreeMono" fo:font-size="13pt" style:text-underline-style="none" fo:font-weight="normal" officeooo:rsid="009914bb" officeooo:paragraph-rsid="00de50d8" style:font-name-asian="FreeMono1" style:font-size-asian="13pt" style:font-weight-asian="normal" style:font-name-complex="FreeMono1" style:font-size-complex="13pt" style:font-weight-complex="normal"/>
    </style:style>
    <style:style style:name="P67" style:family="paragraph" style:parent-style-name="Standard">
      <style:paragraph-properties fo:text-align="start" style:justify-single-word="false" style:text-autospace="none"/>
      <style:text-properties style:font-name="FreeMono" fo:font-size="13pt" style:text-underline-style="none" fo:font-weight="normal" officeooo:rsid="00ab9ca3" officeooo:paragraph-rsid="00ab9ca3" style:font-name-asian="FreeMono1" style:font-size-asian="13pt" style:font-weight-asian="normal" style:font-name-complex="FreeMono1" style:font-size-complex="13pt" style:font-weight-complex="normal"/>
    </style:style>
    <style:style style:name="P68" style:family="paragraph" style:parent-style-name="Standard">
      <style:paragraph-properties fo:text-align="start" style:justify-single-word="false" style:text-autospace="none"/>
      <style:text-properties style:font-name="FreeMono" fo:font-size="13pt" style:text-underline-style="none" fo:font-weight="normal" officeooo:rsid="00aba559" officeooo:paragraph-rsid="00aba559" style:font-name-asian="FreeMono1" style:font-size-asian="13pt" style:font-weight-asian="normal" style:font-name-complex="FreeMono1" style:font-size-complex="13pt" style:font-weight-complex="normal"/>
    </style:style>
    <style:style style:name="P69" style:family="paragraph" style:parent-style-name="Standard">
      <style:paragraph-properties fo:text-align="start" style:justify-single-word="false" style:text-autospace="none"/>
      <style:text-properties style:font-name="FreeMono" fo:font-size="13pt" style:text-underline-style="none" fo:font-weight="normal" officeooo:rsid="00dadf9b" officeooo:paragraph-rsid="00dd84a8" style:font-name-asian="FreeMono1" style:font-size-asian="13pt" style:font-weight-asian="normal" style:font-name-complex="FreeMono1" style:font-size-complex="13pt" style:font-weight-complex="normal"/>
    </style:style>
    <style:style style:name="P70" style:family="paragraph" style:parent-style-name="Standard">
      <style:paragraph-properties fo:text-align="start" style:justify-single-word="false" style:text-autospace="none"/>
      <style:text-properties style:font-name="FreeMono" fo:font-size="13pt" style:text-underline-style="none" fo:font-weight="normal" officeooo:rsid="0079ffd1" officeooo:paragraph-rsid="0079ffd1" style:font-name-asian="FreeMono1" style:font-size-asian="11.3500003814697pt" style:font-weight-asian="normal" style:font-name-complex="FreeMono1" style:font-size-complex="13pt" style:font-weight-complex="normal"/>
    </style:style>
    <style:style style:name="P71" style:family="paragraph" style:parent-style-name="Standard">
      <style:paragraph-properties fo:text-align="start" style:justify-single-word="false"/>
      <style:text-properties style:font-name="FreeMono" fo:font-size="13pt" style:text-underline-style="solid" style:text-underline-width="auto" style:text-underline-color="font-color" fo:font-weight="normal" officeooo:rsid="0037bfbf" officeooo:paragraph-rsid="00377a52" style:font-size-asian="13pt" style:font-weight-asian="normal" style:font-size-complex="13pt" style:font-weight-complex="normal"/>
    </style:style>
    <style:style style:name="P72" style:family="paragraph" style:parent-style-name="Standard">
      <style:paragraph-properties fo:text-align="start" style:justify-single-word="false" style:text-autospace="none"/>
      <style:text-properties style:font-name="Jomolhari1" fo:font-size="13pt" style:text-underline-style="none" fo:font-weight="normal" officeooo:paragraph-rsid="00892451" style:font-size-asian="13pt" style:font-weight-asian="normal" style:font-size-complex="13pt" style:font-weight-complex="normal"/>
    </style:style>
    <style:style style:name="P73" style:family="paragraph" style:parent-style-name="Standard">
      <style:paragraph-properties fo:text-align="start" style:justify-single-word="false" style:text-autospace="none"/>
      <style:text-properties style:font-name="Jomolhari1" fo:font-size="13pt" style:text-underline-style="none" fo:font-weight="normal" officeooo:paragraph-rsid="008e80df" style:font-size-asian="13pt" style:font-weight-asian="normal" style:font-size-complex="13pt" style:font-weight-complex="normal"/>
    </style:style>
    <style:style style:name="P74" style:family="paragraph" style:parent-style-name="Standard">
      <style:paragraph-properties fo:text-align="start" style:justify-single-word="false" style:text-autospace="none"/>
      <style:text-properties style:font-name="Jomolhari1" fo:font-size="13pt" style:text-underline-style="none" fo:font-weight="normal" officeooo:paragraph-rsid="0092ca38" style:font-size-asian="13pt" style:font-weight-asian="normal" style:font-size-complex="13pt" style:font-weight-complex="normal"/>
    </style:style>
    <style:style style:name="P75" style:family="paragraph" style:parent-style-name="Standard">
      <style:paragraph-properties fo:text-align="start" style:justify-single-word="false" style:text-autospace="none"/>
      <style:text-properties style:font-name="Jomolhari1" fo:font-size="13pt" style:text-underline-style="none" fo:font-weight="normal" officeooo:paragraph-rsid="009d3326" style:font-size-asian="13pt" style:font-weight-asian="normal" style:font-size-complex="13pt" style:font-weight-complex="normal"/>
    </style:style>
    <style:style style:name="P76" style:family="paragraph" style:parent-style-name="Standard">
      <style:paragraph-properties fo:text-align="start" style:justify-single-word="false" style:text-autospace="none"/>
      <style:text-properties style:font-name="Jomolhari1" fo:font-size="13pt" style:text-underline-style="none" fo:font-weight="normal" officeooo:paragraph-rsid="00a28bbc" style:font-size-asian="13pt" style:font-weight-asian="normal" style:font-size-complex="13pt" style:font-weight-complex="normal"/>
    </style:style>
    <style:style style:name="P77" style:family="paragraph" style:parent-style-name="Standard">
      <style:paragraph-properties fo:text-align="start" style:justify-single-word="false"/>
      <style:text-properties style:font-name="Jomolhari1" fo:font-size="13pt" style:text-underline-style="none" fo:font-weight="normal" officeooo:rsid="0037bfbf" officeooo:paragraph-rsid="0037bfbf" style:font-size-asian="13pt" style:font-weight-asian="normal" style:font-size-complex="13pt" style:font-weight-complex="normal"/>
    </style:style>
    <style:style style:name="P78" style:family="paragraph" style:parent-style-name="Standard">
      <style:paragraph-properties fo:text-align="start" style:justify-single-word="false" style:text-autospace="none"/>
      <style:text-properties style:font-name="Jomolhari1" fo:font-size="13pt" style:text-underline-style="none" fo:font-weight="normal" officeooo:rsid="0079bc3a" officeooo:paragraph-rsid="0079bc3a" style:font-name-asian="FreeMono1" style:font-size-asian="13pt" style:font-weight-asian="normal" style:font-name-complex="FreeMono1" style:font-size-complex="13pt" style:font-weight-complex="normal"/>
    </style:style>
    <style:style style:name="P79" style:family="paragraph" style:parent-style-name="Standard">
      <style:paragraph-properties fo:text-align="start" style:justify-single-word="false" style:text-autospace="none"/>
      <style:text-properties style:font-name="Jomolhari1" fo:font-size="13pt" style:text-underline-style="none" fo:font-weight="normal" officeooo:rsid="0079bc3a" officeooo:paragraph-rsid="009d3326" style:font-name-asian="FreeMono1" style:font-size-asian="13pt" style:font-weight-asian="normal" style:font-name-complex="FreeMono1" style:font-size-complex="13pt" style:font-weight-complex="normal"/>
    </style:style>
    <style:style style:name="P80" style:family="paragraph" style:parent-style-name="Standard">
      <style:paragraph-properties fo:text-align="start" style:justify-single-word="false" style:text-autospace="none"/>
      <style:text-properties style:font-name="Jomolhari1" fo:font-size="13pt" style:text-underline-style="none" fo:font-weight="normal" officeooo:rsid="007bcdf1" officeooo:paragraph-rsid="007bcdf1" style:font-name-asian="FreeMono1" style:font-size-asian="13pt" style:font-weight-asian="normal" style:font-name-complex="FreeMono1" style:font-size-complex="13pt" style:font-weight-complex="normal"/>
    </style:style>
    <style:style style:name="P81" style:family="paragraph" style:parent-style-name="Standard">
      <style:paragraph-properties fo:text-align="start" style:justify-single-word="false" style:text-autospace="none"/>
      <style:text-properties style:font-name="Jomolhari1" fo:font-size="13pt" style:text-underline-style="none" fo:font-weight="normal" officeooo:rsid="008c158b" officeooo:paragraph-rsid="008c158b" style:font-name-asian="FreeMono1" style:font-size-asian="13pt" style:font-weight-asian="normal" style:font-name-complex="FreeMono1" style:font-size-complex="13pt" style:font-weight-complex="normal"/>
    </style:style>
    <style:style style:name="P82" style:family="paragraph" style:parent-style-name="Standard">
      <style:paragraph-properties fo:text-align="start" style:justify-single-word="false" style:text-autospace="none"/>
      <style:text-properties style:font-name="Jomolhari1" fo:font-size="13pt" style:text-underline-style="none" fo:font-weight="normal" officeooo:rsid="008d752e" officeooo:paragraph-rsid="008d752e" style:font-name-asian="FreeMono1" style:font-size-asian="13pt" style:font-weight-asian="normal" style:font-name-complex="FreeMono1" style:font-size-complex="13pt" style:font-weight-complex="normal"/>
    </style:style>
    <style:style style:name="P83" style:family="paragraph" style:parent-style-name="Standard">
      <style:paragraph-properties fo:text-align="start" style:justify-single-word="false" style:text-autospace="none"/>
      <style:text-properties style:font-name="Jomolhari1" fo:font-size="13pt" style:text-underline-style="none" fo:font-weight="normal" officeooo:rsid="00953fb6" officeooo:paragraph-rsid="00953fb6" style:font-name-asian="FreeMono1" style:font-size-asian="13pt" style:font-weight-asian="normal" style:font-name-complex="FreeMono1" style:font-size-complex="13pt" style:font-weight-complex="normal"/>
    </style:style>
    <style:style style:name="P84" style:family="paragraph" style:parent-style-name="Standard">
      <style:paragraph-properties fo:text-align="start" style:justify-single-word="false" style:text-autospace="none"/>
      <style:text-properties style:font-name="Jomolhari1" fo:font-size="13pt" style:text-underline-style="none" fo:font-weight="normal" officeooo:rsid="009d3326" officeooo:paragraph-rsid="00a28bbc" style:font-name-asian="FreeMono1" style:font-size-asian="13pt" style:font-weight-asian="normal" style:font-name-complex="FreeMono1" style:font-size-complex="13pt" style:font-weight-complex="normal"/>
    </style:style>
    <style:style style:name="P85" style:family="paragraph" style:parent-style-name="Standard">
      <style:paragraph-properties fo:text-align="start" style:justify-single-word="false" style:text-autospace="none"/>
      <style:text-properties style:font-name="Jomolhari1" fo:font-size="13pt" style:text-underline-style="none" fo:font-weight="normal" officeooo:rsid="009d3326" officeooo:paragraph-rsid="00a41564" style:font-name-asian="FreeMono1" style:font-size-asian="13pt" style:font-weight-asian="normal" style:font-name-complex="FreeMono1" style:font-size-complex="13pt" style:font-weight-complex="normal"/>
    </style:style>
    <style:style style:name="P86" style:family="paragraph" style:parent-style-name="Standard">
      <style:paragraph-properties fo:text-align="start" style:justify-single-word="false" style:text-autospace="none"/>
      <style:text-properties style:font-name="Jomolhari1" fo:font-size="13pt" style:text-underline-style="none" fo:font-weight="normal" officeooo:rsid="00a28bbc" officeooo:paragraph-rsid="00a28bbc" style:font-name-asian="FreeMono1" style:font-size-asian="13pt" style:font-weight-asian="normal" style:font-name-complex="FreeMono1" style:font-size-complex="13pt" style:font-weight-complex="normal"/>
    </style:style>
    <style:style style:name="P87" style:family="paragraph" style:parent-style-name="Standard">
      <style:paragraph-properties fo:text-align="start" style:justify-single-word="false" style:text-autospace="none"/>
      <style:text-properties style:font-name="Jomolhari1" fo:font-size="13pt" style:text-underline-style="none" fo:font-weight="normal" officeooo:rsid="00a41564" officeooo:paragraph-rsid="00a41564" style:font-name-asian="FreeMono1" style:font-size-asian="13pt" style:font-weight-asian="normal" style:font-name-complex="FreeMono1" style:font-size-complex="13pt" style:font-weight-complex="normal"/>
    </style:style>
    <style:style style:name="P88" style:family="paragraph" style:parent-style-name="Standard">
      <style:paragraph-properties fo:text-align="start" style:justify-single-word="false" style:text-autospace="none"/>
      <style:text-properties style:font-name="Jomolhari1" fo:font-size="13pt" style:text-underline-style="none" fo:font-weight="normal" officeooo:rsid="00a5fdb6" officeooo:paragraph-rsid="00a5fdb6" style:font-name-asian="FreeMono1" style:font-size-asian="13pt" style:font-weight-asian="normal" style:font-name-complex="FreeMono1" style:font-size-complex="13pt" style:font-weight-complex="normal"/>
    </style:style>
    <style:style style:name="P89" style:family="paragraph" style:parent-style-name="Standard">
      <style:paragraph-properties fo:text-align="start" style:justify-single-word="false" style:text-autospace="none"/>
      <style:text-properties style:font-name="Jomolhari1" fo:font-size="13pt" style:text-underline-style="none" fo:font-weight="normal" officeooo:rsid="00a902d6" officeooo:paragraph-rsid="00a902d6" style:font-name-asian="FreeMono1" style:font-size-asian="13pt" style:font-weight-asian="normal" style:font-name-complex="FreeMono1" style:font-size-complex="13pt" style:font-weight-complex="normal"/>
    </style:style>
    <style:style style:name="P90" style:family="paragraph" style:parent-style-name="Standard">
      <style:paragraph-properties fo:text-align="start" style:justify-single-word="false" style:text-autospace="none"/>
      <style:text-properties style:font-name="Jomolhari1" fo:font-size="13pt" style:text-underline-style="none" fo:font-weight="normal" officeooo:rsid="0093ee39" officeooo:paragraph-rsid="010776af" style:font-name-asian="FreeMono1" style:font-size-asian="13pt" style:font-weight-asian="normal" style:font-name-complex="FreeMono1" style:font-size-complex="13pt" style:font-weight-complex="normal"/>
    </style:style>
    <style:style style:name="P91" style:family="paragraph" style:parent-style-name="Standard">
      <style:paragraph-properties fo:text-align="start" style:justify-single-word="false" style:text-autospace="none"/>
      <style:text-properties style:font-name="Jomolhari1" fo:font-size="13pt" style:text-underline-style="none" fo:font-weight="normal" officeooo:rsid="0079bc3a" officeooo:paragraph-rsid="0079bc3a" style:font-name-asian="FreeMono1" style:font-size-asian="11.3500003814697pt" style:font-weight-asian="normal" style:font-name-complex="FreeMono1" style:font-size-complex="13pt" style:font-weight-complex="normal"/>
    </style:style>
    <style:style style:name="P92" style:family="paragraph" style:parent-style-name="Standard">
      <style:paragraph-properties fo:text-align="start" style:justify-single-word="false" style:text-autospace="none"/>
      <style:text-properties style:font-name="Jomolhari1" fo:font-size="13pt" style:text-underline-style="none" fo:font-weight="normal" officeooo:rsid="0079ffd1" officeooo:paragraph-rsid="0079ffd1" style:font-name-asian="FreeMono1" style:font-size-asian="11.3500003814697pt" style:font-weight-asian="normal" style:font-name-complex="FreeMono1" style:font-size-complex="13pt" style:font-weight-complex="normal"/>
    </style:style>
    <style:style style:name="P93" style:family="paragraph" style:parent-style-name="Standard">
      <style:paragraph-properties fo:text-align="start" style:justify-single-word="false" style:text-autospace="none"/>
      <style:text-properties style:font-name="Jomolhari1" fo:font-size="13pt" style:text-underline-style="none" fo:font-weight="bold" officeooo:rsid="004fc4e4" officeooo:paragraph-rsid="004fc4e4" style:font-name-asian="FreeMono1" style:font-size-asian="13pt" style:font-weight-asian="bold" style:font-name-complex="FreeMono1" style:font-size-complex="13pt" style:font-weight-complex="bold"/>
    </style:style>
    <style:style style:name="P94" style:family="paragraph" style:parent-style-name="Standard">
      <style:paragraph-properties fo:text-align="start" style:justify-single-word="false" style:text-autospace="none"/>
      <style:text-properties style:font-name="Jomolhari1" fo:font-size="13pt" style:text-underline-style="none" fo:font-weight="bold" officeooo:rsid="004fc4e4" officeooo:paragraph-rsid="008536c9" style:font-name-asian="FreeMono1" style:font-size-asian="13pt" style:font-weight-asian="bold" style:font-name-complex="FreeMono1" style:font-size-complex="13pt" style:font-weight-complex="bold"/>
    </style:style>
    <style:style style:name="P95" style:family="paragraph" style:parent-style-name="Standard">
      <style:paragraph-properties fo:text-align="start" style:justify-single-word="false" style:text-autospace="none"/>
      <style:text-properties style:font-name="Jomolhari1" fo:font-size="13pt" style:text-underline-style="none" fo:font-weight="bold" officeooo:rsid="00892451" officeooo:paragraph-rsid="00892451" style:font-name-asian="FreeMono1" style:font-size-asian="13pt" style:font-weight-asian="bold" style:font-name-complex="FreeMono1" style:font-size-complex="13pt" style:font-weight-complex="bold"/>
    </style:style>
    <style:style style:name="P96" style:family="paragraph" style:parent-style-name="Standard">
      <style:paragraph-properties fo:text-align="start" style:justify-single-word="false" style:text-autospace="none"/>
      <style:text-properties style:font-name="Jomolhari1" fo:font-size="13pt" style:text-underline-style="none" fo:font-weight="bold" officeooo:rsid="009d3326" officeooo:paragraph-rsid="009d3326" style:font-name-asian="FreeMono1" style:font-size-asian="13pt" style:font-weight-asian="bold" style:font-name-complex="FreeMono1" style:font-size-complex="13pt" style:font-weight-complex="bold"/>
    </style:style>
    <style:style style:name="P97" style:family="paragraph" style:parent-style-name="Standard">
      <style:paragraph-properties fo:text-align="start" style:justify-single-word="false" style:text-autospace="none"/>
      <style:text-properties style:font-name="Jomolhari1" fo:font-size="13pt" style:text-underline-style="none" fo:font-weight="bold" officeooo:rsid="00a5fdb6" officeooo:paragraph-rsid="00a5fdb6" style:font-name-asian="FreeMono1" style:font-size-asian="13pt" style:font-weight-asian="bold" style:font-name-complex="FreeMono1" style:font-size-complex="13pt" style:font-weight-complex="bold"/>
    </style:style>
    <style:style style:name="P98" style:family="paragraph" style:parent-style-name="Standard">
      <style:paragraph-properties fo:text-align="start" style:justify-single-word="false" style:text-autospace="none"/>
      <style:text-properties style:font-name="Jomolhari1" fo:font-size="13pt" style:text-underline-style="none" fo:font-weight="bold" officeooo:rsid="0079935e" officeooo:paragraph-rsid="0079935e" style:font-name-asian="FreeMono1" style:font-size-asian="11.3500003814697pt" style:font-weight-asian="bold" style:font-name-complex="FreeMono1" style:font-size-complex="13pt" style:font-weight-complex="bold"/>
    </style:style>
    <style:style style:name="P99" style:family="paragraph" style:parent-style-name="Standard">
      <style:paragraph-properties fo:text-align="start" style:justify-single-word="false" style:text-autospace="none"/>
      <style:text-properties style:font-name="Jomolhari1" fo:font-size="16pt" style:text-underline-style="none" fo:font-weight="bold" officeooo:paragraph-rsid="0076ff5d" style:font-size-asian="16pt" style:font-weight-asian="bold" style:font-size-complex="16pt" style:font-weight-complex="bold"/>
    </style:style>
    <style:style style:name="P100" style:family="paragraph" style:parent-style-name="Standard">
      <style:paragraph-properties fo:text-align="start" style:justify-single-word="false" style:text-autospace="none"/>
      <style:text-properties style:font-name="Jomolhari1" fo:font-size="16pt" style:text-underline-style="none" fo:font-weight="bold" officeooo:rsid="009d3326" officeooo:paragraph-rsid="009d3326" style:font-name-asian="FreeMono1" style:font-size-asian="16pt" style:font-weight-asian="bold" style:font-name-complex="FreeMono1" style:font-size-complex="16pt" style:font-weight-complex="bold"/>
    </style:style>
    <style:style style:name="P101" style:family="paragraph" style:parent-style-name="Standard">
      <style:paragraph-properties fo:text-align="start" style:justify-single-word="false" style:text-autospace="none"/>
      <style:text-properties style:font-name="Jomolhari1" fo:font-size="16pt" style:text-underline-style="none" fo:font-weight="bold" officeooo:rsid="00dadf9b" officeooo:paragraph-rsid="00dd84a8" style:font-name-asian="FreeMono1" style:font-size-asian="16pt" style:font-weight-asian="bold" style:font-name-complex="FreeMono1" style:font-size-complex="16pt" style:font-weight-complex="bold"/>
    </style:style>
    <style:style style:name="P102" style:family="paragraph" style:parent-style-name="Standard">
      <style:paragraph-properties fo:text-align="start" style:justify-single-word="false" style:text-autospace="none"/>
      <style:text-properties officeooo:paragraph-rsid="00aba559"/>
    </style:style>
    <style:style style:name="P103" style:family="paragraph" style:parent-style-name="Standard">
      <style:paragraph-properties fo:text-align="start" style:justify-single-word="false" style:text-autospace="none"/>
      <style:text-properties fo:font-size="16pt" fo:font-weight="bold" officeooo:paragraph-rsid="00dd84a8" style:font-size-asian="16pt" style:font-weight-asian="bold" style:font-size-complex="16pt" style:font-weight-complex="bold"/>
    </style:style>
    <style:style style:name="P104" style:family="paragraph" style:parent-style-name="Preformatted_20_Text">
      <style:text-properties style:font-name="FreeMono" fo:font-size="13pt" style:font-size-asian="13pt" style:font-size-complex="13pt"/>
    </style:style>
    <style:style style:name="P105" style:family="paragraph" style:parent-style-name="Preformatted_20_Text">
      <style:text-properties style:font-name="Jomolhari1" fo:font-size="13pt" officeooo:paragraph-rsid="00ab02c4" style:font-size-asian="13pt" style:font-size-complex="13pt"/>
    </style:style>
    <style:style style:name="P106" style:family="paragraph" style:parent-style-name="Standard" style:list-style-name="L1">
      <style:paragraph-properties fo:text-align="start" style:justify-single-word="false"/>
      <style:text-properties style:font-name="Jomolhari" fo:font-size="13pt" style:text-underline-style="none" fo:font-weight="normal" officeooo:rsid="00198de8" officeooo:paragraph-rsid="00198de8" style:font-size-asian="13pt" style:font-weight-asian="normal" style:font-size-complex="13pt" style:font-weight-complex="normal"/>
    </style:style>
    <style:style style:name="P107" style:family="paragraph" style:parent-style-name="Standard">
      <style:paragraph-properties fo:text-align="start" style:justify-single-word="false"/>
      <style:text-properties style:font-name="Jomolhari" fo:font-size="13pt" style:text-underline-style="none" fo:font-weight="normal" officeooo:rsid="0017bb14" officeooo:paragraph-rsid="0017bb14" style:font-size-asian="13pt" style:font-weight-asian="normal" style:font-size-complex="13pt" style:font-weight-complex="normal"/>
    </style:style>
    <style:style style:name="P108" style:family="paragraph" style:parent-style-name="Standard">
      <style:paragraph-properties fo:text-align="start" style:justify-single-word="false"/>
      <style:text-properties style:font-name="Jomolhari" fo:font-size="13pt" style:text-underline-style="none" fo:font-weight="normal" officeooo:rsid="001b86f4" officeooo:paragraph-rsid="001b86f4" style:font-size-asian="13pt" style:font-weight-asian="normal" style:font-size-complex="13pt" style:font-weight-complex="normal"/>
    </style:style>
    <style:style style:name="P109" style:family="paragraph" style:parent-style-name="Standard">
      <style:paragraph-properties fo:text-align="start" style:justify-single-word="false"/>
      <style:text-properties style:font-name="Jomolhari" fo:font-size="13pt" style:text-underline-style="none" fo:font-weight="normal" officeooo:rsid="002fc7b4" officeooo:paragraph-rsid="002fc7b4" style:font-size-asian="13pt" style:font-weight-asian="normal" style:font-size-complex="13pt" style:font-weight-complex="normal"/>
    </style:style>
    <style:style style:name="P110" style:family="paragraph" style:parent-style-name="Standard">
      <style:paragraph-properties fo:text-align="start" style:justify-single-word="false"/>
      <style:text-properties style:font-name="Jomolhari" fo:font-size="13pt" style:text-underline-style="none" fo:font-weight="normal" officeooo:paragraph-rsid="00340377" style:font-size-asian="13pt" style:font-weight-asian="normal" style:font-size-complex="13pt" style:font-weight-complex="normal"/>
    </style:style>
    <style:style style:name="P111" style:family="paragraph" style:parent-style-name="Standard">
      <style:paragraph-properties fo:text-align="start" style:justify-single-word="false" style:text-autospace="none"/>
      <style:text-properties style:font-name="Jomolhari" fo:font-size="13pt" style:text-underline-style="none" fo:font-weight="normal" officeooo:rsid="002fc7b4" officeooo:paragraph-rsid="004c9279" style:font-name-asian="FreeMono1" style:font-size-asian="13pt" style:font-weight-asian="normal" style:font-name-complex="FreeMono1" style:font-size-complex="13pt" style:font-weight-complex="normal"/>
    </style:style>
    <style:style style:name="P112" style:family="paragraph" style:parent-style-name="Standard" style:list-style-name="L6">
      <style:paragraph-properties fo:text-align="start" style:justify-single-word="false" style:text-autospace="none"/>
      <style:text-properties style:font-name="Jomolhari" fo:font-size="13pt" style:text-underline-style="none" fo:font-weight="normal" officeooo:rsid="00a902d6" officeooo:paragraph-rsid="00a902d6" style:font-name-asian="FreeMono1" style:font-size-asian="13pt" style:font-weight-asian="normal" style:font-name-complex="FreeMono1" style:font-size-complex="13pt" style:font-weight-complex="normal"/>
    </style:style>
    <style:style style:name="P113" style:family="paragraph" style:parent-style-name="Standard" style:list-style-name="L7">
      <style:paragraph-properties fo:text-align="start" style:justify-single-word="false" style:text-autospace="none"/>
      <style:text-properties style:font-name="Jomolhari" fo:font-size="13pt" style:text-underline-style="none" fo:font-weight="normal" officeooo:rsid="00d6e66c" officeooo:paragraph-rsid="00d6e66c" style:font-name-asian="FreeMono1" style:font-size-asian="13pt" style:font-weight-asian="normal" style:font-name-complex="FreeMono1" style:font-size-complex="13pt" style:font-weight-complex="normal"/>
    </style:style>
    <style:style style:name="P114" style:family="paragraph" style:parent-style-name="Standard">
      <style:paragraph-properties fo:text-align="start" style:justify-single-word="false" style:text-autospace="none"/>
      <style:text-properties style:font-name="Jomolhari" fo:font-size="13pt" style:text-underline-style="none" fo:font-weight="normal" officeooo:rsid="00d6e66c" officeooo:paragraph-rsid="01fbaeb3" style:font-name-asian="FreeMono1" style:font-size-asian="13pt" style:font-weight-asian="normal" style:font-name-complex="FreeMono1" style:font-size-complex="13pt" style:font-weight-complex="normal"/>
    </style:style>
    <style:style style:name="P115" style:family="paragraph" style:parent-style-name="Standard">
      <style:paragraph-properties fo:text-align="start" style:justify-single-word="false" style:text-autospace="none"/>
      <style:text-properties style:font-name="Jomolhari" fo:font-size="13pt" style:text-underline-style="none" fo:font-weight="normal" officeooo:rsid="004fc4e4" officeooo:paragraph-rsid="004fc4e4" style:font-name-asian="FreeMono1" style:font-size-asian="13pt" style:font-weight-asian="normal" style:font-name-complex="FreeMono1" style:font-size-complex="13pt" style:font-weight-complex="normal"/>
    </style:style>
    <style:style style:name="P116" style:family="paragraph" style:parent-style-name="Standard">
      <style:paragraph-properties fo:text-align="start" style:justify-single-word="false" style:text-autospace="none"/>
      <style:text-properties style:font-name="Jomolhari" fo:font-size="13pt" style:text-underline-style="none" fo:font-weight="normal" officeooo:rsid="00dadf9b" officeooo:paragraph-rsid="01233e96" style:font-name-asian="FreeMono1" style:font-size-asian="13pt" style:font-weight-asian="normal" style:font-name-complex="FreeMono1" style:font-size-complex="13pt" style:font-weight-complex="normal"/>
    </style:style>
    <style:style style:name="P117" style:family="paragraph" style:parent-style-name="Standard">
      <style:paragraph-properties fo:text-align="start" style:justify-single-word="false" style:text-autospace="none"/>
      <style:text-properties style:font-name="Jomolhari" fo:font-size="13pt" style:text-underline-style="none" fo:font-weight="normal" officeooo:rsid="00dadf9b" officeooo:paragraph-rsid="01ed301e" style:font-name-asian="FreeMono1" style:font-size-asian="13pt" style:font-weight-asian="normal" style:font-name-complex="FreeMono1" style:font-size-complex="13pt" style:font-weight-complex="normal"/>
    </style:style>
    <style:style style:name="P118" style:family="paragraph" style:parent-style-name="Standard" style:list-style-name="L1">
      <style:paragraph-properties fo:text-align="start" style:justify-single-word="false"/>
      <style:text-properties style:font-name="Jomolhari" fo:font-size="13pt" style:text-underline-style="none" fo:font-weight="bold" officeooo:rsid="001b28a2" officeooo:paragraph-rsid="00198de8" style:font-size-asian="13pt" style:font-weight-asian="bold" style:font-size-complex="13pt" style:font-weight-complex="bold"/>
    </style:style>
    <style:style style:name="P119" style:family="paragraph" style:parent-style-name="Standard">
      <style:paragraph-properties fo:text-align="start" style:justify-single-word="false"/>
      <style:text-properties style:font-name="Jomolhari" fo:font-size="13pt" style:text-underline-style="none" fo:font-weight="bold" officeooo:rsid="002350de" officeooo:paragraph-rsid="002350de" style:font-size-asian="13pt" style:font-weight-asian="bold" style:font-size-complex="13pt" style:font-weight-complex="bold"/>
    </style:style>
    <style:style style:name="P120" style:family="paragraph" style:parent-style-name="Standard" style:list-style-name="L2">
      <style:paragraph-properties style:text-autospace="none"/>
      <style:text-properties style:font-name="Jomolhari" fo:font-size="13pt" fo:font-weight="normal" officeooo:rsid="002db2b4" officeooo:paragraph-rsid="002db2b4" style:font-name-asian="FreeMono1" style:font-size-asian="13pt" style:font-weight-asian="normal" style:font-name-complex="FreeMono1" style:font-size-complex="13pt" style:font-weight-complex="normal"/>
    </style:style>
    <style:style style:name="P121" style:family="paragraph" style:parent-style-name="Standard">
      <style:paragraph-properties fo:text-align="center" style:justify-single-word="false"/>
      <style:text-properties style:font-name="Jomolhari" fo:font-size="13pt" officeooo:rsid="0005a09a" officeooo:paragraph-rsid="0005a09a" style:font-size-asian="13pt" style:font-size-complex="13pt"/>
    </style:style>
    <style:style style:name="P122" style:family="paragraph" style:parent-style-name="Standard" style:list-style-name="L3">
      <style:paragraph-properties fo:text-align="start" style:justify-single-word="false" style:text-autospace="none"/>
      <style:text-properties style:font-name="Jomolhari1" fo:font-size="13pt" style:text-underline-style="none" fo:font-weight="normal" officeooo:rsid="0079935e" officeooo:paragraph-rsid="0079935e" style:font-name-asian="FreeMono1" style:font-size-asian="11.3500003814697pt" style:font-weight-asian="normal" style:font-name-complex="FreeMono1" style:font-size-complex="13pt" style:font-weight-complex="normal"/>
    </style:style>
    <style:style style:name="P123" style:family="paragraph" style:parent-style-name="Standard">
      <style:paragraph-properties fo:text-align="start" style:justify-single-word="false" style:text-autospace="none"/>
      <style:text-properties style:font-name="Jomolhari1" fo:font-size="13pt" style:text-underline-style="none" fo:font-weight="normal" officeooo:rsid="00d1c2ad" officeooo:paragraph-rsid="01a09486" style:font-name-asian="FreeMono1" style:font-size-asian="11.3500003814697pt" style:font-weight-asian="normal" style:font-name-complex="FreeMono1" style:font-size-complex="13pt" style:font-weight-complex="normal"/>
    </style:style>
    <style:style style:name="P124" style:family="paragraph" style:parent-style-name="Standard">
      <style:paragraph-properties fo:text-align="start" style:justify-single-word="false" style:text-autospace="none"/>
      <style:text-properties style:font-name="Jomolhari1" fo:font-size="13pt" style:text-underline-style="none" fo:font-weight="normal" officeooo:rsid="00d1c2ad" officeooo:paragraph-rsid="01a12e7e" style:font-name-asian="FreeMono1" style:font-size-asian="11.3500003814697pt" style:font-weight-asian="normal" style:font-name-complex="FreeMono1" style:font-size-complex="13pt" style:font-weight-complex="normal"/>
    </style:style>
    <style:style style:name="P125" style:family="paragraph" style:parent-style-name="Standard">
      <style:paragraph-properties fo:text-align="start" style:justify-single-word="false" style:text-autospace="none"/>
      <style:text-properties style:font-name="Jomolhari1" fo:font-size="13pt" style:text-underline-style="none" fo:font-weight="normal" officeooo:rsid="00d1c2ad" officeooo:paragraph-rsid="01abfe7f" style:font-name-asian="FreeMono1" style:font-size-asian="11.3500003814697pt" style:font-weight-asian="normal" style:font-name-complex="FreeMono1" style:font-size-complex="13pt" style:font-weight-complex="normal"/>
    </style:style>
    <style:style style:name="P126" style:family="paragraph" style:parent-style-name="Standard">
      <style:paragraph-properties fo:text-align="start" style:justify-single-word="false" style:text-autospace="none"/>
      <style:text-properties style:font-name="Jomolhari1" fo:font-size="13pt" style:text-underline-style="none" fo:font-weight="normal" officeooo:rsid="00d1c2ad" officeooo:paragraph-rsid="01b006cd" style:font-name-asian="FreeMono1" style:font-size-asian="11.3500003814697pt" style:font-weight-asian="normal" style:font-name-complex="FreeMono1" style:font-size-complex="13pt" style:font-weight-complex="normal"/>
    </style:style>
    <style:style style:name="P127" style:family="paragraph" style:parent-style-name="Standard">
      <style:paragraph-properties fo:text-align="start" style:justify-single-word="false" style:text-autospace="none"/>
      <style:text-properties style:font-name="Jomolhari1" fo:font-size="13pt" style:text-underline-style="none" fo:font-weight="normal" officeooo:rsid="00d1c2ad" officeooo:paragraph-rsid="01bbf20e" style:font-name-asian="FreeMono1" style:font-size-asian="11.3500003814697pt" style:font-weight-asian="normal" style:font-name-complex="FreeMono1" style:font-size-complex="13pt" style:font-weight-complex="normal"/>
    </style:style>
    <style:style style:name="P128" style:family="paragraph" style:parent-style-name="Standard">
      <style:paragraph-properties fo:text-align="start" style:justify-single-word="false" style:text-autospace="none"/>
      <style:text-properties style:font-name="Jomolhari1" fo:font-size="13pt" style:text-underline-style="none" fo:font-weight="normal" officeooo:rsid="00d1c2ad" officeooo:paragraph-rsid="01bf0d21" style:font-name-asian="FreeMono1" style:font-size-asian="11.3500003814697pt" style:font-weight-asian="normal" style:font-name-complex="FreeMono1" style:font-size-complex="13pt" style:font-weight-complex="normal"/>
    </style:style>
    <style:style style:name="P129" style:family="paragraph" style:parent-style-name="Standard">
      <style:paragraph-properties fo:text-align="start" style:justify-single-word="false" style:text-autospace="none"/>
      <style:text-properties style:font-name="Jomolhari1" fo:font-size="13pt" style:text-underline-style="none" fo:font-weight="normal" officeooo:rsid="00d1c2ad" officeooo:paragraph-rsid="01c157c4" style:font-name-asian="FreeMono1" style:font-size-asian="11.3500003814697pt" style:font-weight-asian="normal" style:font-name-complex="FreeMono1" style:font-size-complex="13pt" style:font-weight-complex="normal"/>
    </style:style>
    <style:style style:name="P130" style:family="paragraph" style:parent-style-name="Standard">
      <style:paragraph-properties fo:text-align="start" style:justify-single-word="false" style:text-autospace="none"/>
      <style:text-properties style:font-name="Jomolhari1" fo:font-size="13pt" style:text-underline-style="none" fo:font-weight="normal" officeooo:rsid="00d1c2ad" officeooo:paragraph-rsid="01f8ae7d" style:font-name-asian="FreeMono1" style:font-size-asian="11.3500003814697pt" style:font-weight-asian="normal" style:font-name-complex="FreeMono1" style:font-size-complex="13pt" style:font-weight-complex="normal"/>
    </style:style>
    <style:style style:name="P131" style:family="paragraph" style:parent-style-name="Standard">
      <style:paragraph-properties fo:text-align="start" style:justify-single-word="false" style:text-autospace="none"/>
      <style:text-properties style:font-name="Jomolhari1" fo:font-size="13pt" style:text-underline-style="none" fo:font-weight="normal" officeooo:rsid="00892451" officeooo:paragraph-rsid="00892451" style:font-name-asian="FreeMono1" style:font-size-asian="13pt" style:font-weight-asian="normal" style:font-name-complex="FreeMono1" style:font-size-complex="13pt" style:font-weight-complex="normal"/>
    </style:style>
    <style:style style:name="P132" style:family="paragraph" style:parent-style-name="Standard">
      <style:paragraph-properties fo:text-align="start" style:justify-single-word="false" style:text-autospace="none"/>
      <style:text-properties style:font-name="Jomolhari1" fo:font-size="13pt" style:text-underline-style="none" fo:font-weight="normal" officeooo:rsid="008f91cd" officeooo:paragraph-rsid="0092ca38" style:font-name-asian="FreeMono1" style:font-size-asian="13pt" style:font-weight-asian="normal" style:font-name-complex="FreeMono1" style:font-size-complex="13pt" style:font-weight-complex="normal"/>
    </style:style>
    <style:style style:name="P133" style:family="paragraph" style:parent-style-name="Standard">
      <style:paragraph-properties fo:text-align="start" style:justify-single-word="false" style:text-autospace="none"/>
      <style:text-properties style:font-name="Jomolhari1" fo:font-size="13pt" style:text-underline-style="none" fo:font-weight="normal" officeooo:rsid="00fd9f19" officeooo:paragraph-rsid="010776af" style:font-name-asian="FreeMono1" style:font-size-asian="13pt" style:font-weight-asian="normal" style:font-name-complex="FreeMono1" style:font-size-complex="13pt" style:font-weight-complex="normal"/>
    </style:style>
    <style:style style:name="P134" style:family="paragraph" style:parent-style-name="Standard">
      <style:paragraph-properties fo:text-align="start" style:justify-single-word="false" style:text-autospace="none"/>
      <style:text-properties style:font-name="Jomolhari1" fo:font-size="13pt" style:text-underline-style="none" fo:font-weight="normal" officeooo:rsid="010dce35" officeooo:paragraph-rsid="010dce35" style:font-name-asian="FreeMono1" style:font-size-asian="13pt" style:font-weight-asian="normal" style:font-name-complex="FreeMono1" style:font-size-complex="13pt" style:font-weight-complex="normal"/>
    </style:style>
    <style:style style:name="P135" style:family="paragraph" style:parent-style-name="Standard">
      <style:paragraph-properties fo:text-align="start" style:justify-single-word="false" style:text-autospace="none"/>
      <style:text-properties style:font-name="Jomolhari1" fo:font-size="13pt" style:text-underline-style="none" fo:font-weight="normal" officeooo:rsid="010dce35" officeooo:paragraph-rsid="0180f0ec" style:font-name-asian="FreeMono1" style:font-size-asian="13pt" style:font-weight-asian="normal" style:font-name-complex="FreeMono1" style:font-size-complex="13pt" style:font-weight-complex="normal"/>
    </style:style>
    <style:style style:name="P136" style:family="paragraph" style:parent-style-name="Standard">
      <style:paragraph-properties fo:text-align="start" style:justify-single-word="false" style:text-autospace="none"/>
      <style:text-properties style:font-name="Jomolhari1" fo:font-size="13pt" style:text-underline-style="none" fo:font-weight="normal" officeooo:rsid="010dce35" officeooo:paragraph-rsid="018d7cd1" style:font-name-asian="FreeMono1" style:font-size-asian="13pt" style:font-weight-asian="normal" style:font-name-complex="FreeMono1" style:font-size-complex="13pt" style:font-weight-complex="normal"/>
    </style:style>
    <style:style style:name="P137" style:family="paragraph" style:parent-style-name="Standard" style:list-style-name="L8">
      <style:paragraph-properties fo:text-align="start" style:justify-single-word="false" style:text-autospace="none"/>
      <style:text-properties style:font-name="Jomolhari1" fo:font-size="13pt" style:text-underline-style="none" fo:font-weight="normal" officeooo:rsid="010dce35" officeooo:paragraph-rsid="018d7cd1" style:font-name-asian="FreeMono1" style:font-size-asian="13pt" style:font-weight-asian="normal" style:font-name-complex="FreeMono1" style:font-size-complex="13pt" style:font-weight-complex="normal"/>
    </style:style>
    <style:style style:name="P138" style:family="paragraph" style:parent-style-name="Standard" style:list-style-name="L4">
      <style:paragraph-properties fo:text-align="start" style:justify-single-word="false" style:text-autospace="none"/>
      <style:text-properties style:font-name="Jomolhari1" fo:font-size="13pt" style:text-underline-style="none" fo:font-weight="normal" officeooo:rsid="009d3326" officeooo:paragraph-rsid="009d3326" style:font-name-asian="FreeMono1" style:font-size-asian="13pt" style:font-weight-asian="normal" style:font-name-complex="FreeMono1" style:font-size-complex="13pt" style:font-weight-complex="normal"/>
    </style:style>
    <style:style style:name="P139" style:family="paragraph" style:parent-style-name="Standard">
      <style:paragraph-properties fo:text-align="start" style:justify-single-word="false" style:text-autospace="none"/>
      <style:text-properties style:font-name="Jomolhari1" fo:font-size="13pt" style:text-underline-style="none" fo:font-weight="normal" officeooo:rsid="00a5fdb6" officeooo:paragraph-rsid="01471465" style:font-name-asian="FreeMono1" style:font-size-asian="13pt" style:font-weight-asian="normal" style:font-name-complex="FreeMono1" style:font-size-complex="13pt" style:font-weight-complex="normal"/>
    </style:style>
    <style:style style:name="P140" style:family="paragraph" style:parent-style-name="Standard">
      <style:paragraph-properties fo:text-align="start" style:justify-single-word="false" style:text-autospace="none"/>
      <style:text-properties style:font-name="Jomolhari1" fo:font-size="13pt" style:text-underline-style="none" fo:font-weight="normal" officeooo:rsid="00a5fdb6" officeooo:paragraph-rsid="0148961a" style:font-name-asian="FreeMono1" style:font-size-asian="13pt" style:font-weight-asian="normal" style:font-name-complex="FreeMono1" style:font-size-complex="13pt" style:font-weight-complex="normal"/>
    </style:style>
    <style:style style:name="P141" style:family="paragraph" style:parent-style-name="Standard">
      <style:paragraph-properties fo:text-align="start" style:justify-single-word="false" style:text-autospace="none"/>
      <style:text-properties style:font-name="Jomolhari1" fo:font-size="13pt" style:text-underline-style="none" fo:font-weight="normal" officeooo:rsid="00a5fdb6" officeooo:paragraph-rsid="014edd7b" style:font-name-asian="FreeMono1" style:font-size-asian="13pt" style:font-weight-asian="normal" style:font-name-complex="FreeMono1" style:font-size-complex="13pt" style:font-weight-complex="normal"/>
    </style:style>
    <style:style style:name="P142" style:family="paragraph" style:parent-style-name="Standard">
      <style:paragraph-properties fo:text-align="start" style:justify-single-word="false" style:text-autospace="none"/>
      <style:text-properties style:font-name="Jomolhari1" fo:font-size="13pt" style:text-underline-style="none" fo:font-weight="normal" officeooo:rsid="0093ee39" officeooo:paragraph-rsid="01091100" style:font-name-asian="FreeMono1" style:font-size-asian="13pt" style:font-weight-asian="normal" style:font-name-complex="FreeMono1" style:font-size-complex="13pt" style:font-weight-complex="normal"/>
    </style:style>
    <style:style style:name="P143" style:family="paragraph" style:parent-style-name="Standard">
      <style:paragraph-properties fo:text-align="start" style:justify-single-word="false" style:text-autospace="none"/>
      <style:text-properties style:font-name="Jomolhari1" fo:font-size="13pt" style:text-underline-style="none" fo:font-weight="normal" officeooo:rsid="00953fb6" officeooo:paragraph-rsid="00953fb6" style:font-name-asian="FreeMono1" style:font-size-asian="13pt" style:font-weight-asian="normal" style:font-name-complex="FreeMono1" style:font-size-complex="13pt" style:font-weight-complex="normal"/>
    </style:style>
    <style:style style:name="P144" style:family="paragraph" style:parent-style-name="Standard">
      <style:paragraph-properties fo:text-align="start" style:justify-single-word="false" style:text-autospace="none"/>
      <style:text-properties style:font-name="Jomolhari1" fo:font-size="13pt" style:text-underline-style="none" fo:font-weight="normal" officeooo:paragraph-rsid="01395956" style:font-size-asian="13pt" style:font-weight-asian="normal" style:font-size-complex="13pt" style:font-weight-complex="normal"/>
    </style:style>
    <style:style style:name="P145" style:family="paragraph" style:parent-style-name="Standard">
      <style:paragraph-properties fo:text-align="start" style:justify-single-word="false" style:text-autospace="none"/>
      <style:text-properties style:font-name="Jomolhari1" fo:font-size="13pt" style:text-underline-style="none" fo:font-weight="bold" officeooo:rsid="00d1c2ad" officeooo:paragraph-rsid="01a2f11b" style:font-name-asian="FreeMono1" style:font-size-asian="13pt" style:font-weight-asian="bold" style:font-name-complex="FreeMono1" style:font-size-complex="13pt" style:font-weight-complex="bold"/>
    </style:style>
    <style:style style:name="P146" style:family="paragraph" style:parent-style-name="Standard">
      <style:paragraph-properties fo:text-align="start" style:justify-single-word="false" style:text-autospace="none"/>
      <style:text-properties style:font-name="Jomolhari1" fo:font-size="16pt" style:text-underline-style="none" fo:font-weight="bold" officeooo:rsid="00d1c2ad" officeooo:paragraph-rsid="019f2fdc" style:font-name-asian="FreeMono1" style:font-size-asian="16pt" style:font-weight-asian="bold" style:font-name-complex="FreeMono1" style:font-size-complex="16pt" style:font-weight-complex="bold"/>
    </style:style>
    <style:style style:name="P147" style:family="paragraph" style:parent-style-name="Standard">
      <style:paragraph-properties fo:text-align="start" style:justify-single-word="false" style:text-autospace="none"/>
      <style:text-properties style:font-name="FreeMono" fo:font-size="13pt" style:text-underline-style="none" fo:font-weight="normal" officeooo:rsid="010dce35" officeooo:paragraph-rsid="018cb073" style:font-name-asian="FreeMono1" style:font-size-asian="13pt" style:font-weight-asian="normal" style:font-name-complex="FreeMono1" style:font-size-complex="13pt" style:font-weight-complex="normal"/>
    </style:style>
    <style:style style:name="P148" style:family="paragraph" style:parent-style-name="Standard">
      <style:paragraph-properties fo:text-align="start" style:justify-single-word="false" style:text-autospace="none"/>
      <style:text-properties style:font-name="FreeMono" fo:font-size="13pt" style:text-underline-style="none" fo:font-weight="normal" officeooo:rsid="007bcdf1" officeooo:paragraph-rsid="007bcdf1" style:font-name-asian="FreeMono1" style:font-size-asian="13pt" style:font-weight-asian="normal" style:font-name-complex="FreeMono1" style:font-size-complex="13pt" style:font-weight-complex="normal"/>
    </style:style>
    <style:style style:name="P149"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180f0ec" style:font-name-asian="FreeMono1" style:font-size-asian="13pt" style:font-weight-asian="normal" style:font-name-complex="FreeMono1" style:font-size-complex="13pt" style:font-weight-complex="normal"/>
    </style:style>
    <style:style style:name="P150"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181c49d" style:font-name-asian="FreeMono1" style:font-size-asian="13pt" style:font-weight-asian="normal" style:font-name-complex="FreeMono1" style:font-size-complex="13pt" style:font-weight-complex="normal"/>
    </style:style>
    <style:style style:name="P151"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10dce35" style:font-name-asian="FreeMono1" style:font-size-asian="13pt" style:font-weight-asian="normal" style:font-name-complex="FreeMono1" style:font-size-complex="13pt" style:font-weight-complex="normal"/>
    </style:style>
    <style:style style:name="P152" style:family="paragraph" style:parent-style-name="Standard">
      <style:paragraph-properties fo:text-align="start" style:justify-single-word="false" style:text-autospace="none"/>
      <style:text-properties style:font-name="FreeMono" fo:font-size="13pt" style:text-underline-style="none" fo:font-weight="normal" officeooo:rsid="00d1c2ad" officeooo:paragraph-rsid="01bf0d21" style:font-name-asian="FreeMono1" style:font-size-asian="13pt" style:font-weight-asian="normal" style:font-name-complex="FreeMono1" style:font-size-complex="13pt" style:font-weight-complex="normal"/>
    </style:style>
    <style:style style:name="P153" style:family="paragraph" style:parent-style-name="Standard">
      <style:paragraph-properties fo:text-align="start" style:justify-single-word="false" style:text-autospace="none"/>
      <style:text-properties style:font-name="FreeMono" fo:font-size="13pt" style:text-underline-style="none" fo:font-weight="normal" officeooo:rsid="00d1c2ad" officeooo:paragraph-rsid="01d0d0b6" style:font-name-asian="FreeMono1" style:font-size-asian="13pt" style:font-weight-asian="normal" style:font-name-complex="FreeMono1" style:font-size-complex="13pt" style:font-weight-complex="normal"/>
    </style:style>
    <style:style style:name="P154" style:family="paragraph" style:parent-style-name="Standard">
      <style:paragraph-properties fo:text-align="start" style:justify-single-word="false"/>
      <style:text-properties style:font-name="FreeMono" fo:font-size="13pt" style:text-underline-style="none" fo:font-weight="normal" officeooo:rsid="003c1f98" officeooo:paragraph-rsid="003c1f98" style:font-size-asian="13pt" style:font-weight-asian="normal" style:font-size-complex="13pt" style:font-weight-complex="normal"/>
    </style:style>
    <style:style style:name="P155" style:family="paragraph" style:parent-style-name="Standard">
      <style:paragraph-properties fo:text-align="start" style:justify-single-word="false"/>
      <style:text-properties style:font-name="FreeMono" fo:font-size="13pt" style:text-underline-style="none" fo:font-weight="normal" officeooo:rsid="003a42fd" officeooo:paragraph-rsid="003a42fd" style:font-size-asian="13pt" style:font-weight-asian="normal" style:font-size-complex="13pt" style:font-weight-complex="normal"/>
    </style:style>
    <style:style style:name="P156" style:family="paragraph" style:parent-style-name="Standard">
      <style:paragraph-properties fo:text-align="start" style:justify-single-word="false"/>
      <style:text-properties style:font-name="FreeMono" fo:font-size="13pt" style:text-underline-style="none" fo:font-weight="normal" officeooo:rsid="0037bfbf" officeooo:paragraph-rsid="0037bfbf" style:font-size-asian="13pt" style:font-weight-asian="normal" style:font-size-complex="13pt" style:font-weight-complex="normal"/>
    </style:style>
    <style:style style:name="P157" style:family="paragraph" style:parent-style-name="Standard">
      <style:paragraph-properties fo:text-align="start" style:justify-single-word="false" style:text-autospace="none"/>
      <style:text-properties style:font-name="FreeMono" fo:font-size="13pt" style:text-underline-style="none" fo:font-weight="bold" officeooo:rsid="00d1c2ad" officeooo:paragraph-rsid="01bfdbd5" style:font-name-asian="FreeMono1" style:font-size-asian="13pt" style:font-weight-asian="bold" style:font-name-complex="FreeMono1" style:font-size-complex="13pt" style:font-weight-complex="bold"/>
    </style:style>
    <style:style style:name="P158" style:family="paragraph" style:parent-style-name="Standard">
      <style:paragraph-properties style:text-autospace="none"/>
      <style:text-properties style:font-name="FreeMono" fo:font-size="13pt" officeooo:paragraph-rsid="01818387" style:font-name-asian="FreeMono1" style:font-size-asian="13pt" style:font-name-complex="FreeMono1" style:font-size-complex="13pt"/>
    </style:style>
    <style:style style:name="P159" style:family="paragraph" style:parent-style-name="Standard" style:list-style-name="L5">
      <style:paragraph-properties fo:text-align="start" style:justify-single-word="false" style:text-autospace="none"/>
      <style:text-properties officeooo:paragraph-rsid="0119c413"/>
    </style:style>
    <style:style style:name="P160" style:family="paragraph" style:parent-style-name="Standard" style:list-style-name="L5">
      <style:paragraph-properties fo:text-align="start" style:justify-single-word="false" style:text-autospace="none"/>
      <style:text-properties officeooo:paragraph-rsid="00a28bbc"/>
    </style:style>
    <style:style style:name="P161" style:family="paragraph" style:parent-style-name="Standard">
      <style:paragraph-properties fo:text-align="start" style:justify-single-word="false" style:text-autospace="none"/>
      <style:text-properties officeooo:paragraph-rsid="00d6e66c"/>
    </style:style>
    <style:style style:name="P162" style:family="paragraph" style:parent-style-name="Standard">
      <style:paragraph-properties fo:text-align="start" style:justify-single-word="false" style:text-autospace="none"/>
      <style:text-properties officeooo:paragraph-rsid="01d61463"/>
    </style:style>
    <style:style style:name="P163" style:family="paragraph" style:parent-style-name="Standard">
      <style:paragraph-properties fo:text-align="start" style:justify-single-word="false" style:text-autospace="none"/>
      <style:text-properties officeooo:paragraph-rsid="01de4d40"/>
    </style:style>
    <style:style style:name="P164" style:family="paragraph" style:parent-style-name="Standard">
      <style:paragraph-properties fo:text-align="start" style:justify-single-word="false" style:text-autospace="none"/>
      <style:text-properties officeooo:paragraph-rsid="01e49e17"/>
    </style:style>
    <style:style style:name="P165" style:family="paragraph" style:parent-style-name="Standard">
      <style:paragraph-properties fo:text-align="start" style:justify-single-word="false" style:text-autospace="none"/>
      <style:text-properties officeooo:paragraph-rsid="01fd7c2f"/>
    </style:style>
    <style:style style:name="P166" style:family="paragraph" style:parent-style-name="Standard">
      <style:paragraph-properties fo:text-align="start" style:justify-single-word="false" style:text-autospace="none"/>
      <style:text-properties officeooo:paragraph-rsid="01eebbae"/>
    </style:style>
    <style:style style:name="P167" style:family="paragraph" style:parent-style-name="Standard" style:list-style-name="L8">
      <style:paragraph-properties fo:text-align="start" style:justify-single-word="false" style:text-autospace="none"/>
      <style:text-properties officeooo:paragraph-rsid="01091100"/>
    </style:style>
    <style:style style:name="P168" style:family="paragraph" style:parent-style-name="Standard">
      <style:paragraph-properties fo:text-align="start" style:justify-single-word="false" style:text-autospace="none"/>
      <style:text-properties style:font-name="FreeMono" fo:font-size="13pt" style:text-underline-style="none" fo:font-weight="normal" officeooo:rsid="00a5fdb6" officeooo:paragraph-rsid="014edd7b" style:font-name-asian="FreeMono1" style:font-size-asian="13pt" style:font-weight-asian="normal" style:font-name-complex="FreeMono1" style:font-size-complex="13pt" style:font-weight-complex="normal"/>
    </style:style>
    <style:style style:name="P169" style:family="paragraph" style:parent-style-name="Standard">
      <style:paragraph-properties fo:text-align="start" style:justify-single-word="false" style:text-autospace="none"/>
      <style:text-properties style:font-name="FreeMono" fo:font-size="13pt" style:text-underline-style="none" fo:font-weight="normal" officeooo:rsid="00a5fdb6" officeooo:paragraph-rsid="015323d2" style:font-name-asian="FreeMono1" style:font-size-asian="13pt" style:font-weight-asian="normal" style:font-name-complex="FreeMono1" style:font-size-complex="13pt" style:font-weight-complex="normal"/>
    </style:style>
    <style:style style:name="P170" style:family="paragraph" style:parent-style-name="Standard">
      <style:paragraph-properties fo:text-align="start" style:justify-single-word="false" style:text-autospace="none"/>
      <style:text-properties style:font-name="FreeMono" fo:font-size="13pt" style:text-underline-style="none" fo:font-weight="normal" officeooo:rsid="00a5fdb6" officeooo:paragraph-rsid="0151776f" style:font-name-asian="FreeMono1" style:font-size-asian="13pt" style:font-weight-asian="normal" style:font-name-complex="FreeMono1" style:font-size-complex="13pt" style:font-weight-complex="normal"/>
    </style:style>
    <style:style style:name="P171" style:family="paragraph" style:parent-style-name="Standard">
      <style:paragraph-properties fo:text-align="start" style:justify-single-word="false" style:text-autospace="none"/>
      <style:text-properties style:font-name="FreeMono" fo:font-size="13pt" style:text-underline-style="none" fo:font-weight="normal" officeooo:rsid="00a5fdb6" officeooo:paragraph-rsid="0198354f" style:font-name-asian="FreeMono1" style:font-size-asian="13pt" style:font-weight-asian="normal" style:font-name-complex="FreeMono1" style:font-size-complex="13pt" style:font-weight-complex="normal"/>
    </style:style>
    <style:style style:name="P172" style:family="paragraph" style:parent-style-name="Standard">
      <style:paragraph-properties fo:text-align="start" style:justify-single-word="false" style:text-autospace="none"/>
      <style:text-properties style:font-name="FreeMono" officeooo:paragraph-rsid="01de4d40"/>
    </style:style>
    <style:style style:name="P173" style:family="paragraph" style:parent-style-name="Standard">
      <style:paragraph-properties fo:text-align="start" style:justify-single-word="false" style:text-autospace="none"/>
      <style:text-properties style:font-name="FreeMono" officeooo:paragraph-rsid="01de68a0"/>
    </style:style>
    <style:style style:name="P174" style:family="paragraph" style:parent-style-name="Standard">
      <style:paragraph-properties fo:text-align="start" style:justify-single-word="false" style:text-autospace="none"/>
      <style:text-properties style:font-name="FreeMono" officeooo:paragraph-rsid="020f642b"/>
    </style:style>
    <style:style style:name="P175" style:family="paragraph" style:parent-style-name="Standard">
      <style:paragraph-properties fo:text-align="start" style:justify-single-word="false" style:text-autospace="none"/>
      <style:text-properties fo:font-size="13pt" fo:font-weight="normal" officeooo:paragraph-rsid="019bf705" style:font-size-asian="11.3500003814697pt" style:font-weight-asian="normal" style:font-size-complex="13pt" style:font-weight-complex="normal"/>
    </style:style>
    <style:style style:name="P176" style:family="paragraph" style:parent-style-name="Standard" style:list-style-name="L9">
      <style:paragraph-properties fo:text-align="start" style:justify-single-word="false" style:text-autospace="none"/>
      <style:text-properties fo:font-size="13pt" fo:font-weight="normal" officeooo:paragraph-rsid="019bf705" style:font-size-asian="11.3500003814697pt" style:font-weight-asian="normal" style:font-size-complex="13pt" style:font-weight-complex="normal"/>
    </style:style>
    <style:style style:name="P177" style:family="paragraph" style:parent-style-name="Standard" style:list-style-name="L9">
      <style:paragraph-properties fo:text-align="start" style:justify-single-word="false" style:text-autospace="none"/>
      <style:text-properties fo:font-size="13pt" fo:font-weight="normal" officeooo:paragraph-rsid="019dedd1" style:font-size-asian="11.3500003814697pt" style:font-weight-asian="normal" style:font-size-complex="13pt" style:font-weight-complex="normal"/>
    </style:style>
    <style:style style:name="P178" style:family="paragraph" style:parent-style-name="Standard">
      <style:paragraph-properties fo:text-align="start" style:justify-single-word="false" style:text-autospace="none"/>
      <style:text-properties fo:font-weight="normal" officeooo:paragraph-rsid="01bf0d21" style:font-weight-asian="normal" style:font-weight-complex="normal"/>
    </style:style>
    <style:style style:name="P179" style:family="paragraph" style:parent-style-name="Standard">
      <style:paragraph-properties fo:text-align="start" style:justify-single-word="false" style:text-autospace="none"/>
      <style:text-properties style:font-name="Jomolhari1" fo:font-size="13pt" style:text-underline-style="none" fo:font-weight="normal" officeooo:paragraph-rsid="0157de33" style:font-size-asian="13pt" style:font-weight-asian="normal" style:font-size-complex="13pt" style:font-weight-complex="normal"/>
    </style:style>
    <style:style style:name="P180" style:family="paragraph" style:parent-style-name="Standard">
      <style:paragraph-properties fo:text-align="start" style:justify-single-word="false" style:text-autospace="none"/>
      <style:text-properties style:font-name="Jomolhari1" fo:font-size="13pt" style:text-underline-style="none" fo:font-weight="normal" officeooo:rsid="00dadf9b" officeooo:paragraph-rsid="01ed301e" style:font-name-asian="FreeMono1" style:font-size-asian="13pt" style:font-weight-asian="normal" style:font-name-complex="FreeMono1" style:font-size-complex="13pt" style:font-weight-complex="normal"/>
    </style:style>
    <style:style style:name="P181" style:family="paragraph" style:parent-style-name="Standard">
      <style:paragraph-properties fo:text-align="start" style:justify-single-word="false" style:text-autospace="none"/>
      <style:text-properties style:font-name="Jomolhari1" fo:font-size="13pt" style:text-underline-style="none" fo:font-weight="normal" officeooo:rsid="00dadf9b" officeooo:paragraph-rsid="01eebbae" style:font-name-asian="FreeMono1" style:font-size-asian="13pt" style:font-weight-asian="normal" style:font-name-complex="FreeMono1" style:font-size-complex="13pt" style:font-weight-complex="normal"/>
    </style:style>
    <style:style style:name="P182" style:family="paragraph" style:parent-style-name="Standard">
      <style:paragraph-properties fo:text-align="start" style:justify-single-word="false" style:text-autospace="none"/>
      <style:text-properties style:font-name="Jomolhari1" fo:font-size="16pt" fo:font-weight="bold" officeooo:paragraph-rsid="00dadf9b" style:font-size-asian="16pt" style:font-weight-asian="bold" style:font-size-complex="16pt" style:font-weight-complex="bold"/>
    </style:style>
    <style:style style:name="P183" style:family="paragraph" style:parent-style-name="Standard">
      <style:paragraph-properties fo:text-align="start" style:justify-single-word="false" style:text-autospace="none"/>
      <style:text-properties style:font-name="Jomolhari1" officeooo:paragraph-rsid="01eb37a6"/>
    </style:style>
    <style:style style:name="P184" style:family="paragraph" style:parent-style-name="Standard">
      <style:paragraph-properties fo:text-align="start" style:justify-single-word="false" style:text-autospace="none"/>
      <style:text-properties fo:font-size="16pt" fo:font-weight="bold" officeooo:paragraph-rsid="01de4d40" style:font-size-asian="16pt" style:font-weight-asian="bold" style:font-size-complex="16pt" style:font-weight-complex="bold"/>
    </style:style>
    <style:style style:name="P185" style:family="paragraph">
      <style:paragraph-properties fo:text-align="center"/>
    </style:style>
    <style:style style:name="P186" style:family="paragraph">
      <style:paragraph-properties fo:text-align="center"/>
      <style:text-properties fo:font-weight="bold" style:font-weight-asian="bold" style:font-weight-complex="bold"/>
    </style:style>
    <style:style style:name="T1" style:family="text">
      <style:text-properties officeooo:rsid="000a773f"/>
    </style:style>
    <style:style style:name="T2" style:family="text">
      <style:text-properties officeooo:rsid="000c4e06"/>
    </style:style>
    <style:style style:name="T3" style:family="text">
      <style:text-properties officeooo:rsid="000db277"/>
    </style:style>
    <style:style style:name="T4" style:family="text">
      <style:text-properties officeooo:rsid="00106bd6"/>
    </style:style>
    <style:style style:name="T5" style:family="text">
      <style:text-properties officeooo:rsid="0017bb14"/>
    </style:style>
    <style:style style:name="T6" style:family="text">
      <style:text-properties style:text-underline-style="none" officeooo:rsid="00ed59f4" style:font-name-asian="FreeMono1" style:font-name-complex="FreeMono1"/>
    </style:style>
    <style:style style:name="T7" style:family="text">
      <style:text-properties style:text-underline-style="none" officeooo:rsid="00dadf9b" style:font-name-asian="FreeMono1" style:font-name-complex="FreeMono1"/>
    </style:style>
    <style:style style:name="T8" style:family="text">
      <style:text-properties officeooo:rsid="00198de8"/>
    </style:style>
    <style:style style:name="T9" style:family="text">
      <style:text-properties officeooo:rsid="001b28a2"/>
    </style:style>
    <style:style style:name="T10" style:family="text">
      <style:text-properties fo:font-weight="normal" officeooo:rsid="0012b382" style:font-weight-asian="normal" style:font-weight-complex="normal"/>
    </style:style>
    <style:style style:name="T11" style:family="text">
      <style:text-properties fo:font-weight="normal" officeooo:rsid="00144699" style:font-weight-asian="normal" style:font-weight-complex="normal"/>
    </style:style>
    <style:style style:name="T12" style:family="text">
      <style:text-properties officeooo:rsid="001b86f4"/>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181c49d" style:font-style-asian="normal" style:font-weight-asian="normal" style:font-style-complex="normal" style:font-weight-complex="normal"/>
    </style:style>
    <style:style style:name="T15" style:family="text">
      <style:text-properties officeooo:rsid="00210abb"/>
    </style:style>
    <style:style style:name="T16" style:family="text">
      <style:text-properties fo:font-size="13pt" officeooo:rsid="002307af" style:font-size-asian="13pt" style:font-size-complex="13pt"/>
    </style:style>
    <style:style style:name="T17" style:family="text">
      <style:text-properties fo:font-size="13pt" style:text-underline-style="none" fo:font-weight="normal" officeooo:rsid="00bf6cbd" style:font-name-asian="FreeMono1" style:font-size-asian="13pt" style:font-weight-asian="normal" style:font-name-complex="FreeMono1" style:font-size-complex="13pt" style:font-weight-complex="normal"/>
    </style:style>
    <style:style style:name="T18" style:family="text">
      <style:text-properties fo:font-size="13pt" style:text-underline-style="none" fo:font-weight="normal" officeooo:rsid="01de4d40" style:font-name-asian="FreeMono1" style:font-size-asian="13pt" style:font-weight-asian="normal" style:font-name-complex="FreeMono1" style:font-size-complex="13pt" style:font-weight-complex="normal"/>
    </style:style>
    <style:style style:name="T19" style:family="text">
      <style:text-properties fo:font-size="13pt" style:text-underline-style="none" fo:font-weight="normal" officeooo:rsid="01db272a" style:font-name-asian="FreeMono1" style:font-size-asian="13pt" style:font-weight-asian="normal" style:font-name-complex="FreeMono1" style:font-size-complex="13pt" style:font-weight-complex="normal"/>
    </style:style>
    <style:style style:name="T20" style:family="text">
      <style:text-properties fo:font-size="13pt" style:text-underline-style="none" fo:font-weight="normal" officeooo:rsid="01de68a0" style:font-name-asian="FreeMono1" style:font-size-asian="13pt" style:font-weight-asian="normal" style:font-name-complex="FreeMono1" style:font-size-complex="13pt" style:font-weight-complex="normal"/>
    </style:style>
    <style:style style:name="T21" style:family="text">
      <style:text-properties fo:font-size="13pt" style:text-underline-style="none" fo:font-weight="normal" officeooo:rsid="01e845a9" style:font-name-asian="FreeMono1" style:font-size-asian="13pt" style:font-weight-asian="normal" style:font-name-complex="FreeMono1" style:font-size-complex="13pt" style:font-weight-complex="normal"/>
    </style:style>
    <style:style style:name="T22" style:family="text">
      <style:text-properties fo:font-size="13pt" style:text-underline-style="none" fo:font-weight="normal" officeooo:rsid="01e91392" style:font-name-asian="FreeMono1" style:font-size-asian="13pt" style:font-weight-asian="normal" style:font-name-complex="FreeMono1" style:font-size-complex="13pt" style:font-weight-complex="normal"/>
    </style:style>
    <style:style style:name="T23" style:family="text">
      <style:text-properties fo:font-size="13pt" style:text-underline-style="none" fo:font-weight="normal" officeooo:rsid="01e95d09" style:font-name-asian="FreeMono1" style:font-size-asian="13pt" style:font-weight-asian="normal" style:font-name-complex="FreeMono1" style:font-size-complex="13pt" style:font-weight-complex="normal"/>
    </style:style>
    <style:style style:name="T24" style:family="text">
      <style:text-properties fo:font-size="13pt" style:text-underline-style="none" fo:font-weight="normal" officeooo:rsid="01eb37a6" style:font-name-asian="FreeMono1" style:font-size-asian="13pt" style:font-weight-asian="normal" style:font-name-complex="FreeMono1" style:font-size-complex="13pt" style:font-weight-complex="normal"/>
    </style:style>
    <style:style style:name="T25" style:family="text">
      <style:text-properties fo:font-size="13pt" style:text-underline-style="none" fo:font-weight="normal" officeooo:rsid="02113ecb" style:font-name-asian="FreeMono1" style:font-size-asian="13pt" style:font-weight-asian="normal" style:font-name-complex="FreeMono1" style:font-size-complex="13pt" style:font-weight-complex="normal"/>
    </style:style>
    <style:style style:name="T26" style:family="text">
      <style:text-properties fo:font-size="13pt" style:text-underline-style="none" fo:font-weight="normal" officeooo:rsid="02124cae" style:font-name-asian="FreeMono1" style:font-size-asian="13pt" style:font-weight-asian="normal" style:font-name-complex="FreeMono1" style:font-size-complex="13pt" style:font-weight-complex="normal"/>
    </style:style>
    <style:style style:name="T27" style:family="text">
      <style:text-properties fo:font-size="13pt" style:text-underline-style="none" fo:font-weight="normal" officeooo:rsid="0212f4ab" style:font-name-asian="FreeMono1" style:font-size-asian="13pt" style:font-weight-asian="normal" style:font-name-complex="FreeMono1" style:font-size-complex="13pt" style:font-weight-complex="normal"/>
    </style:style>
    <style:style style:name="T28" style:family="text">
      <style:text-properties fo:font-size="13pt" style:text-underline-style="none" fo:font-weight="normal" officeooo:rsid="021436d8" style:font-name-asian="FreeMono1" style:font-size-asian="13pt" style:font-weight-asian="normal" style:font-name-complex="FreeMono1" style:font-size-complex="13pt" style:font-weight-complex="normal"/>
    </style:style>
    <style:style style:name="T29" style:family="text">
      <style:text-properties officeooo:rsid="002307af"/>
    </style:style>
    <style:style style:name="T30" style:family="text">
      <style:text-properties fo:font-weight="bold" officeooo:rsid="008e80df" style:font-name-asian="FreeMono1" style:font-weight-asian="bold" style:font-name-complex="FreeMono1" style:font-weight-complex="bold"/>
    </style:style>
    <style:style style:name="T31" style:family="text">
      <style:text-properties fo:font-weight="bold" officeooo:rsid="00a5fdb6" style:font-name-asian="FreeMono1" style:font-weight-asian="bold" style:font-name-complex="FreeMono1" style:font-weight-complex="bold"/>
    </style:style>
    <style:style style:name="T32" style:family="text">
      <style:text-properties officeooo:rsid="002542da"/>
    </style:style>
    <style:style style:name="T33" style:family="text">
      <style:text-properties officeooo:rsid="0029c6eb"/>
    </style:style>
    <style:style style:name="T34" style:family="text">
      <style:text-properties officeooo:rsid="002ada64"/>
    </style:style>
    <style:style style:name="T35" style:family="text">
      <style:text-properties style:font-name="Jomolhari" fo:font-size="13pt" style:text-underline-style="none" fo:font-weight="normal" officeooo:rsid="00aba559" style:font-name-asian="FreeMono1" style:font-size-asian="13pt" style:font-weight-asian="normal" style:font-name-complex="FreeMono1" style:font-size-complex="13pt" style:font-weight-complex="normal"/>
    </style:style>
    <style:style style:name="T36" style:family="text">
      <style:text-properties style:font-name="Jomolhari" fo:font-size="13pt" style:text-underline-style="none" fo:font-weight="normal" officeooo:rsid="00aebbf2" style:font-name-asian="FreeMono1" style:font-size-asian="13pt" style:font-weight-asian="normal" style:font-name-complex="FreeMono1" style:font-size-complex="13pt" style:font-weight-complex="normal"/>
    </style:style>
    <style:style style:name="T37" style:family="text">
      <style:text-properties style:font-name="Jomolhari" fo:font-size="13pt" style:text-underline-style="none" fo:font-weight="normal" officeooo:rsid="00b5b2a5" style:font-name-asian="FreeMono1" style:font-size-asian="13pt" style:font-weight-asian="normal" style:font-name-complex="FreeMono1" style:font-size-complex="13pt" style:font-weight-complex="normal"/>
    </style:style>
    <style:style style:name="T38" style:family="text">
      <style:text-properties style:font-name="Jomolhari" fo:font-size="13pt" style:text-underline-style="none" fo:font-weight="normal" officeooo:rsid="00b7822a" style:font-name-asian="FreeMono1" style:font-size-asian="13pt" style:font-weight-asian="normal" style:font-name-complex="FreeMono1" style:font-size-complex="13pt" style:font-weight-complex="normal"/>
    </style:style>
    <style:style style:name="T39" style:family="text">
      <style:text-properties style:font-name="Jomolhari" fo:font-size="13pt" style:text-underline-style="none" fo:font-weight="normal" officeooo:rsid="00b8aad8" style:font-name-asian="FreeMono1" style:font-size-asian="13pt" style:font-weight-asian="normal" style:font-name-complex="FreeMono1" style:font-size-complex="13pt" style:font-weight-complex="normal"/>
    </style:style>
    <style:style style:name="T40" style:family="text">
      <style:text-properties style:font-name="Jomolhari" fo:font-size="13pt" style:text-underline-style="none" fo:font-weight="normal" officeooo:rsid="00ba5d42" style:font-name-asian="FreeMono1" style:font-size-asian="13pt" style:font-weight-asian="normal" style:font-name-complex="FreeMono1" style:font-size-complex="13pt" style:font-weight-complex="normal"/>
    </style:style>
    <style:style style:name="T41" style:family="text">
      <style:text-properties style:font-name="Jomolhari" fo:font-size="13pt" style:text-underline-style="none" fo:font-weight="normal" officeooo:rsid="00cab173" style:font-name-asian="FreeMono1" style:font-size-asian="13pt" style:font-weight-asian="normal" style:font-name-complex="FreeMono1" style:font-size-complex="13pt" style:font-weight-complex="normal"/>
    </style:style>
    <style:style style:name="T42" style:family="text">
      <style:text-properties style:font-name="Jomolhari" fo:font-size="13pt" style:text-underline-style="none" fo:font-weight="normal" officeooo:rsid="00d43c9e" style:font-name-asian="FreeMono1" style:font-size-asian="13pt" style:font-weight-asian="normal" style:font-name-complex="FreeMono1" style:font-size-complex="13pt" style:font-weight-complex="normal"/>
    </style:style>
    <style:style style:name="T43" style:family="text">
      <style:text-properties style:font-name="Jomolhari" fo:font-size="13pt" style:text-underline-style="none" fo:font-weight="normal" officeooo:rsid="00d4f43f" style:font-name-asian="FreeMono1" style:font-size-asian="13pt" style:font-weight-asian="normal" style:font-name-complex="FreeMono1" style:font-size-complex="13pt" style:font-weight-complex="normal"/>
    </style:style>
    <style:style style:name="T44" style:family="text">
      <style:text-properties style:font-name="Jomolhari" fo:font-size="13pt" style:text-underline-style="none" fo:font-weight="normal" officeooo:rsid="00d6e66c" style:font-name-asian="FreeMono1" style:font-size-asian="13pt" style:font-weight-asian="normal" style:font-name-complex="FreeMono1" style:font-size-complex="13pt" style:font-weight-complex="normal"/>
    </style:style>
    <style:style style:name="T45" style:family="text">
      <style:text-properties style:font-name="Jomolhari" fo:font-size="13pt" style:text-underline-style="none" fo:font-weight="normal" officeooo:rsid="01985525" style:font-name-asian="FreeMono1" style:font-size-asian="13pt" style:font-weight-asian="normal" style:font-name-complex="FreeMono1" style:font-size-complex="13pt" style:font-weight-complex="normal"/>
    </style:style>
    <style:style style:name="T46" style:family="text">
      <style:text-properties style:font-name="Jomolhari" fo:font-size="13pt" style:text-underline-style="none" fo:font-weight="normal" officeooo:rsid="01d494f4" style:font-name-asian="FreeMono1" style:font-size-asian="13pt" style:font-weight-asian="normal" style:font-name-complex="FreeMono1" style:font-size-complex="13pt" style:font-weight-complex="normal"/>
    </style:style>
    <style:style style:name="T47" style:family="text">
      <style:text-properties style:font-name="Jomolhari" fo:font-size="13pt" style:text-underline-style="none" fo:font-weight="normal" officeooo:rsid="01d61463" style:font-name-asian="FreeMono1" style:font-size-asian="13pt" style:font-weight-asian="normal" style:font-name-complex="FreeMono1" style:font-size-complex="13pt" style:font-weight-complex="normal"/>
    </style:style>
    <style:style style:name="T48" style:family="text">
      <style:text-properties style:font-name="Jomolhari" fo:font-size="13pt" style:text-underline-style="none" fo:font-weight="normal" officeooo:rsid="01d8b698" style:font-name-asian="FreeMono1" style:font-size-asian="13pt" style:font-weight-asian="normal" style:font-name-complex="FreeMono1" style:font-size-complex="13pt" style:font-weight-complex="normal"/>
    </style:style>
    <style:style style:name="T49" style:family="text">
      <style:text-properties style:font-name="Jomolhari" fo:font-size="13pt" style:text-underline-style="none" fo:font-weight="normal" officeooo:rsid="01d91b3c" style:font-name-asian="FreeMono1" style:font-size-asian="13pt" style:font-weight-asian="normal" style:font-name-complex="FreeMono1" style:font-size-complex="13pt" style:font-weight-complex="normal"/>
    </style:style>
    <style:style style:name="T50" style:family="text">
      <style:text-properties style:font-name="Jomolhari" fo:font-size="13pt" style:text-underline-style="none" fo:font-weight="normal" officeooo:rsid="01db12b0" style:font-name-asian="FreeMono1" style:font-size-asian="13pt" style:font-weight-asian="normal" style:font-name-complex="FreeMono1" style:font-size-complex="13pt" style:font-weight-complex="normal"/>
    </style:style>
    <style:style style:name="T51" style:family="text">
      <style:text-properties style:font-name="Jomolhari" fo:font-size="13pt" style:text-underline-style="none" fo:font-weight="normal" officeooo:rsid="01db272a" style:font-name-asian="FreeMono1" style:font-size-asian="13pt" style:font-weight-asian="normal" style:font-name-complex="FreeMono1" style:font-size-complex="13pt" style:font-weight-complex="normal"/>
    </style:style>
    <style:style style:name="T52" style:family="text">
      <style:text-properties style:font-name="Jomolhari" fo:font-size="13pt" style:text-underline-style="none" fo:font-weight="normal" officeooo:rsid="01ddf01f" style:font-name-asian="FreeMono1" style:font-size-asian="13pt" style:font-weight-asian="normal" style:font-name-complex="FreeMono1" style:font-size-complex="13pt" style:font-weight-complex="normal"/>
    </style:style>
    <style:style style:name="T53" style:family="text">
      <style:text-properties style:font-name="Jomolhari" fo:font-size="13pt" style:text-underline-style="none" fo:font-weight="normal" officeooo:rsid="01de4d40" style:font-name-asian="FreeMono1" style:font-size-asian="13pt" style:font-weight-asian="normal" style:font-name-complex="FreeMono1" style:font-size-complex="13pt" style:font-weight-complex="normal"/>
    </style:style>
    <style:style style:name="T54" style:family="text">
      <style:text-properties style:font-name="Jomolhari" fo:font-size="13pt" style:text-underline-style="none" fo:font-weight="normal" officeooo:rsid="01e49e17" style:font-name-asian="FreeMono1" style:font-size-asian="13pt" style:font-weight-asian="normal" style:font-name-complex="FreeMono1" style:font-size-complex="13pt" style:font-weight-complex="normal"/>
    </style:style>
    <style:style style:name="T55" style:family="text">
      <style:text-properties style:font-name="Jomolhari" fo:font-size="13pt" style:text-underline-style="none" fo:font-weight="normal" officeooo:rsid="0207e6f0" style:font-name-asian="FreeMono1" style:font-size-asian="13pt" style:font-weight-asian="normal" style:font-name-complex="FreeMono1" style:font-size-complex="13pt" style:font-weight-complex="normal"/>
    </style:style>
    <style:style style:name="T56" style:family="text">
      <style:text-properties style:font-name="Jomolhari" fo:font-size="13pt" style:text-underline-style="none" officeooo:rsid="00b5b2a5" style:font-name-asian="FreeMono1" style:font-size-asian="13pt" style:font-name-complex="FreeMono1" style:font-size-complex="13pt"/>
    </style:style>
    <style:style style:name="T57" style:family="text">
      <style:text-properties style:font-name="Jomolhari" fo:font-size="13pt" style:text-underline-style="none" fo:font-weight="bold" officeooo:rsid="01ae95ed" style:font-name-asian="FreeMono1" style:font-size-asian="13pt" style:font-weight-asian="bold" style:font-name-complex="FreeMono1" style:font-size-complex="13pt" style:font-weight-complex="bold"/>
    </style:style>
    <style:style style:name="T58" style:family="text">
      <style:text-properties style:font-name="Jomolhari" fo:font-size="13pt" style:text-underline-style="none" fo:font-weight="bold" officeooo:rsid="01aefbf0" style:font-name-asian="FreeMono1" style:font-size-asian="13pt" style:font-weight-asian="bold" style:font-name-complex="FreeMono1" style:font-size-complex="13pt" style:font-weight-complex="bold"/>
    </style:style>
    <style:style style:name="T59" style:family="text">
      <style:text-properties style:font-name="Jomolhari" fo:font-size="13pt" style:text-underline-style="none" fo:font-weight="bold" officeooo:rsid="01d61463" style:font-name-asian="FreeMono1" style:font-size-asian="13pt" style:font-weight-asian="bold" style:font-name-complex="FreeMono1" style:font-size-complex="13pt" style:font-weight-complex="bold"/>
    </style:style>
    <style:style style:name="T60" style:family="text">
      <style:text-properties style:font-name="Jomolhari" fo:font-size="13pt" style:text-underline-style="none" fo:font-weight="bold" officeooo:rsid="01d494f4" style:font-name-asian="FreeMono1" style:font-size-asian="13pt" style:font-weight-asian="bold" style:font-name-complex="FreeMono1" style:font-size-complex="13pt" style:font-weight-complex="bold"/>
    </style:style>
    <style:style style:name="T61" style:family="text">
      <style:text-properties style:font-name="Jomolhari" officeooo:rsid="009b736b" style:font-name-asian="FreeMono1" style:font-name-complex="FreeMono1"/>
    </style:style>
    <style:style style:name="T62" style:family="text">
      <style:text-properties style:font-name="Jomolhari" officeooo:rsid="00a8a77a" style:font-name-asian="FreeMono1" style:font-name-complex="FreeMono1"/>
    </style:style>
    <style:style style:name="T63" style:family="text">
      <style:text-properties style:font-name="Jomolhari" officeooo:rsid="00a902d6" style:font-name-asian="FreeMono1" style:font-name-complex="FreeMono1"/>
    </style:style>
    <style:style style:name="T64" style:family="text">
      <style:text-properties style:font-name="Jomolhari" style:text-underline-style="none" officeooo:rsid="00dd84a8" style:font-name-asian="FreeMono1" style:font-name-complex="FreeMono1"/>
    </style:style>
    <style:style style:name="T65" style:family="text">
      <style:text-properties style:font-name="Jomolhari" style:text-underline-style="none" officeooo:rsid="00dbf073" style:font-name-asian="FreeMono1" style:font-name-complex="FreeMono1"/>
    </style:style>
    <style:style style:name="T66" style:family="text">
      <style:text-properties style:font-name="Jomolhari" style:text-underline-style="none" officeooo:rsid="01de4d40" style:font-name-asian="FreeMono1" style:font-name-complex="FreeMono1"/>
    </style:style>
    <style:style style:name="T67" style:family="text">
      <style:text-properties style:font-name="Jomolhari" style:text-underline-style="none" officeooo:rsid="01ebe817" style:font-name-asian="FreeMono1" style:font-name-complex="FreeMono1"/>
    </style:style>
    <style:style style:name="T68" style:family="text">
      <style:text-properties style:font-name="Jomolhari" officeooo:rsid="00b5b2a5"/>
    </style:style>
    <style:style style:name="T69" style:family="text">
      <style:text-properties style:font-name="Jomolhari" officeooo:rsid="01ae9030"/>
    </style:style>
    <style:style style:name="T70" style:family="text">
      <style:text-properties style:font-name="Jomolhari" fo:font-weight="bold" officeooo:rsid="01ae9030" style:font-weight-asian="bold" style:font-weight-complex="bold"/>
    </style:style>
    <style:style style:name="T71" style:family="text">
      <style:text-properties style:font-name="Jomolhari" officeooo:rsid="01bf0d21"/>
    </style:style>
    <style:style style:name="T72" style:family="text">
      <style:text-properties style:font-name="Jomolhari" officeooo:rsid="01bf0d21" style:font-size-asian="13pt"/>
    </style:style>
    <style:style style:name="T73" style:family="text">
      <style:text-properties style:font-name="Jomolhari" officeooo:rsid="01bfdbd5" style:font-size-asian="13pt"/>
    </style:style>
    <style:style style:name="T74" style:family="text">
      <style:text-properties style:font-name="Jomolhari" officeooo:rsid="01d0d0b6"/>
    </style:style>
    <style:style style:name="T75" style:family="text">
      <style:text-properties style:font-name="Jomolhari" officeooo:rsid="0215ee78"/>
    </style:style>
    <style:style style:name="T76" style:family="text">
      <style:text-properties officeooo:rsid="002e094a"/>
    </style:style>
    <style:style style:name="T77" style:family="text">
      <style:text-properties officeooo:rsid="002fc7b4"/>
    </style:style>
    <style:style style:name="T78" style:family="text">
      <style:text-properties officeooo:rsid="0030c228"/>
    </style:style>
    <style:style style:name="T79" style:family="text">
      <style:text-properties officeooo:rsid="00340377"/>
    </style:style>
    <style:style style:name="T80" style:family="text">
      <style:text-properties officeooo:rsid="00347eb5"/>
    </style:style>
    <style:style style:name="T81" style:family="text">
      <style:text-properties style:font-name="FreeMono" officeooo:rsid="00340377"/>
    </style:style>
    <style:style style:name="T82" style:family="text">
      <style:text-properties style:font-name="FreeMono" officeooo:rsid="0038e2d5"/>
    </style:style>
    <style:style style:name="T83" style:family="text">
      <style:text-properties style:font-name="FreeMono" fo:font-size="13pt" style:text-underline-style="none" fo:font-weight="normal" officeooo:rsid="00aba559" style:font-name-asian="FreeMono1" style:font-size-asian="13pt" style:font-weight-asian="normal" style:font-name-complex="FreeMono1" style:font-size-complex="13pt" style:font-weight-complex="normal"/>
    </style:style>
    <style:style style:name="T84" style:family="text">
      <style:text-properties style:font-name="FreeMono" fo:font-size="13pt" style:text-underline-style="none" fo:font-weight="normal" officeooo:rsid="01029425" style:font-name-asian="FreeMono1" style:font-size-asian="13pt" style:font-weight-asian="normal" style:font-name-complex="FreeMono1" style:font-size-complex="13pt" style:font-weight-complex="normal"/>
    </style:style>
    <style:style style:name="T85" style:family="text">
      <style:text-properties style:font-name="FreeMono" fo:font-size="13pt" style:text-underline-style="none" fo:font-weight="normal" officeooo:rsid="01045f8f" style:font-name-asian="FreeMono1" style:font-size-asian="13pt" style:font-weight-asian="normal" style:font-name-complex="FreeMono1" style:font-size-complex="13pt" style:font-weight-complex="normal"/>
    </style:style>
    <style:style style:name="T86" style:family="text">
      <style:text-properties style:font-name="FreeMono" officeooo:rsid="0017bb14"/>
    </style:style>
    <style:style style:name="T87" style:family="text">
      <style:text-properties style:font-name="FreeMono" officeooo:rsid="00a5fdb6" style:font-name-asian="FreeMono1" style:font-name-complex="FreeMono1"/>
    </style:style>
    <style:style style:name="T88" style:family="text">
      <style:text-properties style:font-name="FreeMono" officeooo:rsid="00f2a4c6" style:font-name-asian="FreeMono1" style:font-name-complex="FreeMono1"/>
    </style:style>
    <style:style style:name="T89" style:family="text">
      <style:text-properties style:font-name="FreeMono" officeooo:rsid="00ab02c4"/>
    </style:style>
    <style:style style:name="T90" style:family="text">
      <style:text-properties style:font-name="FreeMono" officeooo:rsid="010123cb"/>
    </style:style>
    <style:style style:name="T91" style:family="text">
      <style:text-properties style:font-name="FreeMono" officeooo:rsid="009914bb" style:font-size-asian="13pt"/>
    </style:style>
    <style:style style:name="T92" style:family="text">
      <style:text-properties officeooo:rsid="00377a52"/>
    </style:style>
    <style:style style:name="T93" style:family="text">
      <style:text-properties officeooo:rsid="00388ead"/>
    </style:style>
    <style:style style:name="T94" style:family="text">
      <style:text-properties officeooo:rsid="0038e2d5"/>
    </style:style>
    <style:style style:name="T95" style:family="text">
      <style:text-properties officeooo:rsid="003a42fd"/>
    </style:style>
    <style:style style:name="T96" style:family="text">
      <style:text-properties officeooo:rsid="003c1f98"/>
    </style:style>
    <style:style style:name="T97" style:family="text">
      <style:text-properties officeooo:rsid="00468101"/>
    </style:style>
    <style:style style:name="T98" style:family="text">
      <style:text-properties officeooo:rsid="002fc7b4" style:font-name-asian="FreeMono1" style:font-name-complex="FreeMono1"/>
    </style:style>
    <style:style style:name="T99" style:family="text">
      <style:text-properties officeooo:rsid="0030c228" style:font-name-asian="FreeMono1" style:font-name-complex="FreeMono1"/>
    </style:style>
    <style:style style:name="T100" style:family="text">
      <style:text-properties officeooo:rsid="004805d4" style:font-name-asian="FreeMono1" style:font-name-complex="FreeMono1"/>
    </style:style>
    <style:style style:name="T101" style:family="text">
      <style:text-properties officeooo:rsid="0049fa84" style:font-name-asian="FreeMono1" style:font-name-complex="FreeMono1"/>
    </style:style>
    <style:style style:name="T102" style:family="text">
      <style:text-properties officeooo:rsid="004a76e8" style:font-name-asian="FreeMono1" style:font-name-complex="FreeMono1"/>
    </style:style>
    <style:style style:name="T103" style:family="text">
      <style:text-properties officeooo:rsid="004bbdaa" style:font-name-asian="FreeMono1" style:font-name-complex="FreeMono1"/>
    </style:style>
    <style:style style:name="T104" style:family="text">
      <style:text-properties officeooo:rsid="004e5883" style:font-name-asian="FreeMono1" style:font-name-complex="FreeMono1"/>
    </style:style>
    <style:style style:name="T105" style:family="text">
      <style:text-properties officeooo:rsid="005478d4" style:font-name-asian="FreeMono1" style:font-name-complex="FreeMono1"/>
    </style:style>
    <style:style style:name="T106" style:family="text">
      <style:text-properties officeooo:rsid="0070a5bd" style:font-name-asian="FreeMono1" style:font-name-complex="FreeMono1"/>
    </style:style>
    <style:style style:name="T107" style:family="text">
      <style:text-properties officeooo:rsid="00725e30" style:font-name-asian="FreeMono1" style:font-name-complex="FreeMono1"/>
    </style:style>
    <style:style style:name="T108" style:family="text">
      <style:text-properties officeooo:rsid="0073c8e1" style:font-name-asian="FreeMono1" style:font-name-complex="FreeMono1"/>
    </style:style>
    <style:style style:name="T109" style:family="text">
      <style:text-properties officeooo:rsid="0076ff5d" style:font-name-asian="FreeMono1" style:font-name-complex="FreeMono1"/>
    </style:style>
    <style:style style:name="T110" style:family="text">
      <style:text-properties officeooo:rsid="0079935e" style:font-name-asian="FreeMono1" style:font-name-complex="FreeMono1"/>
    </style:style>
    <style:style style:name="T111" style:family="text">
      <style:text-properties officeooo:rsid="0079bc3a" style:font-name-asian="FreeMono1" style:font-name-complex="FreeMono1"/>
    </style:style>
    <style:style style:name="T112" style:family="text">
      <style:text-properties officeooo:rsid="0079ffd1" style:font-name-asian="FreeMono1" style:font-name-complex="FreeMono1"/>
    </style:style>
    <style:style style:name="T113" style:family="text">
      <style:text-properties officeooo:rsid="007bcdf1" style:font-name-asian="FreeMono1" style:font-name-complex="FreeMono1"/>
    </style:style>
    <style:style style:name="T114" style:family="text">
      <style:text-properties officeooo:rsid="007d55d2" style:font-name-asian="FreeMono1" style:font-name-complex="FreeMono1"/>
    </style:style>
    <style:style style:name="T115" style:family="text">
      <style:text-properties officeooo:rsid="00824e40" style:font-name-asian="FreeMono1" style:font-name-complex="FreeMono1"/>
    </style:style>
    <style:style style:name="T116" style:family="text">
      <style:text-properties officeooo:rsid="00892451" style:font-name-asian="FreeMono1" style:font-name-complex="FreeMono1"/>
    </style:style>
    <style:style style:name="T117" style:family="text">
      <style:text-properties officeooo:rsid="008a3225" style:font-name-asian="FreeMono1" style:font-name-complex="FreeMono1"/>
    </style:style>
    <style:style style:name="T118" style:family="text">
      <style:text-properties officeooo:rsid="008c158b" style:font-name-asian="FreeMono1" style:font-name-complex="FreeMono1"/>
    </style:style>
    <style:style style:name="T119" style:family="text">
      <style:text-properties officeooo:rsid="008c967b" style:font-name-asian="FreeMono1" style:font-name-complex="FreeMono1"/>
    </style:style>
    <style:style style:name="T120" style:family="text">
      <style:text-properties officeooo:rsid="008e80df" style:font-name-asian="FreeMono1" style:font-name-complex="FreeMono1"/>
    </style:style>
    <style:style style:name="T121" style:family="text">
      <style:text-properties officeooo:rsid="008f91cd" style:font-name-asian="FreeMono1" style:font-name-complex="FreeMono1"/>
    </style:style>
    <style:style style:name="T122" style:family="text">
      <style:text-properties officeooo:rsid="0090f2d4" style:font-name-asian="FreeMono1" style:font-name-complex="FreeMono1"/>
    </style:style>
    <style:style style:name="T123" style:family="text">
      <style:text-properties officeooo:rsid="0092ca38" style:font-name-asian="FreeMono1" style:font-name-complex="FreeMono1"/>
    </style:style>
    <style:style style:name="T124" style:family="text">
      <style:text-properties officeooo:rsid="0093ee39" style:font-name-asian="FreeMono1" style:font-name-complex="FreeMono1"/>
    </style:style>
    <style:style style:name="T125" style:family="text">
      <style:text-properties officeooo:rsid="00973e90" style:font-name-asian="FreeMono1" style:font-name-complex="FreeMono1"/>
    </style:style>
    <style:style style:name="T126" style:family="text">
      <style:text-properties officeooo:rsid="009914bb" style:font-name-asian="FreeMono1" style:font-name-complex="FreeMono1"/>
    </style:style>
    <style:style style:name="T127" style:family="text">
      <style:text-properties officeooo:rsid="009d3326" style:font-name-asian="FreeMono1" style:font-name-complex="FreeMono1"/>
    </style:style>
    <style:style style:name="T128" style:family="text">
      <style:text-properties officeooo:rsid="009f0648" style:font-name-asian="FreeMono1" style:font-name-complex="FreeMono1"/>
    </style:style>
    <style:style style:name="T129" style:family="text">
      <style:text-properties officeooo:rsid="00a5fdb6" style:font-name-asian="FreeMono1" style:font-name-complex="FreeMono1"/>
    </style:style>
    <style:style style:name="T130" style:family="text">
      <style:text-properties officeooo:rsid="00b38846" style:font-name-asian="FreeMono1" style:font-name-complex="FreeMono1"/>
    </style:style>
    <style:style style:name="T131" style:family="text">
      <style:text-properties officeooo:rsid="00b4a25d" style:font-name-asian="FreeMono1" style:font-name-complex="FreeMono1"/>
    </style:style>
    <style:style style:name="T132" style:family="text">
      <style:text-properties officeooo:rsid="00dd84a8" style:font-name-asian="FreeMono1" style:font-name-complex="FreeMono1"/>
    </style:style>
    <style:style style:name="T133" style:family="text">
      <style:text-properties officeooo:rsid="00de50d8" style:font-name-asian="FreeMono1" style:font-name-complex="FreeMono1"/>
    </style:style>
    <style:style style:name="T134" style:family="text">
      <style:text-properties officeooo:rsid="00ef08d7" style:font-name-asian="FreeMono1" style:font-name-complex="FreeMono1"/>
    </style:style>
    <style:style style:name="T135" style:family="text">
      <style:text-properties officeooo:rsid="00ef60f6" style:font-name-asian="FreeMono1" style:font-name-complex="FreeMono1"/>
    </style:style>
    <style:style style:name="T136" style:family="text">
      <style:text-properties officeooo:rsid="00efcdf8" style:font-name-asian="FreeMono1" style:font-name-complex="FreeMono1"/>
    </style:style>
    <style:style style:name="T137" style:family="text">
      <style:text-properties officeooo:rsid="00f2a4c6" style:font-name-asian="FreeMono1" style:font-name-complex="FreeMono1"/>
    </style:style>
    <style:style style:name="T138" style:family="text">
      <style:text-properties officeooo:rsid="00f37191" style:font-name-asian="FreeMono1" style:font-name-complex="FreeMono1"/>
    </style:style>
    <style:style style:name="T139" style:family="text">
      <style:text-properties officeooo:rsid="00f54338" style:font-name-asian="FreeMono1" style:font-name-complex="FreeMono1"/>
    </style:style>
    <style:style style:name="T140" style:family="text">
      <style:text-properties officeooo:rsid="011231bb" style:font-name-asian="FreeMono1" style:font-name-complex="FreeMono1"/>
    </style:style>
    <style:style style:name="T141" style:family="text">
      <style:text-properties officeooo:rsid="012a3cb3" style:font-name-asian="FreeMono1" style:font-name-complex="FreeMono1"/>
    </style:style>
    <style:style style:name="T142" style:family="text">
      <style:text-properties officeooo:rsid="0157de33" style:font-name-asian="FreeMono1" style:font-name-complex="FreeMono1"/>
    </style:style>
    <style:style style:name="T143" style:family="text">
      <style:text-properties officeooo:rsid="015872ec" style:font-name-asian="FreeMono1" style:font-name-complex="FreeMono1"/>
    </style:style>
    <style:style style:name="T144" style:family="text">
      <style:text-properties officeooo:rsid="015d7e24" style:font-name-asian="FreeMono1" style:font-name-complex="FreeMono1"/>
    </style:style>
    <style:style style:name="T145" style:family="text">
      <style:text-properties officeooo:rsid="015eca6e" style:font-name-asian="FreeMono1" style:font-name-complex="FreeMono1"/>
    </style:style>
    <style:style style:name="T146" style:family="text">
      <style:text-properties officeooo:rsid="01604fa4" style:font-name-asian="FreeMono1" style:font-name-complex="FreeMono1"/>
    </style:style>
    <style:style style:name="T147" style:family="text">
      <style:text-properties officeooo:rsid="01626229" style:font-name-asian="FreeMono1" style:font-name-complex="FreeMono1"/>
    </style:style>
    <style:style style:name="T148" style:family="text">
      <style:text-properties officeooo:rsid="01659fd0" style:font-name-asian="FreeMono1" style:font-name-complex="FreeMono1"/>
    </style:style>
    <style:style style:name="T149" style:family="text">
      <style:text-properties officeooo:rsid="018cd052" style:font-name-asian="FreeMono1" style:font-name-complex="FreeMono1"/>
    </style:style>
    <style:style style:name="T150" style:family="text">
      <style:text-properties style:font-name="Jomolhari1" fo:font-size="13pt" style:text-underline-style="none" fo:font-weight="normal" officeooo:rsid="009d3326" style:font-name-asian="FreeMono1" style:font-size-asian="13pt" style:font-weight-asian="normal" style:font-name-complex="FreeMono1" style:font-size-complex="13pt" style:font-weight-complex="normal"/>
    </style:style>
    <style:style style:name="T151" style:family="text">
      <style:text-properties style:font-name="Jomolhari1" fo:font-size="13pt" style:text-underline-style="none" fo:font-weight="normal" officeooo:rsid="0119c413" style:font-name-asian="FreeMono1" style:font-size-asian="13pt" style:font-weight-asian="normal" style:font-name-complex="FreeMono1" style:font-size-complex="13pt" style:font-weight-complex="normal"/>
    </style:style>
    <style:style style:name="T152" style:family="text">
      <style:text-properties style:font-name="Jomolhari1" fo:font-size="13pt" style:text-underline-style="none" fo:font-weight="normal" officeooo:rsid="011abc4c" style:font-name-asian="FreeMono1" style:font-size-asian="13pt" style:font-weight-asian="normal" style:font-name-complex="FreeMono1" style:font-size-complex="13pt" style:font-weight-complex="normal"/>
    </style:style>
    <style:style style:name="T153" style:family="text">
      <style:text-properties style:font-name="Jomolhari1" fo:font-size="13pt" style:text-underline-style="none" fo:font-weight="normal" officeooo:rsid="011bfbe3" style:font-name-asian="FreeMono1" style:font-size-asian="13pt" style:font-weight-asian="normal" style:font-name-complex="FreeMono1" style:font-size-complex="13pt" style:font-weight-complex="normal"/>
    </style:style>
    <style:style style:name="T154" style:family="text">
      <style:text-properties style:font-name="Jomolhari1" fo:font-size="13pt" style:text-underline-style="none" fo:font-weight="normal" officeooo:rsid="011c4aa4" style:font-name-asian="FreeMono1" style:font-size-asian="13pt" style:font-weight-asian="normal" style:font-name-complex="FreeMono1" style:font-size-complex="13pt" style:font-weight-complex="normal"/>
    </style:style>
    <style:style style:name="T155" style:family="text">
      <style:text-properties style:font-name="Jomolhari1" fo:font-size="13pt" style:text-underline-style="none" fo:font-weight="normal" officeooo:rsid="01213bd2" style:font-name-asian="FreeMono1" style:font-size-asian="13pt" style:font-weight-asian="normal" style:font-name-complex="FreeMono1" style:font-size-complex="13pt" style:font-weight-complex="normal"/>
    </style:style>
    <style:style style:name="T156" style:family="text">
      <style:text-properties style:font-name="Jomolhari1" fo:font-size="13pt" style:text-underline-style="none" fo:font-weight="normal" officeooo:rsid="009f4235" style:font-name-asian="FreeMono1" style:font-size-asian="13pt" style:font-weight-asian="normal" style:font-name-complex="FreeMono1" style:font-size-complex="13pt" style:font-weight-complex="normal"/>
    </style:style>
    <style:style style:name="T157" style:family="text">
      <style:text-properties style:font-name="Jomolhari1" fo:font-size="13pt" style:text-underline-style="none" fo:font-weight="normal" officeooo:rsid="01029425" style:font-name-asian="FreeMono1" style:font-size-asian="13pt" style:font-weight-asian="normal" style:font-name-complex="FreeMono1" style:font-size-complex="13pt" style:font-weight-complex="normal"/>
    </style:style>
    <style:style style:name="T158" style:family="text">
      <style:text-properties style:font-name="Jomolhari1" fo:font-size="13pt" style:text-underline-style="none" fo:font-weight="normal" officeooo:rsid="01045f8f" style:font-name-asian="FreeMono1" style:font-size-asian="13pt" style:font-weight-asian="normal" style:font-name-complex="FreeMono1" style:font-size-complex="13pt" style:font-weight-complex="normal"/>
    </style:style>
    <style:style style:name="T159" style:family="text">
      <style:text-properties style:font-name="Jomolhari1" fo:font-size="13pt" style:text-underline-style="none" fo:font-weight="normal" officeooo:rsid="0105aefc" style:font-name-asian="FreeMono1" style:font-size-asian="13pt" style:font-weight-asian="normal" style:font-name-complex="FreeMono1" style:font-size-complex="13pt" style:font-weight-complex="normal"/>
    </style:style>
    <style:style style:name="T160" style:family="text">
      <style:text-properties style:font-name="Jomolhari1" fo:font-size="13pt" style:text-underline-style="none" fo:font-weight="normal" officeooo:rsid="0187b871" style:font-name-asian="FreeMono1" style:font-size-asian="13pt" style:font-weight-asian="normal" style:font-name-complex="FreeMono1" style:font-size-complex="13pt" style:font-weight-complex="normal"/>
    </style:style>
    <style:style style:name="T161" style:family="text">
      <style:text-properties style:font-name="Jomolhari1" fo:font-size="13pt" style:text-underline-style="none" fo:font-weight="normal" officeooo:rsid="0112f1d0" style:font-name-asian="FreeMono1" style:font-size-asian="13pt" style:font-weight-asian="normal" style:font-name-complex="FreeMono1" style:font-size-complex="13pt" style:font-weight-complex="normal"/>
    </style:style>
    <style:style style:name="T162" style:family="text">
      <style:text-properties style:font-name="Jomolhari1" fo:font-size="16pt" style:text-underline-style="none" fo:font-weight="bold" officeooo:rsid="00ed59f4" style:font-name-asian="FreeMono1" style:font-size-asian="16pt" style:font-weight-asian="bold" style:font-name-complex="FreeMono1" style:font-size-complex="16pt" style:font-weight-complex="bold"/>
    </style:style>
    <style:style style:name="T163" style:family="text">
      <style:text-properties style:font-name="Jomolhari1" style:text-underline-style="none" officeooo:rsid="019bf705" style:font-name-asian="FreeMono1" style:font-name-complex="FreeMono1"/>
    </style:style>
    <style:style style:name="T164" style:family="text">
      <style:text-properties style:font-name="Jomolhari1" style:text-underline-style="none" officeooo:rsid="019dedd1" style:font-name-asian="FreeMono1" style:font-name-complex="FreeMono1"/>
    </style:style>
    <style:style style:name="T165" style:family="text">
      <style:text-properties style:font-name="Jomolhari1" style:text-underline-style="none" officeooo:rsid="01c4eccc" style:font-name-asian="FreeMono1" style:font-name-complex="FreeMono1"/>
    </style:style>
    <style:style style:name="T166" style:family="text">
      <style:text-properties style:font-name="Jomolhari1" style:text-underline-style="none" officeooo:rsid="01cf2b39" style:font-name-asian="FreeMono1" style:font-name-complex="FreeMono1"/>
    </style:style>
    <style:style style:name="T167" style:family="text">
      <style:text-properties style:font-name="Jomolhari1" style:text-underline-style="none" officeooo:rsid="01d033c5" style:font-name-asian="FreeMono1" style:font-name-complex="FreeMono1"/>
    </style:style>
    <style:style style:name="T168" style:family="text">
      <style:text-properties style:font-name="Jomolhari1" style:text-underline-style="none" officeooo:rsid="01a2f11b" style:font-name-asian="FreeMono1" style:font-name-complex="FreeMono1"/>
    </style:style>
    <style:style style:name="T169" style:family="text">
      <style:text-properties officeooo:rsid="00a9ce4e"/>
    </style:style>
    <style:style style:name="T170" style:family="text">
      <style:text-properties officeooo:rsid="00aa6c76"/>
    </style:style>
    <style:style style:name="T171" style:family="text">
      <style:text-properties officeooo:rsid="00ab02c4"/>
    </style:style>
    <style:style style:name="T172" style:family="text">
      <style:text-properties officeooo:rsid="00acb9cd"/>
    </style:style>
    <style:style style:name="T173" style:family="text">
      <style:text-properties officeooo:rsid="00adc0fe"/>
    </style:style>
    <style:style style:name="T174" style:family="text">
      <style:text-properties officeooo:rsid="00f1a60a"/>
    </style:style>
    <style:style style:name="T175" style:family="text">
      <style:text-properties officeooo:rsid="00fd9f19"/>
    </style:style>
    <style:style style:name="T176" style:family="text">
      <style:text-properties officeooo:rsid="00ff3a72"/>
    </style:style>
    <style:style style:name="T177" style:family="text">
      <style:text-properties officeooo:rsid="00ff3cbe"/>
    </style:style>
    <style:style style:name="T178" style:family="text">
      <style:text-properties officeooo:rsid="010123cb"/>
    </style:style>
    <style:style style:name="T179" style:family="text">
      <style:text-properties officeooo:rsid="010776af"/>
    </style:style>
    <style:style style:name="T180" style:family="text">
      <style:text-properties officeooo:rsid="010dce35"/>
    </style:style>
    <style:style style:name="T181" style:family="text">
      <style:text-properties fo:font-variant="normal" fo:text-transform="none" fo:color="#222222" style:font-name="Jomolhari1" fo:font-size="13pt" fo:letter-spacing="normal" fo:font-style="normal" style:text-underline-style="none" fo:font-weight="normal" officeooo:rsid="009f4235" style:font-name-asian="FreeMono1" style:font-size-asian="13pt" style:font-weight-asian="normal" style:font-name-complex="FreeMono1" style:font-size-complex="13pt" style:font-weight-complex="normal"/>
    </style:style>
    <style:style style:name="T182" style:family="text">
      <style:text-properties fo:font-variant="normal" fo:text-transform="none" fo:color="#222222" style:font-name="Jomolhari1" fo:font-size="13pt" fo:letter-spacing="normal" fo:font-style="normal" style:text-underline-style="none" fo:font-weight="normal" officeooo:rsid="011f5bd1" style:font-name-asian="FreeMono1" style:font-size-asian="13pt" style:font-weight-asian="normal" style:font-name-complex="FreeMono1" style:font-size-complex="13pt" style:font-weight-complex="normal"/>
    </style:style>
    <style:style style:name="T183" style:family="text">
      <style:text-properties officeooo:rsid="01233e96"/>
    </style:style>
    <style:style style:name="T184" style:family="text">
      <style:text-properties officeooo:rsid="01236834"/>
    </style:style>
    <style:style style:name="T185" style:family="text">
      <style:text-properties officeooo:rsid="01253930"/>
    </style:style>
    <style:style style:name="T186" style:family="text">
      <style:text-properties officeooo:rsid="0126f356"/>
    </style:style>
    <style:style style:name="T187" style:family="text">
      <style:text-properties officeooo:rsid="01278436"/>
    </style:style>
    <style:style style:name="T188" style:family="text">
      <style:text-properties officeooo:rsid="01292cc3"/>
    </style:style>
    <style:style style:name="T189" style:family="text">
      <style:text-properties officeooo:rsid="0129eaf8"/>
    </style:style>
    <style:style style:name="T190" style:family="text">
      <style:text-properties officeooo:rsid="012b03f4"/>
    </style:style>
    <style:style style:name="T191" style:family="text">
      <style:text-properties officeooo:rsid="0130e93c"/>
    </style:style>
    <style:style style:name="T192" style:family="text">
      <style:text-properties officeooo:rsid="01326bc8"/>
    </style:style>
    <style:style style:name="T193" style:family="text">
      <style:text-properties officeooo:rsid="0133e575"/>
    </style:style>
    <style:style style:name="T194" style:family="text">
      <style:text-properties officeooo:rsid="013551d7"/>
    </style:style>
    <style:style style:name="T195" style:family="text">
      <style:text-properties officeooo:rsid="013552f9"/>
    </style:style>
    <style:style style:name="T196" style:family="text">
      <style:text-properties officeooo:rsid="0135e9ca"/>
    </style:style>
    <style:style style:name="T197" style:family="text">
      <style:text-properties officeooo:rsid="0136c71e"/>
    </style:style>
    <style:style style:name="T198" style:family="text">
      <style:text-properties officeooo:rsid="013851ea"/>
    </style:style>
    <style:style style:name="T199" style:family="text">
      <style:text-properties officeooo:rsid="0138eb0e"/>
    </style:style>
    <style:style style:name="T200" style:family="text">
      <style:text-properties officeooo:rsid="01395956"/>
    </style:style>
    <style:style style:name="T201" style:family="text">
      <style:text-properties officeooo:rsid="013e84e5"/>
    </style:style>
    <style:style style:name="T202" style:family="text">
      <style:text-properties officeooo:rsid="01406dbe"/>
    </style:style>
    <style:style style:name="T203" style:family="text">
      <style:text-properties officeooo:rsid="01462ac0"/>
    </style:style>
    <style:style style:name="T204" style:family="text">
      <style:text-properties officeooo:rsid="0148961a"/>
    </style:style>
    <style:style style:name="T205" style:family="text">
      <style:text-properties officeooo:rsid="014a7ebd"/>
    </style:style>
    <style:style style:name="T206" style:family="text">
      <style:text-properties officeooo:rsid="014edd7b"/>
    </style:style>
    <style:style style:name="T207" style:family="text">
      <style:text-properties officeooo:rsid="014fe85d"/>
    </style:style>
    <style:style style:name="T208" style:family="text">
      <style:text-properties officeooo:rsid="015136f5"/>
    </style:style>
    <style:style style:name="T209" style:family="text">
      <style:text-properties officeooo:rsid="0151776f"/>
    </style:style>
    <style:style style:name="T210" style:family="text">
      <style:text-properties officeooo:rsid="015323d2"/>
    </style:style>
    <style:style style:name="T211" style:family="text">
      <style:text-properties officeooo:rsid="01534a2b"/>
    </style:style>
    <style:style style:name="T212" style:family="text">
      <style:text-properties officeooo:rsid="01543fb6"/>
    </style:style>
    <style:style style:name="T213" style:family="text">
      <style:text-properties style:font-name="FreeMono"/>
    </style:style>
    <style:style style:name="T214" style:family="text">
      <style:text-properties style:font-name="FreeMono" officeooo:rsid="0157de33" style:font-name-asian="FreeMono1" style:font-name-complex="FreeMono1"/>
    </style:style>
    <style:style style:name="T215" style:family="text">
      <style:text-properties style:font-name="FreeMono" officeooo:rsid="015872ec" style:font-name-asian="FreeMono1" style:font-name-complex="FreeMono1"/>
    </style:style>
    <style:style style:name="T216" style:family="text">
      <style:text-properties style:font-name="FreeMono" officeooo:rsid="015d7e24" style:font-name-asian="FreeMono1" style:font-name-complex="FreeMono1"/>
    </style:style>
    <style:style style:name="T217" style:family="text">
      <style:text-properties style:font-name="FreeMono" officeooo:rsid="01395956"/>
    </style:style>
    <style:style style:name="T218" style:family="text">
      <style:text-properties style:font-name="FreeMono" fo:font-size="13pt" style:text-underline-style="none" fo:font-weight="normal" officeooo:rsid="00d43c9e" style:font-name-asian="FreeMono1" style:font-size-asian="13pt" style:font-weight-asian="normal" style:font-name-complex="FreeMono1" style:font-size-complex="13pt" style:font-weight-complex="normal"/>
    </style:style>
    <style:style style:name="T219" style:family="text">
      <style:text-properties style:font-name="FreeMono" fo:font-size="13pt" style:text-underline-style="none" fo:font-weight="normal" officeooo:rsid="0198ff6e" style:font-name-asian="FreeMono1" style:font-size-asian="13pt" style:font-weight-asian="normal" style:font-name-complex="FreeMono1" style:font-size-complex="13pt" style:font-weight-complex="normal"/>
    </style:style>
    <style:style style:name="T220" style:family="text">
      <style:text-properties style:font-name="FreeMono" fo:font-size="13pt" style:text-underline-style="none" fo:font-weight="normal" officeooo:rsid="01de4d40" style:font-name-asian="FreeMono1" style:font-size-asian="13pt" style:font-weight-asian="normal" style:font-name-complex="FreeMono1" style:font-size-complex="13pt" style:font-weight-complex="normal"/>
    </style:style>
    <style:style style:name="T221" style:family="text">
      <style:text-properties style:font-name="FreeMono" fo:font-size="13pt" style:text-underline-style="none" fo:font-weight="normal" officeooo:rsid="01e49e17" style:font-name-asian="FreeMono1" style:font-size-asian="13pt" style:font-weight-asian="normal" style:font-name-complex="FreeMono1" style:font-size-complex="13pt" style:font-weight-complex="normal"/>
    </style:style>
    <style:style style:name="T222" style:family="text">
      <style:text-properties style:font-name="FreeMono" fo:font-size="13pt" style:text-underline-style="none" fo:font-weight="normal" officeooo:rsid="01eebbae" style:font-name-asian="FreeMono1" style:font-size-asian="13pt" style:font-weight-asian="normal" style:font-name-complex="FreeMono1" style:font-size-complex="13pt" style:font-weight-complex="normal"/>
    </style:style>
    <style:style style:name="T223" style:family="text">
      <style:text-properties style:font-name="FreeMono" fo:font-size="13pt" style:text-underline-style="none" fo:font-weight="normal" officeooo:rsid="01ef6a9c" style:font-name-asian="FreeMono1" style:font-size-asian="13pt" style:font-weight-asian="normal" style:font-name-complex="FreeMono1" style:font-size-complex="13pt" style:font-weight-complex="normal"/>
    </style:style>
    <style:style style:name="T224" style:family="text">
      <style:text-properties style:font-name="FreeMono" fo:font-size="13pt" style:text-underline-style="none" fo:font-weight="normal" officeooo:rsid="00b5b2a5" style:font-name-asian="FreeMono1" style:font-size-asian="13pt" style:font-weight-asian="normal" style:font-name-complex="FreeMono1" style:font-size-complex="13pt" style:font-weight-complex="normal"/>
    </style:style>
    <style:style style:name="T225" style:family="text">
      <style:text-properties style:font-name="FreeMono" officeooo:rsid="01a12e7e"/>
    </style:style>
    <style:style style:name="T226" style:family="text">
      <style:text-properties style:font-name="FreeMono" officeooo:rsid="01c83c9b"/>
    </style:style>
    <style:style style:name="T227" style:family="text">
      <style:text-properties style:font-name="FreeMono" officeooo:rsid="01ed301e"/>
    </style:style>
    <style:style style:name="T228" style:family="text">
      <style:text-properties style:font-name="FreeMono" officeooo:rsid="0202e55e"/>
    </style:style>
    <style:style style:name="T229" style:family="text">
      <style:text-properties officeooo:rsid="015872ec"/>
    </style:style>
    <style:style style:name="T230" style:family="text">
      <style:text-properties officeooo:rsid="015a60ed"/>
    </style:style>
    <style:style style:name="T231" style:family="text">
      <style:text-properties officeooo:rsid="015bd8e6"/>
    </style:style>
    <style:style style:name="T232" style:family="text">
      <style:text-properties officeooo:rsid="01723141"/>
    </style:style>
    <style:style style:name="T233" style:family="text">
      <style:text-properties officeooo:rsid="01727974"/>
    </style:style>
    <style:style style:name="T234" style:family="text">
      <style:text-properties officeooo:rsid="0180f0ec"/>
    </style:style>
    <style:style style:name="T235" style:family="text">
      <style:text-properties officeooo:rsid="0181c49d"/>
    </style:style>
    <style:style style:name="T236" style:family="text">
      <style:text-properties officeooo:rsid="01859472"/>
    </style:style>
    <style:style style:name="T237" style:family="text">
      <style:text-properties officeooo:rsid="0186a378"/>
    </style:style>
    <style:style style:name="T238" style:family="text">
      <style:text-properties officeooo:rsid="0189c187"/>
    </style:style>
    <style:style style:name="T239" style:family="text">
      <style:text-properties officeooo:rsid="018b1505"/>
    </style:style>
    <style:style style:name="T240" style:family="text">
      <style:text-properties officeooo:rsid="018d7cd1"/>
    </style:style>
    <style:style style:name="T241" style:family="text">
      <style:text-properties officeooo:rsid="0191a19c"/>
    </style:style>
    <style:style style:name="T242" style:family="text">
      <style:text-properties officeooo:rsid="0195d527"/>
    </style:style>
    <style:style style:name="T243" style:family="text">
      <style:text-properties officeooo:rsid="01979d95"/>
    </style:style>
    <style:style style:name="T244" style:family="text">
      <style:text-properties officeooo:rsid="0198354f"/>
    </style:style>
    <style:style style:name="T245" style:family="text">
      <style:text-properties officeooo:rsid="01a09486"/>
    </style:style>
    <style:style style:name="T246" style:family="text">
      <style:text-properties style:font-name="Jomolhari1" officeooo:rsid="01a09486"/>
    </style:style>
    <style:style style:name="T247" style:family="text">
      <style:text-properties style:font-name="Jomolhari1" officeooo:rsid="01a12e7e"/>
    </style:style>
    <style:style style:name="T248" style:family="text">
      <style:text-properties style:font-name="Jomolhari1" officeooo:rsid="01a2f11b"/>
    </style:style>
    <style:style style:name="T249" style:family="text">
      <style:text-properties style:font-name="Jomolhari1" officeooo:rsid="01a596c9"/>
    </style:style>
    <style:style style:name="T250" style:family="text">
      <style:text-properties style:font-name="Jomolhari1" fo:font-weight="bold" officeooo:rsid="01a596c9" style:font-weight-asian="bold" style:font-weight-complex="bold"/>
    </style:style>
    <style:style style:name="T251" style:family="text">
      <style:text-properties style:font-name="Jomolhari1" fo:font-weight="bold" officeooo:rsid="01abfe7f" style:font-weight-asian="bold" style:font-weight-complex="bold"/>
    </style:style>
    <style:style style:name="T252" style:family="text">
      <style:text-properties style:font-name="Jomolhari1" fo:font-weight="bold" officeooo:rsid="01ac808f" style:font-weight-asian="bold" style:font-weight-complex="bold"/>
    </style:style>
    <style:style style:name="T253" style:family="text">
      <style:text-properties style:font-name="Jomolhari1" fo:font-weight="bold" officeooo:rsid="01ad85b7" style:font-weight-asian="bold" style:font-weight-complex="bold"/>
    </style:style>
    <style:style style:name="T254" style:family="text">
      <style:text-properties style:font-name="Jomolhari1" fo:font-weight="bold" officeooo:rsid="01b006cd" style:font-weight-asian="bold" style:font-weight-complex="bold"/>
    </style:style>
    <style:style style:name="T255" style:family="text">
      <style:text-properties style:font-name="Jomolhari1" officeooo:rsid="01d24379" style:font-size-asian="11.3500003814697pt"/>
    </style:style>
    <style:style style:name="T256" style:family="text">
      <style:text-properties style:font-name="Jomolhari1" officeooo:rsid="01abfe7f"/>
    </style:style>
    <style:style style:name="T257" style:family="text">
      <style:text-properties style:font-name="Jomolhari1" officeooo:rsid="01ae9030"/>
    </style:style>
    <style:style style:name="T258" style:family="text">
      <style:text-properties style:font-name="Jomolhari1" fo:font-size="13pt" style:text-underline-style="none" fo:font-weight="normal" officeooo:rsid="020a708f" style:font-name-asian="FreeMono1" style:font-size-asian="13pt" style:font-weight-asian="normal" style:font-name-complex="FreeMono1" style:font-size-complex="13pt" style:font-weight-complex="normal"/>
    </style:style>
    <style:style style:name="T259" style:family="text">
      <style:text-properties style:font-name="Jomolhari1" fo:font-size="13pt" style:text-underline-style="none" fo:font-weight="normal" officeooo:rsid="01eebbae" style:font-name-asian="FreeMono1" style:font-size-asian="13pt" style:font-weight-asian="normal" style:font-name-complex="FreeMono1" style:font-size-complex="13pt" style:font-weight-complex="normal"/>
    </style:style>
    <style:style style:name="T260" style:family="text">
      <style:text-properties style:font-name="Jomolhari1" fo:font-size="13pt" style:text-underline-style="none" fo:font-weight="normal" officeooo:rsid="01f6b599" style:font-name-asian="FreeMono1" style:font-size-asian="13pt" style:font-weight-asian="normal" style:font-name-complex="FreeMono1" style:font-size-complex="13pt" style:font-weight-complex="normal"/>
    </style:style>
    <style:style style:name="T261" style:family="text">
      <style:text-properties style:font-name="Jomolhari1" fo:font-size="13pt" style:text-underline-style="none" fo:font-weight="normal" officeooo:rsid="01ef6a9c" style:font-name-asian="FreeMono1" style:font-size-asian="13pt" style:font-weight-asian="normal" style:font-name-complex="FreeMono1" style:font-size-complex="13pt" style:font-weight-complex="normal"/>
    </style:style>
    <style:style style:name="T262" style:family="text">
      <style:text-properties style:font-name="Jomolhari1" fo:font-size="13pt" style:text-underline-style="none" fo:font-weight="normal" officeooo:rsid="01f0c049" style:font-name-asian="FreeMono1" style:font-size-asian="13pt" style:font-weight-asian="normal" style:font-name-complex="FreeMono1" style:font-size-complex="13pt" style:font-weight-complex="normal"/>
    </style:style>
    <style:style style:name="T263" style:family="text">
      <style:text-properties style:font-name="Jomolhari1" fo:font-size="13pt" style:text-underline-style="none" fo:font-weight="normal" officeooo:rsid="01e91392" style:font-name-asian="FreeMono1" style:font-size-asian="13pt" style:font-weight-asian="normal" style:font-name-complex="FreeMono1" style:font-size-complex="13pt" style:font-weight-complex="normal"/>
    </style:style>
    <style:style style:name="T264" style:family="text">
      <style:text-properties style:font-name="Jomolhari1" fo:font-size="13pt" style:text-underline-style="none" fo:font-weight="normal" officeooo:rsid="01e95d09" style:font-name-asian="FreeMono1" style:font-size-asian="13pt" style:font-weight-asian="normal" style:font-name-complex="FreeMono1" style:font-size-complex="13pt" style:font-weight-complex="normal"/>
    </style:style>
    <style:style style:name="T265" style:family="text">
      <style:text-properties style:font-name="Jomolhari1" fo:font-size="13pt" style:text-underline-style="none" fo:font-weight="normal" officeooo:rsid="01e9a542" style:font-name-asian="FreeMono1" style:font-size-asian="13pt" style:font-weight-asian="normal" style:font-name-complex="FreeMono1" style:font-size-complex="13pt" style:font-weight-complex="normal"/>
    </style:style>
    <style:style style:name="T266" style:family="text">
      <style:text-properties style:font-name="Jomolhari1" officeooo:rsid="01c6aae6"/>
    </style:style>
    <style:style style:name="T267" style:family="text">
      <style:text-properties style:font-name="Jomolhari1" officeooo:rsid="01c8dec4"/>
    </style:style>
    <style:style style:name="T268" style:family="text">
      <style:text-properties style:font-name="Jomolhari1" officeooo:rsid="01ce90cb"/>
    </style:style>
    <style:style style:name="T269" style:family="text">
      <style:text-properties style:font-name="Jomolhari1" officeooo:rsid="02157d73"/>
    </style:style>
    <style:style style:name="T270" style:family="text">
      <style:text-properties officeooo:rsid="01a12e7e"/>
    </style:style>
    <style:style style:name="T271" style:family="text">
      <style:text-properties officeooo:rsid="01a2f11b"/>
    </style:style>
    <style:style style:name="T272" style:family="text">
      <style:text-properties style:font-name="Jomolhari2" fo:font-weight="bold" officeooo:rsid="01b006cd" style:font-weight-asian="bold" style:font-weight-complex="bold"/>
    </style:style>
    <style:style style:name="T273" style:family="text">
      <style:text-properties style:font-name="Jomolhari2" fo:font-weight="bold" officeooo:rsid="01bbf20e" style:font-weight-asian="bold" style:font-weight-complex="bold"/>
    </style:style>
    <style:style style:name="T274" style:family="text">
      <style:text-properties style:font-name="Jomolhari2" officeooo:rsid="01bbf20e"/>
    </style:style>
    <style:style style:name="T275" style:family="text">
      <style:text-properties style:font-name="Jomolhari2" officeooo:rsid="01c157c4"/>
    </style:style>
    <style:style style:name="T276" style:family="text">
      <style:text-properties style:font-name="FreeSans" fo:font-weight="bold" officeooo:rsid="01bf0d21" style:font-name-asian="FreeSans" style:font-weight-asian="bold" style:font-name-complex="FreeSans" style:font-weight-complex="bold"/>
    </style:style>
    <style:style style:name="T277" style:family="text">
      <style:text-properties style:font-name="FreeSans" fo:font-weight="bold" officeooo:rsid="01bf0d21" style:font-name-asian="FreeSans" style:font-size-asian="13pt" style:font-weight-asian="bold" style:font-name-complex="FreeSans" style:font-weight-complex="bold"/>
    </style:style>
    <style:style style:name="T278" style:family="text">
      <style:text-properties style:font-name="FreeSans" fo:font-size="13pt" style:text-underline-style="none" fo:font-weight="bold" officeooo:rsid="01bf0d21" style:font-name-asian="FreeSans" style:font-size-asian="13pt" style:font-weight-asian="bold" style:font-name-complex="FreeSans" style:font-size-complex="13pt" style:font-weight-complex="bold"/>
    </style:style>
    <style:style style:name="T279" style:family="text">
      <style:text-properties officeooo:rsid="01ed301e"/>
    </style:style>
    <style:style style:name="T280" style:family="text">
      <style:text-properties officeooo:rsid="01fbaeb3"/>
    </style:style>
    <style:style style:name="T281" style:family="text">
      <style:text-properties officeooo:rsid="0202e55e"/>
    </style:style>
    <style:style style:name="T28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7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333333" draw:fill="solid" draw:fill-color="#fffff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1in" svg:stroke-color="#333333" draw:fill="solid" draw:fill-color="#ffffff" draw:textarea-horizontal-align="center" draw:textarea-vertical-align="middle" fo:padding-top="0.0484in" fo:padding-bottom="0.0484in" fo:padding-left="0.0484in" fo:padding-right="0.0484in" style:run-through="foreground" style:wrap="run-through" style:number-wrapped-paragraphs="no-limit" style:vertical-pos="from-top" style:vertical-rel="paragraph" style:horizontal-pos="from-left" style:horizontal-rel="paragraph"/>
    </style:style>
    <style:style style:name="gr8" style:family="graphic">
      <style:graphic-properties svg:stroke-width="0in" draw:fill="solid" draw:fill-color="#33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9" style:family="graphic">
      <style:graphic-properties svg:stroke-width="0in" draw:fill="solid" draw:fill-color="#333333" draw:textarea-vertical-align="middle" draw:auto-grow-height="false" fo:min-height="0in" fo:min-width="0in" fo:padding-top="0in" fo:padding-bottom="0in" fo:padding-left="0in" fo:padding-right="0in"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width="0in" svg:stroke-color="#000000" draw:fill="none" draw:fill-color="#ffffff" fo:min-height="0.0728in"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width="0in" svg:stroke-color="#000000" draw:fill="none" draw:fill-color="#ffffff" fo:min-height="0.1445in"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width="0in" svg:stroke-color="#000000" draw:fill="none" draw:fill-color="#ffffff" fo:min-height="0.1457in"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width="0in" svg:stroke-color="#000000" draw:fill="none" draw:fill-color="#ffffff" fo:min-height="0.2291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5">1<text:tab/></text:span><text:span text:style-name="T1">Introduction to LEX</text:span></text:p>
      <text:p text:style-name="P8"/>
      <text:p text:style-name="P8">LEX is a tool used to generate a lexical analyzer. This documentation covers all aspects regarding the use of LEX for SILC development. Technically, LEX is a compiler which compiles <text:span text:style-name="T233">a </text:span>LEX program (prog_file.l) <text:s/>and generates a C file (lex.yy.c) which is in turn compiled using a C compiler to generate an executable file, which is the generated lexical analyzer. </text:p>
      <text:p text:style-name="P9"/>
      <text:p text:style-name="P9"><draw:custom-shape text:anchor-type="paragraph" draw:z-index="0" draw:style-name="gr1" draw:text-style-name="P185" svg:width="1.3335in" svg:height="0.6878in" svg:x="2.6583in" svg:y="0.0917in"><text:p text:style-name="P185"><text:s text:c="2"/>LE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draw:custom-shape text:anchor-type="paragraph" draw:z-index="3"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9" draw:style-name="gr3" svg:width="0.8961in" svg:height="0.2189in" svg:x="5.5689in" svg:y="0.0756in"><draw:text-box><text:p>lex.yy.c</text:p></draw:text-box></draw:frame><draw:frame text:anchor-type="paragraph" draw:z-index="14" draw:style-name="gr4" svg:width="0.8961in" svg:height="0.1925in" svg:x="0.45in" svg:y="0.0756in"><draw:text-box><text:p>prog_file.l</text:p></draw:text-box></draw:frame></text:p>
      <text:p text:style-name="P9"/>
      <text:p text:style-name="P9"><text:tab/></text:p>
      <text:p text:style-name="P7"><draw:custom-shape text:anchor-type="paragraph" draw:z-index="1" draw:style-name="gr1" svg:width="1.3335in" svg:height="0.6878in" svg:x="2.6583in" svg:y="0.1425in"><text:p text:style-name="P185">C compil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draw:custom-shape text:anchor-type="paragraph" draw:z-index="4"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0" draw:style-name="gr3" svg:width="0.8961in" svg:height="0.2189in" svg:x="5.5689in" svg:y="0.0756in"><draw:text-box><text:p>a.out</text:p></draw:text-box></draw:frame><draw:frame text:anchor-type="paragraph" draw:z-index="13" draw:style-name="gr3" svg:width="0.8961in" svg:height="0.2189in" svg:x="0.45in" svg:y="0.0756in"><draw:text-box><text:p>lex.yy.c</text:p></draw:text-box></draw:frame></text:p>
      <text:p text:style-name="P9"/>
      <text:p text:style-name="P10"/>
      <text:p text:style-name="P10"><draw:custom-shape text:anchor-type="paragraph" draw:z-index="2" draw:style-name="gr1" svg:width="1.3335in" svg:height="0.6878in" svg:x="2.6583in" svg:y="0.1043in"><text:p text:style-name="P185">a.ou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draw:frame text:anchor-type="paragraph" draw:z-index="11" draw:style-name="gr3" svg:width="0.8961in" svg:height="0.2189in" svg:x="5.5689in" svg:y="0.0756in"><draw:text-box><text:p>Output</text:p></draw:text-box></draw:frame><draw:custom-shape text:anchor-type="paragraph" draw:z-index="8"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2" draw:style-name="gr3" svg:width="0.8961in" svg:height="0.2189in" svg:x="0.45in" svg:y="0.0756in"><draw:text-box><text:p>Input</text:p></draw:text-box></draw:frame></text:p>
      <text:p text:style-name="P11"/>
      <text:p text:style-name="P31"><text:span text:style-name="T10">The source program <text:s/>is fed as </text:span><text:span text:style-name="T11">the </text:span><text:span text:style-name="T10">input to the the lexical analyzer </text:span><text:span text:style-name="T11">which produces an output of a sequence of tokens.</text:span><text:span text:style-name="T10"> </text:span></text:p>
      <text:p text:style-name="P32"/>
      <text:p text:style-name="P2"><text:span text:style-name="T16">2<text:tab/></text:span><text:span text:style-name="T8">Generating a lexical analyzer using LEX</text:span></text:p>
      <text:p text:style-name="P19"/>
      <text:p text:style-name="P18"><text:span text:style-name="T1">Conceptually, a lexical analyzer scans a given </text:span><text:span text:style-name="T2">source program</text:span><text:span text:style-name="T1"> and produces an output of tokens </text:span><text:span text:style-name="T2">for each lexeme found.</text:span><text:span text:style-name="T3"> A lexeme is a sequence of characters in the source program that matches a pattern that has been specified in the lex program. A token is a single element of a specific programming language (used in the source program) that is recognized by the compiler. </text:span><text:span text:style-name="T4">This documentation focuses on how this is achieved practically using LEX. </text:span><text:span text:style-name="T5">The LEX tool is used to find a certain pattern in the input stream and execute a corresponding action associated with it, as specified in the </text:span><text:span text:style-name="T232">LEX</text:span><text:span text:style-name="T5"> program. This ability of </text:span><text:span text:style-name="T232">LEX</text:span><text:span text:style-name="T5"> is used to return tokens to a parser.</text:span></text:p>
      <text:p text:style-name="P21"><text:soft-page-break/></text:p>
      <text:p text:style-name="P21">Example :</text:p>
      <text:p text:style-name="P21"/>
      <text:p text:style-name="P12"><text:span text:style-name="T5"><text:s/></text:span><text:span text:style-name="T86">“integer”<text:tab/><text:tab/>{return ID_TYPE_INTEGER;}</text:span></text:p>
      <text:p text:style-name="P12"><text:span text:style-name="T5">This rule tells the compiler that the identifier to follow the pattern “integer” is of the type integer. Here the string “int</text:span><text:span text:style-name="T8">eger</text:span><text:span text:style-name="T5">” is the pattern, the return statement is the action and ID_TYPE_INTEGER is the token returned . <text:s text:c="2"/></text:span><text:span text:style-name="T8">A rule in a lex program comprises of a pattern to be matched and a corresponding action.</text:span></text:p>
      <text:p text:style-name="P20"/>
      <text:p text:style-name="P22">The reason LEX is used instead of cascading a series of if-else statements with stcmp() conditions in an attempt to manually write a lexical analyzer in C , is because :</text:p>
      <text:list xml:id="list21372216941" text:style-name="L1">
        <text:list-item>
          <text:p text:style-name="P106">LEX lets us handle character sequences as abstract entities</text:p>
        </text:list-item>
        <text:list-item>
          <text:p text:style-name="P106">Ease of handling errors</text:p>
        </text:list-item>
        <text:list-item>
          <text:p text:style-name="P106">Speed and efficiency</text:p>
          <text:p text:style-name="P118"/>
        </text:list-item>
      </text:list>
      <text:p text:style-name="P3"><text:span text:style-name="T29">3<text:tab/></text:span><text:span text:style-name="T9">The LEX program</text:span></text:p>
      <text:p text:style-name="P22"/>
      <text:p text:style-name="P23">A LEX program consists of three sections : Declarations, Rules and Auxiliary functions.</text:p>
      <text:p text:style-name="P23"/>
      <text:p text:style-name="P23"><draw:frame text:anchor-type="paragraph" draw:z-index="15" draw:style-name="gr5" svg:width="2.1878in" svg:height="1.7295in" svg:x="2.2126in" svg:y="0.0098in"><draw:text-box><text:p>DECLARATIONS</text:p><text:p/><text:p>%%</text:p><text:p/><text:p>RULES</text:p><text:p/><text:p>%%</text:p><text:p/><text:p>AUXILIARY FUNCTIONS</text:p></draw:text-box></draw:frame></text:p>
      <text:p text:style-name="P20"/>
      <text:p text:style-name="P20"/>
      <text:p text:style-name="P20"/>
      <text:p text:style-name="P20"/>
      <text:p text:style-name="P20"/>
      <text:p text:style-name="P33"/>
      <text:p text:style-name="P33">3.1 Declarations</text:p>
      <text:p text:style-name="P33"/>
      <text:p text:style-name="P14"><text:span text:style-name="T9">The declaration</text:span><text:span text:style-name="T32">s</text:span><text:span text:style-name="T9"> section is made up of regular definitions and auxiliary declarations (in C language). </text:span><text:span text:style-name="T76">LEX allows </text:span><text:span text:style-name="T9"><text:s/></text:span><text:span text:style-name="T76">the </text:span><text:span text:style-name="T9">use of shorthand / extensions to regular expressions </text:span><text:soft-page-break/><text:span text:style-name="T9">for the regular definitions. </text:span><text:span text:style-name="T12">A regular definition in LEX is of the form :</text:span></text:p>
      <text:p text:style-name="P24"><text:tab/>D<text:tab/>R</text:p>
      <text:p text:style-name="P13"><text:span text:style-name="T12">where D is the symbol representing the regular expression R. The optional auxiliary declaration in C language is enclosed within ' %{ ' and ' %} ' . </text:span><text:span text:style-name="T33">It is generally used to </text:span><text:span text:style-name="T34">declare functions,</text:span><text:span text:style-name="T33"> includ</text:span><text:span text:style-name="T34">e</text:span><text:span text:style-name="T33"> header files, </text:span><text:span text:style-name="T34">or define global variables and constants.</text:span></text:p>
      <text:p text:style-name="P24"/>
      <text:p text:style-name="P24">Example :</text:p>
      <text:p text:style-name="P38"/>
      <text:p text:style-name="P38">%{</text:p>
      <text:p text:style-name="P37"><text:tab/>/*My lexical analyzer's declaration section*/</text:p>
      <text:p text:style-name="P37"><text:tab/>#include&lt;stdio.h&gt;</text:p>
      <text:p text:style-name="P37">%}</text:p>
      <text:p text:style-name="P39"><text:span text:style-name="T13">number </text:span><text:tab/>[0-9]+</text:p>
      <text:p text:style-name="P39"><text:span text:style-name="T13">op </text:span><text:tab/><text:tab/>[-|+|*|/|^|=]</text:p>
      <text:p text:style-name="P37">%%</text:p>
      <text:p text:style-name="P35"/>
      <text:p text:style-name="P35">3.2 Rules</text:p>
      <text:p text:style-name="P36"/>
      <text:p text:style-name="P36">Rules in a lex program consists of two parts :</text:p>
      <text:list xml:id="list387706232" text:style-name="L2">
        <text:list-item>
          <text:p text:style-name="P120">The pattern to be matched</text:p>
        </text:list-item>
        <text:list-item>
          <text:p text:style-name="P120">The corresponding action to be executed</text:p>
        </text:list-item>
      </text:list>
      <text:p text:style-name="P15"><text:span text:style-name="T8">The pattern match to be found is specified as a regular expression . </text:span><text:span text:style-name="T9">The reason we use regular expressions is because they are simple, handy and do the perfect job of representing a set of strings. </text:span></text:p>
      <text:p text:style-name="P25"/>
      <text:p text:style-name="P25">Example:</text:p>
      <text:p text:style-name="P49"/>
      <text:p text:style-name="P40"><text:span text:style-name="T77">{number}<text:tab/></text:span><text:span text:style-name="T78">{</text:span><text:span text:style-name="T97">printf</text:span><text:span text:style-name="T77">(</text:span><text:span text:style-name="T95">“ </text:span><text:span text:style-name="T77">This is a number”);</text:span><text:span text:style-name="T78">}</text:span></text:p>
      <text:p text:style-name="P41"><text:span text:style-name="T92">{op}<text:tab/><text:tab/>{</text:span><text:span text:style-name="T97">printf</text:span><text:span text:style-name="T92">(“ This is an operator”);}</text:span></text:p>
      <text:p text:style-name="P50">%%</text:p>
      <text:p text:style-name="P71"/>
      <text:p text:style-name="P77">Sample Input/Output</text:p>
      <text:p text:style-name="P51"/>
      <text:p text:style-name="P51">I: 234</text:p>
      <text:p text:style-name="P51">O: This is a number</text:p>
      <text:p text:style-name="P52"/>
      <text:p text:style-name="P52">I: *</text:p>
      <text:p text:style-name="P52">O: This is an operator</text:p>
      <text:p text:style-name="P53"/>
      <text:p text:style-name="P53"/>
      <text:p text:style-name="P53"><text:soft-page-break/>I: 2+3</text:p>
      <text:p text:style-name="P42"><text:span text:style-name="T95">O: This is a number This is an operator </text:span><text:span text:style-name="T96">This is a number</text:span></text:p>
      <text:p text:style-name="P16"><text:span text:style-name="T79"/></text:p>
      <text:p text:style-name="P16"><text:span text:style-name="T79">The LEX compiler obtains the regular expression</text:span><text:span text:style-name="T94">s</text:span><text:span text:style-name="T79"> of the symbol</text:span><text:span text:style-name="T94">s</text:span><text:span text:style-name="T79"> </text:span><text:span text:style-name="T81">number</text:span><text:span text:style-name="T79"> </text:span><text:span text:style-name="T94">and </text:span><text:span text:style-name="T82">op </text:span><text:span text:style-name="T79">from the declarations section and if </text:span><text:span text:style-name="T80">a </text:span><text:span text:style-name="T79">match </text:span><text:span text:style-name="T80">is found in the input stream</text:span><text:span text:style-name="T79"> </text:span><text:span text:style-name="T80">according to</text:span><text:span text:style-name="T79"> the specification, executes the </text:span><text:span text:style-name="T93">corresponding </text:span><text:span text:style-name="T79">action. </text:span></text:p>
      <text:p text:style-name="P26"/>
      <text:p text:style-name="P34">3.3 Auxiliary functions</text:p>
      <text:p text:style-name="P111"/>
      <text:p text:style-name="P17"><text:span text:style-name="T98">In order to avoid huge amounts of code in </text:span><text:span text:style-name="T106">the</text:span><text:span text:style-name="T98"> actions section, LEX provides <text:s/></text:span><text:span text:style-name="T99">auxiliary</text:span><text:span text:style-name="T98"> </text:span><text:span text:style-name="T99">function</text:span><text:span text:style-name="T100">s</text:span><text:span text:style-name="T98"> section.</text:span><text:span text:style-name="T101"> </text:span><text:span text:style-name="T107">This section may be omitted</text:span><text:span text:style-name="T108"> in case of use with a parser</text:span><text:span text:style-name="T107">. </text:span><text:span text:style-name="T101">Th</text:span><text:span text:style-name="T102">e</text:span><text:span text:style-name="T101"> user </text:span><text:span text:style-name="T105">must</text:span><text:span text:style-name="T103"> </text:span><text:span text:style-name="T101">define </text:span><text:span text:style-name="T102">the </text:span><text:span text:style-name="T101">main function </text:span><text:span text:style-name="T102">in this section </text:span><text:span text:style-name="T108">for using the lexical analyzer independent of the parser</text:span><text:span text:style-name="T102">.</text:span><text:span text:style-name="T98"> </text:span><text:span text:style-name="T101">The </text:span><text:span text:style-name="T104">C </text:span><text:span text:style-name="T101">code in this section </text:span><text:span text:style-name="T104">and the declarations </text:span><text:span text:style-name="T101">is copied as such to the lex.yy.c file.</text:span></text:p>
      <text:p text:style-name="P27"/>
      <text:p text:style-name="P27">Example :</text:p>
      <text:p text:style-name="P27"/>
      <text:p text:style-name="P55">int main()</text:p>
      <text:p text:style-name="P55">{</text:p>
      <text:p text:style-name="P55"><text:tab/>yylex();</text:p>
      <text:p text:style-name="P55"><text:tab/>return 1;</text:p>
      <text:p text:style-name="P55">}</text:p>
      <text:p text:style-name="P93"/>
      <text:p text:style-name="P99"><text:span text:style-name="T109">4<text:tab/></text:span><text:span text:style-name="T110">The yyvariables</text:span></text:p>
      <text:p text:style-name="P78"/>
      <text:p text:style-name="P78">The following variables are offered by lex and are of great use while constructing a lexical analyzer for a compiler.</text:p>
      <text:list xml:id="list1078801224" text:style-name="L3">
        <text:list-item>
          <text:p text:style-name="P122">yytext</text:p>
        </text:list-item>
        <text:list-item>
          <text:p text:style-name="P122">yyleng</text:p>
        </text:list-item>
        <text:list-item>
          <text:p text:style-name="P122">yylval</text:p>
        </text:list-item>
      </text:list>
      <text:p text:style-name="P98"/>
      <text:p text:style-name="P98">4.1<text:tab/>yytext</text:p>
      <text:p text:style-name="P91"/>
      <text:p text:style-name="P91">yytext is of the type char* and it contains the lexeme currently found. yytext points to the beginning of the input stream in the input buffer and is valid only within the <text:soft-page-break/>actions section, i.e. It is available only when a pattern match is found. </text:p>
      <text:p text:style-name="P92"/>
      <text:p text:style-name="P92">Example:</text:p>
      <text:p text:style-name="P70"/>
      <text:p text:style-name="P54"><text:span text:style-name="T112">{number}<text:tab/>{printf("</text:span><text:span text:style-name="T114">Number </text:span><text:span text:style-name="T112">: %d",atoi(yytext));}</text:span></text:p>
      <text:p text:style-name="P94"/>
      <text:p text:style-name="P80">Sample Input/Output</text:p>
      <text:p text:style-name="P57"/>
      <text:p text:style-name="P57">I: 25</text:p>
      <text:p text:style-name="P43"><text:span text:style-name="T113">O: Number : 2</text:span><text:span text:style-name="T115">5</text:span></text:p>
      <text:p text:style-name="P58"/>
      <text:p text:style-name="P95">4.2<text:tab/>yyleng</text:p>
      <text:p text:style-name="P131"/>
      <text:p text:style-name="P72"><text:span text:style-name="T116">yyleng is of the type int and it stores the length of the string given by yytext, i.e. The length of the string in the buffer currently matched. It is similar in nature w.r.t. </text:span><text:span text:style-name="T117">a</text:span><text:span text:style-name="T116">vailability.</text:span></text:p>
      <text:p text:style-name="P81"/>
      <text:p text:style-name="P81">Example:</text:p>
      <text:p text:style-name="P59"/>
      <text:p text:style-name="P44"><text:span text:style-name="T118">{number}<text:tab/>printf("Number of digits </text:span><text:span text:style-name="T119">=</text:span><text:span text:style-name="T118"> <text:s/>%d",yyleng);</text:span></text:p>
      <text:p text:style-name="P59"/>
      <text:p text:style-name="P82">Sample Input/Output</text:p>
      <text:p text:style-name="P60"/>
      <text:p text:style-name="P60">I: 1234</text:p>
      <text:p text:style-name="P60">O: Number of digits = 4</text:p>
      <text:p text:style-name="P61"/>
      <text:p text:style-name="P73"><text:span text:style-name="T120">4</text:span><text:span text:style-name="T30">.3<text:tab/>yylval</text:span></text:p>
      <text:p text:style-name="P132"/>
      <text:p text:style-name="P74"><text:span text:style-name="T121">yylval is a global variable </text:span><text:span text:style-name="T134">of the type int. </text:span><text:span text:style-name="T135">This variable is accessible by the parser, hence it helps in sharing </text:span><text:span text:style-name="T139">of data between the lexical analyzer and the parser</text:span><text:span text:style-name="T135">.</text:span><text:span text:style-name="T149"> </text:span><text:span text:style-name="T135">It</text:span><text:span text:style-name="T121"> is used to return other additional information about the lexeme found to the parser </text:span><text:span text:style-name="T124">i.e.</text:span><text:span text:style-name="T121"> </text:span><text:span text:style-name="T123">yylval is used to return an attribute in addition to the token name </text:span><text:span text:style-name="T136">to the parser</text:span><text:span text:style-name="T123">. </text:span></text:p>
      <text:p text:style-name="P83"/>
      <text:p text:style-name="P83">Example :</text:p>
      <text:p text:style-name="P62"/>
      <text:p text:style-name="P62">{number}<text:tab/>{</text:p>
      <text:p text:style-name="P63"><text:tab/><text:tab/><text:tab/>yylval=<text:span text:style-name="T174">atoi(yytext)</text:span>;</text:p>
      <text:p text:style-name="P45"><text:span text:style-name="T122"><text:tab/><text:tab/><text:tab/></text:span><text:span text:style-name="T125">return NUMBER;</text:span></text:p>
      <text:p text:style-name="P62"><text:tab/><text:tab/>}</text:p>
      <text:p text:style-name="P65"><text:soft-page-break/></text:p>
      <text:p text:style-name="P75"><text:span text:style-name="T140">In the above example</text:span><text:span text:style-name="T123">, </text:span><text:span text:style-name="T137">the lexical analyzer tells the parser that the lexeme found is of the token type <text:s/></text:span><text:span text:style-name="T88">NUMBER</text:span><text:span text:style-name="T137"> </text:span><text:span text:style-name="T138">and the value of the token is obtained by the parser by using yylval. </text:span></text:p>
      <text:p text:style-name="P133"/>
      <text:p text:style-name="P90"><text:span text:style-name="T175">To </text:span><text:span text:style-name="T176">return an attribute of </text:span><text:span text:style-name="T177">a type other than int, yylval maybe overridden by a user defined yylval in the auxiliary declarations section. </text:span><text:span text:style-name="T178">In order to return multiple attribute values for a token, it may be declared to be of the type </text:span><text:span text:style-name="T90">union</text:span><text:span text:style-name="T178">.</text:span></text:p>
      <text:p text:style-name="P134"/>
      <text:p text:style-name="P134">Example:</text:p>
      <text:p text:style-name="P135"><text:span text:style-name="T234"/></text:p>
      <text:p text:style-name="P149"><text:span text:style-name="T234">%{</text:span></text:p>
      <text:p text:style-name="P150"><text:span text:style-name="T235"><text:tab/>#include&lt;stdio.h&gt;</text:span></text:p>
      <text:p text:style-name="P149"><text:span text:style-name="T234"><text:tab/></text:span><text:span text:style-name="T238">typedef union </text:span></text:p>
      <text:p text:style-name="P149"><text:span text:style-name="T234"><text:tab/>{</text:span></text:p>
      <text:p text:style-name="P149"><text:span text:style-name="T234"><text:tab/><text:tab/>int value;</text:span></text:p>
      <text:p text:style-name="P149"><text:span text:style-name="T234"><text:tab/><text:tab/>int </text:span><text:span text:style-name="T236">number_of_digits</text:span><text:span text:style-name="T234">;</text:span></text:p>
      <text:p text:style-name="P149"><text:span text:style-name="T234"><text:tab/>}</text:span><text:span text:style-name="T238">YYSTYPE</text:span><text:span text:style-name="T234">;</text:span></text:p>
      <text:p text:style-name="P149"><text:span text:style-name="T234"><text:tab/></text:span><text:span text:style-name="T239">YYSTYPE yylval;</text:span></text:p>
      <text:p text:style-name="P158"><text:span text:style-name="T13">%</text:span><text:span text:style-name="T14">}</text:span></text:p>
      <text:p text:style-name="P158"><text:span text:style-name="T14"/></text:p>
      <text:p text:style-name="P158"><text:span text:style-name="T13">number </text:span><text:tab/>[0-9]+</text:p>
      <text:p text:style-name="P149"><text:span text:style-name="T234"/></text:p>
      <text:p text:style-name="P149"><text:span text:style-name="T234">%%</text:span></text:p>
      <text:p text:style-name="P149"/>
      <text:p text:style-name="P149">{number}<text:tab/>{</text:p>
      <text:p text:style-name="P64"><text:tab/><text:tab/><text:tab/>yylval.<text:span text:style-name="T180">value </text:span>= <text:span text:style-name="T174">atoi(yytext)</text:span>;</text:p>
      <text:p text:style-name="P64"><text:tab/><text:tab/><text:tab/><text:span text:style-name="T180">yylval.</text:span><text:span text:style-name="T237">number_of_digits </text:span><text:span text:style-name="T180">= yyleng;</text:span></text:p>
      <text:p text:style-name="P48"><text:span text:style-name="T122"><text:tab/><text:tab/><text:tab/></text:span><text:span text:style-name="T125">return NUMBER;</text:span></text:p>
      <text:p text:style-name="P64"><text:tab/><text:tab/>}</text:p>
      <text:p text:style-name="P147"/>
      <text:p text:style-name="P142"><text:span text:style-name="T179">NOTE :</text:span><text:span text:style-name="T178"> </text:span></text:p>
      <text:list xml:id="list308580925" text:style-name="L8">
        <text:list-item>
          <text:p text:style-name="P167"><text:span text:style-name="T157">The reason union is preferred over </text:span><text:span text:style-name="T84">struct</text:span><text:span text:style-name="T157"> is lesser memory requirement by </text:span><text:span text:style-name="T84">union</text:span><text:span text:style-name="T157">. </text:span><text:span text:style-name="T158">Creating a </text:span><text:span text:style-name="T85">struct</text:span><text:span text:style-name="T158"> for each token might lead to wastage of huge amounts of memory, while on the other hand, values are simply overwritten in case of the type </text:span><text:span text:style-name="T85">union </text:span><text:span text:style-name="T159">for each consecutive </text:span><text:span text:style-name="T160">lexeme</text:span><text:span text:style-name="T159"> </text:span><text:span text:style-name="T161">found</text:span><text:span text:style-name="T159">. </text:span><text:span text:style-name="T158"><text:s/></text:span></text:p>
        </text:list-item>
        <text:list-item>
          <text:p text:style-name="P137"><text:span text:style-name="T240">The description of yylval here has been provided only for the understanding of handling of attributes. It is not de</text:span><text:span text:style-name="T242">clared</text:span><text:span text:style-name="T240"> by default in lex.yy.c by LEX. Hence, yylval must be defined manually to handle attributes independent of a parser.</text:span></text:p>
        </text:list-item>
      </text:list>
      <text:p text:style-name="P136"><text:span text:style-name="T241"/></text:p>
      <text:p text:style-name="P100"><text:soft-page-break/>5<text:tab/>The yyfunctions</text:p>
      <text:p text:style-name="P79"/>
      <text:p text:style-name="P75"><text:span text:style-name="T111">The following </text:span><text:span text:style-name="T127">functions</text:span><text:span text:style-name="T111"> </text:span><text:span text:style-name="T127">in</text:span><text:span text:style-name="T111"> lex are of </text:span><text:span text:style-name="T127">significant importance</text:span><text:span text:style-name="T111"> while constructing a lexical analyzer for a compiler.</text:span></text:p>
      <text:list xml:id="list855728635" text:style-name="L4">
        <text:list-item>
          <text:p text:style-name="P138">yylex()</text:p>
        </text:list-item>
        <text:list-item>
          <text:p text:style-name="P138">yywrap()</text:p>
        </text:list-item>
      </text:list>
      <text:p text:style-name="P96"/>
      <text:p text:style-name="P96">5.1<text:tab/>yylex()</text:p>
      <text:p text:style-name="P84"/>
      <text:p text:style-name="P76"><text:span text:style-name="T127">yylex() is the scanning routine function that returns the token that has been obtained by the scanning process. It's return type is int. </text:span><text:span text:style-name="T128">y</text:span><text:span text:style-name="T127">ylex() continues scanning either till EOF is reached or one if actions executes a return statement. </text:span></text:p>
      <text:p text:style-name="P86"/>
      <text:p text:style-name="P86"/>
      <text:p text:style-name="P86">NOTE :</text:p>
      <text:list xml:id="list1220985575" text:style-name="L5">
        <text:list-item>
          <text:p text:style-name="P159"><text:span text:style-name="T151">If yylex() is called more than once, it simply starts scanning from </text:span><text:span text:style-name="T153">the position</text:span><text:span text:style-name="T152"> in the file where it </text:span><text:span text:style-name="T154">had </text:span><text:span text:style-name="T155">ceased</text:span><text:span text:style-name="T151"> in the previous call.</text:span></text:p>
        </text:list-item>
        <text:list-item>
          <text:p text:style-name="P160"><text:span text:style-name="T182">T</text:span><text:span text:style-name="T181">he carriage return CR marks the end of input instead of EOF when the</text:span><text:span text:style-name="T156"><text:line-break/></text:span><text:span text:style-name="T181">input is read from the terminal.</text:span><text:span text:style-name="T150"> </text:span></text:p>
        </text:list-item>
      </text:list>
      <text:p text:style-name="P85"/>
      <text:p text:style-name="P87">A parser repetitively calls the yylex() function to <text:span text:style-name="T186">consecutively</text:span><text:span text:style-name="T185"> read tokens </text:span><text:span text:style-name="T187">from</text:span><text:span text:style-name="T185"> the input</text:span>. The rules specified in the LEX program is used <text:span text:style-name="T187">by LEX </text:span>to build the code of yylex() in the lex.yy.c file.</text:p>
      <text:p text:style-name="P87"/>
      <text:p text:style-name="P97">5.2<text:tab/>yywrap()</text:p>
      <text:p text:style-name="P88"/>
      <text:p text:style-name="P139">yywrap() is a function called by <text:span text:style-name="T229">the scanner</text:span> when <text:span text:style-name="T189">it</text:span> <text:span text:style-name="T188">encounters an</text:span> EOF. <text:span text:style-name="T190">It</text:span><text:span text:style-name="T201">'</text:span><text:span text:style-name="T190">s return type is int. </text:span><text:span text:style-name="T191">If </text:span><text:span text:style-name="T195">yywrap()</text:span><text:span text:style-name="T191"> returns </text:span><text:span text:style-name="T197">a </text:span><text:span text:style-name="T191">non-zero </text:span><text:span text:style-name="T196">value </text:span><text:span text:style-name="T197">(indicating true) </text:span><text:span text:style-name="T191">, </text:span><text:span text:style-name="T192">then </text:span><text:span text:style-name="T230">the scanner</text:span><text:span text:style-name="T192"> 'wraps up' i.e. </text:span><text:span text:style-name="T194">s</text:span><text:span text:style-name="T193">tops </text:span><text:span text:style-name="T192">scanning</text:span><text:span text:style-name="T191">. </text:span><text:span text:style-name="T198">If yywrap() retur</text:span><text:span text:style-name="T199">n</text:span><text:span text:style-name="T198">s zero (indicating false), </text:span><text:span text:style-name="T231">the scanner</text:span><text:span text:style-name="T198"> </text:span><text:span text:style-name="T199">assumes that there is more input to be scanned and continues scanning. </text:span><text:span text:style-name="T200">This function is useful if the programmer wishes to </text:span><text:span text:style-name="T203">arrange for more input on completion of scanning a</text:span><text:span text:style-name="T243">n input</text:span><text:span text:style-name="T203"> file. </text:span></text:p>
      <text:p text:style-name="P140"><text:soft-page-break/><text:span text:style-name="T204"/></text:p>
      <text:p text:style-name="P140"><text:span text:style-name="T204">E</text:span><text:span text:style-name="T203">xample :</text:span></text:p>
      <text:p text:style-name="P141"><text:span text:style-name="T206"/></text:p>
      <text:p text:style-name="P140"><text:span text:style-name="T204">If the programmer wishes to </text:span><text:span text:style-name="T200">scan more than one input file </text:span><text:span text:style-name="T205">using the generated lexical analyzer,</text:span><text:span text:style-name="T200"> </text:span><text:span text:style-name="T205">i</text:span><text:span text:style-name="T200">t can be simply done by setting </text:span><text:span text:style-name="T217">yyin</text:span><text:span text:style-name="T200"> (the input file pointer) to a new input file in yywrap()'s definition.</text:span><text:span text:style-name="T202"> </text:span></text:p>
      <text:p text:style-name="P168"><text:span text:style-name="T206">int yywrap()</text:span></text:p>
      <text:p text:style-name="P168"><text:span text:style-name="T206">{</text:span></text:p>
      <text:p text:style-name="P169"><text:span text:style-name="T206"><text:tab/></text:span><text:span text:style-name="T207">FILE *newfile_pointer;</text:span></text:p>
      <text:p text:style-name="P169"><text:span text:style-name="T207"><text:tab/></text:span><text:span text:style-name="T208">newfile_pointer=fopen(“prog_file_2.l”);</text:span></text:p>
      <text:p text:style-name="P169"><text:span text:style-name="T206"><text:tab/></text:span><text:span text:style-name="T210">if(yyin!=</text:span><text:span text:style-name="T211">newfile_pointer)</text:span><text:span text:style-name="T206"><text:tab/></text:span></text:p>
      <text:p text:style-name="P171"><text:span text:style-name="T206"><text:tab/></text:span><text:span text:style-name="T244">{</text:span></text:p>
      <text:p text:style-name="P171"><text:span text:style-name="T244"><text:tab/></text:span><text:span text:style-name="T206"><text:tab/>yyin = newfile_pointer;</text:span></text:p>
      <text:p text:style-name="P168"><text:span text:style-name="T206"><text:tab/><text:tab/></text:span><text:span text:style-name="T209">return 0;</text:span></text:p>
      <text:p text:style-name="P168"><text:span text:style-name="T209"><text:tab/></text:span><text:span text:style-name="T244">}</text:span></text:p>
      <text:p text:style-name="P168"><text:span text:style-name="T209"><text:tab/></text:span><text:span text:style-name="T212">else</text:span></text:p>
      <text:p text:style-name="P168"><text:span text:style-name="T212"><text:tab/><text:tab/>return 1;</text:span></text:p>
      <text:p text:style-name="P170"><text:span text:style-name="T209">}</text:span></text:p>
      <text:p text:style-name="P179"><text:span text:style-name="T142">This definition of </text:span><text:span text:style-name="T214">yywrap()</text:span><text:span text:style-name="T142"> sets the input file pointer to </text:span><text:span text:style-name="T214">prog_file_2.l</text:span><text:span text:style-name="T142"> </text:span><text:span text:style-name="T147">and </text:span><text:span text:style-name="T144">returns 0 </text:span><text:span text:style-name="T147">if the scanner finished scanning the first input file</text:span><text:span text:style-name="T142">. </text:span><text:span text:style-name="T145">As a result, t</text:span><text:span text:style-name="T143">he scanner continues scanning in </text:span><text:span text:style-name="T215">prog_file_2.l</text:span><text:span text:style-name="T143"> . </text:span><text:span text:style-name="T148">When the</text:span><text:span text:style-name="T143"> scanner call</text:span><text:span text:style-name="T146">s</text:span><text:span text:style-name="T143"> </text:span><text:span text:style-name="T144">yywrap() on EOF of </text:span><text:span text:style-name="T216">prog_file_2.l</text:span><text:span text:style-name="T144"> then it returns 0, and the scanner stops scanning.</text:span></text:p>
      <text:p text:style-name="P179"><text:span text:style-name="T144"/></text:p>
      <text:p text:style-name="P144"><text:span text:style-name="T129">LEX also allows the programmer to avoid defining yywrap() by using <text:s text:c="9"/></text:span><text:span text:style-name="T87">%option noyywrap</text:span><text:span text:style-name="T129"> in the declarations section. </text:span><text:span text:style-name="T141">This options removes the call to yywrap(). </text:span><text:span text:style-name="T129">Note that, it is </text:span><text:span text:style-name="T31">mandatory</text:span><text:span text:style-name="T129"> to either define yywrap</text:span><text:span text:style-name="T130">()</text:span><text:span text:style-name="T129"> or indicate the absence </text:span><text:span text:style-name="T131">using the</text:span><text:span text:style-name="T129"> </text:span><text:span text:style-name="T87">%option</text:span><text:span text:style-name="T129"> feature. If not, the LEX compiler will flag an error.</text:span></text:p>
      <text:p text:style-name="P55"/>
      <text:p text:style-name="P103"><text:span text:style-name="T64">6</text:span><text:span text:style-name="T65"><text:tab/>The Even-Odd Program</text:span></text:p>
      <text:p text:style-name="P69"/>
      <text:p text:style-name="P69">%{ </text:p>
      <text:p text:style-name="P69">/* </text:p>
      <text:p text:style-name="P69">1.Request input of an even and an odd number </text:p>
      <text:p text:style-name="P69">2.indicate input characteristic : Even/Odd [digit_length] </text:p>
      <text:p text:style-name="P69">3.check for input's correctness and print result </text:p>
      <text:p text:style-name="P69">*/ </text:p>
      <text:p text:style-name="P69"/>
      <text:p text:style-name="P69">#include&lt;stdlib.h&gt; </text:p>
      <text:p text:style-name="P69">#include&lt;stdio.h&gt; </text:p>
      <text:p text:style-name="P69"/>
      <text:p text:style-name="P69">int number_1; </text:p>
      <text:p text:style-name="P69">int number_2; </text:p>
      <text:p text:style-name="P69"><text:soft-page-break/>%} </text:p>
      <text:p text:style-name="P69"/>
      <text:p text:style-name="P69"/>
      <text:p text:style-name="P69">number_sequence [0-9]* </text:p>
      <text:p text:style-name="P69"/>
      <text:p text:style-name="P69">%% </text:p>
      <text:p text:style-name="P69"/>
      <text:p text:style-name="P69">{number_sequence}[0|2|4|6|8]<text:tab/><text:tab/>{ </text:p>
      <text:p text:style-name="P69"><text:tab/><text:tab/><text:tab/><text:tab/><text:tab/><text:tab/>printf("Even number [%d]",yyleng); </text:p>
      <text:p text:style-name="P69"><text:tab/><text:tab/><text:tab/><text:tab/><text:tab/><text:tab/>return atoi(yytext); </text:p>
      <text:p text:style-name="P69"><text:tab/><text:tab/><text:tab/><text:tab/><text:tab/>} </text:p>
      <text:p text:style-name="P69"/>
      <text:p text:style-name="P69">{number_sequence}[1|3|5|7|9]<text:tab/><text:tab/>{ </text:p>
      <text:p text:style-name="P69"><text:tab/><text:tab/><text:tab/><text:tab/><text:tab/><text:tab/>printf("Odd number [%d]",yyleng);<text:tab/> </text:p>
      <text:p text:style-name="P69"><text:tab/><text:tab/><text:tab/><text:tab/><text:tab/><text:tab/>return atoi(yytext); </text:p>
      <text:p text:style-name="P69"><text:tab/><text:tab/><text:tab/><text:tab/><text:tab/>} </text:p>
      <text:p text:style-name="P69">%% </text:p>
      <text:p text:style-name="P69"/>
      <text:p text:style-name="P69">int yywrap </text:p>
      <text:p text:style-name="P69">{ </text:p>
      <text:p text:style-name="P69"><text:s/><text:tab/>return 1; </text:p>
      <text:p text:style-name="P69">} </text:p>
      <text:p text:style-name="P69"><text:s/></text:p>
      <text:p text:style-name="P69">int main() </text:p>
      <text:p text:style-name="P69">{ </text:p>
      <text:p text:style-name="P69"><text:tab/>printf("\nInput an even number and an odd number\n"); </text:p>
      <text:p text:style-name="P69"><text:s/><text:tab/>number_1 = yylex(); </text:p>
      <text:p text:style-name="P69"><text:tab/>number_2 = yylex(); </text:p>
      <text:p text:style-name="P69"><text:tab/>int diff = number_1 - number_2; </text:p>
      <text:p text:style-name="P69"><text:tab/>if(diff%2!=0) </text:p>
      <text:p text:style-name="P69"><text:tab/><text:tab/>printf("\nYour inputs were checked for correctness, \nResult : Correct\n"); </text:p>
      <text:p text:style-name="P69"><text:tab/>else </text:p>
      <text:p text:style-name="P69"><text:tab/><text:tab/>printf("\nYour inputs were checked for correctness, \nResult : You do not know how to read\n"); </text:p>
      <text:p text:style-name="P69"><text:tab/>return 1; </text:p>
      <text:p text:style-name="P69">}</text:p>
      <text:p text:style-name="P101"/>
      <text:p text:style-name="P5">7<text:tab/>Disambiguation rules</text:p>
      <text:p text:style-name="P30"/>
      <text:p text:style-name="P46"><text:span text:style-name="T62">LEX uses two important disambiguation rules </text:span><text:span text:style-name="T63">in selecting the right action to execute in case of a conflict </text:span><text:span text:style-name="T62">:</text:span></text:p>
      <text:list xml:id="list988877697" text:style-name="L6">
        <text:list-item>
          <text:p text:style-name="P112">Order of occurrence is assigned as the pattern's matching priority.</text:p>
        </text:list-item>
        <text:list-item>
          <text:p text:style-name="P112">“Longest match” is preferred. <text:s text:c="2"/></text:p>
        </text:list-item>
      </text:list>
      <text:p text:style-name="P28"/>
      <text:p text:style-name="P28">Example :</text:p>
      <text:p text:style-name="P28"><text:soft-page-break/></text:p>
      <text:p text:style-name="P104"><text:s text:c="3"/>“<text:span text:style-name="T169">break”</text:span> <text:s text:c="16"/>{ return <text:span text:style-name="T170">BREAK</text:span>; }</text:p>
      <text:p text:style-name="P104"><text:s text:c="3"/>[a-zA-Z][a-zA-Z<text:span text:style-name="T169">0-9</text:span>]* <text:s text:c="3"/>{ return <text:span text:style-name="T170">ID</text:span><text:span text:style-name="T172">ENTIFIER</text:span>; }</text:p>
      <text:p text:style-name="P104"/>
      <text:p text:style-name="P105"><text:span text:style-name="T171">Here, </text:span><text:span text:style-name="T89">break</text:span><text:span text:style-name="T171"> is matched by both the regular expressions, but </text:span><text:span text:style-name="T89">break</text:span><text:span text:style-name="T171"> is a keyword and </text:span><text:span text:style-name="T172">not an identifier </text:span><text:span text:style-name="T171">hence </text:span><text:span text:style-name="T173">it </text:span><text:span text:style-name="T171">is ordered in such a manner that LEX uses its first disambiguation rule to execute </text:span><text:span text:style-name="T89">return BREAK;</text:span></text:p>
      <text:p text:style-name="P89"/>
      <text:p text:style-name="P29">Example :</text:p>
      <text:p text:style-name="P29"/>
      <text:p text:style-name="P67">“-”<text:tab/><text:tab/>{return MINUS;}</text:p>
      <text:p text:style-name="P67">“--”<text:tab/><text:tab/>{return DECREMENT;}</text:p>
      <text:p text:style-name="P68"/>
      <text:p text:style-name="P102"><text:span text:style-name="T35">In case of an </text:span><text:span text:style-name="T83">–-</text:span><text:span text:style-name="T35"> input to the lexical analyze</text:span><text:span text:style-name="T36">r,</text:span><text:span text:style-name="T35"> note that LEX does not return two </text:span><text:span text:style-name="T83">MINUS</text:span><text:span text:style-name="T35"> tokens, but instead returns a </text:span><text:span text:style-name="T83">DECREMENT</text:span><text:span text:style-name="T35"> token, by the second disambiguation rule.</text:span></text:p>
      <text:p text:style-name="P6"/>
      <text:p text:style-name="P6">8<text:tab/>Pattern matching by LEX</text:p>
      <text:p text:style-name="P6"/>
      <text:p text:style-name="P165"><text:span text:style-name="T37">LEX converts all its regular expressions into a finite state machine which it uses to accept or reject a string in the input stream. </text:span><text:span text:style-name="T40">The corresponding action is executed when the machine is in accept state. </text:span><text:span text:style-name="T38">The LEX compiler stores information about the constructed finite state machine in the </text:span><text:span text:style-name="T41">form of a decision table (transition table) in the </text:span><text:span text:style-name="T38">lex.yy.c file. Also the corresponding </text:span><text:span text:style-name="T39">actions and the information regarding when they are to be executed is stored in the lex.yy.c file. </text:span></text:p>
      <text:p text:style-name="P165"><text:span text:style-name="T39"><text:s/><text:tab/></text:span><text:span text:style-name="T45">A</text:span><text:span text:style-name="T42"> </text:span><text:span text:style-name="T218">transition</text:span><text:span text:style-name="T219">(current_state,input_char)</text:span><text:span text:style-name="T42"> function is used to access the decision table. </text:span><text:span text:style-name="T43">LEX</text:span><text:span text:style-name="T42"> makes it's decision table visible if we compile the program with the -T flag. </text:span><text:span text:style-name="T44">The finite state machine used by LEX is deterministic in nature i.e. </text:span><text:span text:style-name="T55">i</text:span><text:span text:style-name="T44">t is a DFA. The simulation of the constructed DFA is done in the lex.yy.c file.</text:span></text:p>
      <text:p text:style-name="P114"><text:span text:style-name="T280">Hence, a LEX compiler constructs a DFA according to the specifications of the regular expression in the LEX program, and generates a simulation algorithm (to simulate the DFA) and a </text:span><text:span text:style-name="T281">matching </text:span><text:span text:style-name="T228">switch-case</text:span><text:span text:style-name="T280"> algorithm (to match and execute the appropriate action if the DFA enters an accept state). </text:span></text:p>
      <text:list xml:id="list593876964" text:style-name="L7">
        <text:list-header>
          <text:p text:style-name="P113"/>
        </text:list-header>
      </text:list>
      <text:p text:style-name="P4"><text:soft-page-break/><text:span text:style-name="T133">9</text:span><text:span text:style-name="T126"><text:tab/></text:span><text:span text:style-name="T132">The</text:span><text:span text:style-name="T126"> Token simulator program</text:span></text:p>
      <text:p text:style-name="P56"/>
      <text:p text:style-name="P66">%{ </text:p>
      <text:p text:style-name="P66">/* Scan and return a token for identifiers of the format : <text:tab/><text:tab/><text:tab/><text:tab/>(string)(number) </text:p>
      <text:p text:style-name="P66"><text:tab/>Note : strings are not case sensitive </text:p>
      <text:p text:style-name="P66"><text:tab/>examples : a0 , A1 , ab2 , AB4 , aBc5 </text:p>
      <text:p text:style-name="P66">*/ </text:p>
      <text:p text:style-name="P66"/>
      <text:p text:style-name="P66">#include&lt;stdio.h&gt; </text:p>
      <text:p text:style-name="P66"/>
      <text:p text:style-name="P66">#define ID 1<text:tab/>//Identifier token </text:p>
      <text:p text:style-name="P66">#define ER 2<text:tab/>//Error token </text:p>
      <text:p text:style-name="P66"/>
      <text:p text:style-name="P66">%} </text:p>
      <text:p text:style-name="P66"/>
      <text:p text:style-name="P66">low_case [a-z] </text:p>
      <text:p text:style-name="P66">upp_case [A-Z] </text:p>
      <text:p text:style-name="P66">number<text:tab/>[0-9] </text:p>
      <text:p text:style-name="P66"/>
      <text:p text:style-name="P66">%option noyywrap </text:p>
      <text:p text:style-name="P66"/>
      <text:p text:style-name="P66">%% </text:p>
      <text:p text:style-name="P66"/>
      <text:p text:style-name="P66">({low_case}|{upp_case})({low_case}|{upp_case})*({number})</text:p>
      <text:p text:style-name="P66"><text:tab/><text:tab/><text:tab/><text:tab/><text:tab/><text:tab/><text:tab/><text:tab/>return ID; </text:p>
      <text:p text:style-name="P66">(.)*<text:tab/><text:tab/><text:tab/><text:tab/><text:tab/><text:tab/><text:tab/><text:tab/>return ER; </text:p>
      <text:p text:style-name="P66"/>
      <text:p text:style-name="P66">%% </text:p>
      <text:p text:style-name="P66"/>
      <text:p text:style-name="P66">int main() </text:p>
      <text:p text:style-name="P66">{ </text:p>
      <text:p text:style-name="P66"><text:tab/>int token = yylex(); </text:p>
      <text:p text:style-name="P66"><text:tab/>if(token==ID) </text:p>
      <text:p text:style-name="P66"><text:tab/><text:tab/>printf("Acceptable\n"); </text:p>
      <text:p text:style-name="P66"><text:tab/>else if(token==ER) </text:p>
      <text:p text:style-name="P66"><text:tab/><text:tab/>printf("Unacceptable\n"); </text:p>
      <text:p text:style-name="P66"><text:tab/>return 1; </text:p>
      <text:p text:style-name="P47"><text:span text:style-name="T126">}</text:span><text:span text:style-name="T61"> </text:span></text:p>
      <text:p text:style-name="P116"><text:span text:style-name="T183">In this program, the main() function obtains the tokens (in place of a parser) and </text:span><text:span text:style-name="T184">checks if the input contains a valid identifier.</text:span></text:p>
      <text:p text:style-name="P117"><text:span text:style-name="T227"/></text:p>
      <text:p text:style-name="P180"><text:span text:style-name="T279">Sample Input/Output:</text:span></text:p>
      <text:p text:style-name="P117"><text:span text:style-name="T227"/></text:p>
      <text:p text:style-name="P117"><text:span text:style-name="T227">I: Var9</text:span></text:p>
      <text:p text:style-name="P117"><text:span text:style-name="T227">O: Acceptable</text:span></text:p>
      <text:p text:style-name="P181"><text:span text:style-name="T279"/></text:p>
      <text:p text:style-name="P166"><text:soft-page-break/><text:span text:style-name="T258">W</text:span><text:span text:style-name="T259">hen </text:span><text:span text:style-name="T222">Var9</text:span><text:span text:style-name="T259"> is provided as the input, the DFA constructed by LEX accepts the string, and the corresponding action </text:span><text:span text:style-name="T222">return ID</text:span><text:span text:style-name="T259"> is </text:span><text:span text:style-name="T260">found and </text:span><text:span text:style-name="T259">executed. </text:span><text:span text:style-name="T261">As a result yylex() returns the token </text:span><text:span text:style-name="T223">ID</text:span><text:span text:style-name="T261">, and the main() function prints </text:span><text:span text:style-name="T223">Acceptable </text:span><text:span text:style-name="T262">on the screen</text:span><text:span text:style-name="T223">. </text:span></text:p>
      <text:p text:style-name="P166"><text:span text:style-name="T162"/></text:p>
      <text:p text:style-name="P182"><text:span text:style-name="T6">10<text:tab/></text:span><text:span text:style-name="T7">Construction of a DFA from a regular expression</text:span></text:p>
      <text:p text:style-name="P175"><text:span text:style-name="T163"/></text:p>
      <text:p text:style-name="P175"><text:span text:style-name="T163">The construction of a DFA from a regular expression takes place in </text:span><text:span text:style-name="T165">two</text:span><text:span text:style-name="T163"> steps.</text:span></text:p>
      <text:list xml:id="list1968117422" text:style-name="L9">
        <text:list-item>
          <text:p text:style-name="P176"><text:span text:style-name="T163">Constructi</text:span><text:span text:style-name="T166">ng a</text:span><text:span text:style-name="T163"> syntax tree from the regular expression</text:span></text:p>
        </text:list-item>
        <text:list-item>
          <text:p text:style-name="P177"><text:span text:style-name="T167">Converting the syntax tree into a DFA</text:span><text:span text:style-name="T164"> </text:span></text:p>
        </text:list-item>
      </text:list>
      <text:p text:style-name="P146"><text:span text:style-name="T168"/></text:p>
      <text:p text:style-name="P145"><text:span text:style-name="T248">10.1<text:tab/></text:span><text:span text:style-name="T269">The intermediate</text:span><text:span text:style-name="T271"> syntax tree</text:span></text:p>
      <text:p text:style-name="P123"><text:span text:style-name="T245"/></text:p>
      <text:p text:style-name="P123"><text:span text:style-name="T245">Consider the first rule in the token simulator program in section 9. It consists of the following regular expression :</text:span></text:p>
      <text:p text:style-name="P123"><text:span text:style-name="T91">({low_case}|{upp_case})({low_case}|{upp_case})*({number})</text:span></text:p>
      <text:p text:style-name="P123"><text:span text:style-name="T246">For convenience in representation , it </text:span><text:span text:style-name="T266">has been represented as</text:span><text:span text:style-name="T247"> </text:span><text:span text:style-name="T246">:</text:span></text:p>
      <text:p text:style-name="P124"><text:span text:style-name="T246">( a | A ) ( a | A )* (N)</text:span></text:p>
      <text:p text:style-name="P130"><text:span text:style-name="T247">where, 'a' represents </text:span><text:span text:style-name="T226">{l</text:span><text:span text:style-name="T225">ow_case</text:span><text:span text:style-name="T226">}</text:span><text:span text:style-name="T247">, 'A' represents </text:span><text:span text:style-name="T226">{u</text:span><text:span text:style-name="T225">pp_case</text:span><text:span text:style-name="T226">}</text:span><text:span text:style-name="T245"> </text:span><text:span text:style-name="T270">and 'N' represents </text:span><text:span text:style-name="T226">{n</text:span><text:span text:style-name="T225">umber</text:span><text:span text:style-name="T226">}</text:span><text:span text:style-name="T247">.</text:span><text:span text:style-name="T225"> </text:span></text:p>
      <text:p text:style-name="P130"><text:span text:style-name="T267">Th</text:span><text:span text:style-name="T248">e syntax tree constructed for the above regular expression w</text:span><text:span text:style-name="T268">ill</text:span><text:span text:style-name="T248"> look like this :<text:tab/><text:tab/> <text:s text:c="13"/></text:span></text:p>
      <text:p text:style-name="P129"><text:span text:style-name="T248"><text:tab/><text:tab/><text:tab/> <text:s text:c="2"/><text:tab/> <text:s text:c="6"/></text:span><text:span text:style-name="T272">º</text:span></text:p>
      <text:p text:style-name="P124"><text:span text:style-name="T249"><text:tab/><text:tab/><text:tab/><text:tab/> <text:s text:c="2"/>/ <text:s text:c="6"/>\</text:span></text:p>
      <text:p text:style-name="P126"><text:span text:style-name="T248"><text:tab/><text:tab/><text:tab/><text:tab/></text:span><text:span text:style-name="T272">º</text:span><text:span text:style-name="T249"><text:tab/> </text:span><text:span text:style-name="T250"><text:s text:c="2"/></text:span><text:span text:style-name="T252">#</text:span></text:p>
      <text:p text:style-name="P125"><text:span text:style-name="T249"><text:tab/><text:tab/><text:tab/> <text:s text:c="4"/>/ <text:s text:c="7"/>\</text:span></text:p>
      <text:p text:style-name="P128"><text:span text:style-name="T248"><text:tab/><text:tab/><text:tab/> <text:s/></text:span><text:span text:style-name="T272">º</text:span><text:span text:style-name="T250"> </text:span><text:span text:style-name="T249"><text:s text:c="11"/></text:span><text:span text:style-name="T253">N</text:span><text:span text:style-name="T277">₅</text:span></text:p>
      <text:p text:style-name="P125"><text:span text:style-name="T249"><text:tab/><text:tab/> <text:s text:c="6"/>/<text:tab/> <text:s text:c="6"/>\</text:span></text:p>
      <text:p text:style-name="P125"><text:span text:style-name="T248"><text:tab/><text:tab/> <text:s text:c="3"/></text:span><text:span text:style-name="T253">|</text:span><text:span text:style-name="T249"><text:tab/> <text:s text:c="8"/></text:span><text:span text:style-name="T257">*</text:span><text:span text:style-name="T249"><text:tab/></text:span></text:p>
      <text:p text:style-name="P125"><text:span text:style-name="T249"><text:tab/> <text:s text:c="7"/>/<text:tab/> <text:s text:c="7"/>\ <text:s text:c="4"/></text:span><text:span text:style-name="T256"><text:s text:c="4"/></text:span><text:span text:style-name="T251"><text:s/></text:span><text:span text:style-name="T254">|</text:span></text:p>
      <text:p text:style-name="P152"><text:span text:style-name="T68"><text:tab/> <text:s text:c="5"/></text:span><text:span text:style-name="T70">a</text:span><text:span text:style-name="T276">₁</text:span><text:span text:style-name="T68"><text:tab/> <text:s text:c="8"/></text:span><text:span text:style-name="T70">A</text:span><text:span text:style-name="T276">₂</text:span><text:span text:style-name="T69"> <text:s text:c="2"/></text:span><text:span text:style-name="T249">/ <text:s text:c="6"/></text:span><text:span text:style-name="T256">\</text:span><text:span text:style-name="T69"> <text:s/></text:span></text:p>
      <text:p text:style-name="P178"><text:span text:style-name="T56"><text:tab/><text:tab/> <text:s text:c="14"/></text:span><text:span text:style-name="T57">a</text:span><text:span text:style-name="T278">₃</text:span><text:span text:style-name="T57"> <text:s text:c="5"/></text:span><text:span text:style-name="T58">A</text:span><text:span text:style-name="T278">₄</text:span><text:span text:style-name="T56"><text:tab/></text:span></text:p>
      <text:p text:style-name="P127"><text:span text:style-name="T275"/></text:p>
      <text:p text:style-name="P127"><text:soft-page-break/><text:span text:style-name="T275">In the above figure </text:span><text:span text:style-name="T272">º </text:span><text:span text:style-name="T274">represents the 'cat' (concatenation) operator, </text:span><text:span text:style-name="T273">*</text:span><text:span text:style-name="T274"> represents the 'star' operator and </text:span><text:span text:style-name="T273">| </text:span><text:span text:style-name="T274">represents the 'or' operator. </text:span><text:span text:style-name="T72">In the syntax tree the inner nodes are operators while the leaves are the operands. </text:span><text:span text:style-name="T73">The subscript assigned to every leaf is called the position of the leaf.</text:span><text:span text:style-name="T72"> </text:span></text:p>
      <text:p text:style-name="P157"><text:span text:style-name="T74"/></text:p>
      <text:p text:style-name="P157"><text:span text:style-name="T74">10.2</text:span><text:span text:style-name="T71"><text:tab/></text:span><text:span text:style-name="T75">The constructed</text:span><text:span text:style-name="T74"> DFA</text:span></text:p>
      <text:p text:style-name="P153"><text:span text:style-name="T74"/></text:p>
      <text:p text:style-name="P153"><text:span text:style-name="T255">The DFA obtained for the above syntax tree will look like this :</text:span></text:p>
      <text:p text:style-name="P161"><draw:frame text:anchor-type="paragraph" draw:z-index="25" draw:style-name="gr13" draw:text-style-name="P185" svg:width="0.4378in" svg:height="0.2295in" svg:x="2.7437in" svg:y="0.2717in"><draw:text-box><text:p text:style-name="P185">a|A</text:p></draw:text-box></draw:frame><text:span text:style-name="T37"/></text:p>
      <text:p text:style-name="P161"><draw:custom-shape text:anchor-type="paragraph" draw:z-index="21" draw:style-name="gr9" draw:text-style-name="P185" svg:width="0.365in" svg:height="0.2921in" svg:x="2.7752in" svg:y="0.2118in"><text:p/><draw:enhanced-geometry svg:viewBox="0 0 21600 21600" draw:text-areas="0 0 21600 21600" draw:mirror-horizontal="false" draw:mirror-vertical="false"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span text:style-name="T37"/></text:p>
      <text:p text:style-name="P161"><draw:ellipse text:anchor-type="paragraph" draw:z-index="16" draw:style-name="gr6" draw:text-style-name="P186" svg:width="0.3752in" svg:height="0.4067in" svg:x="2.7752in" svg:y="0.2146in"><text:p text:style-name="P186"><text:span text:style-name="T282">II</text:span></text:p></draw:ellipse><draw:ellipse text:anchor-type="paragraph" draw:z-index="17" draw:style-name="gr6" draw:text-style-name="P186" svg:width="0.3752in" svg:height="0.4067in" svg:x="1.7126in" svg:y="0.2173in"><text:p text:style-name="P186"><text:span text:style-name="T282">I</text:span></text:p></draw:ellipse><draw:frame text:anchor-type="paragraph" draw:z-index="23" draw:style-name="gr11" svg:width="0.4689in" svg:height="0.1925in" svg:x="2.1602in" svg:y="0.2291in"><draw:text-box><text:p text:style-name="P185">a|A</text:p></draw:text-box></draw:frame><draw:frame text:anchor-type="paragraph" draw:z-index="24" draw:style-name="gr12" svg:width="0.2398in" svg:height="0.1925in" svg:x="3.3374in" svg:y="0.2457in"><draw:text-box><text:p text:style-name="P185">N</text:p></draw:text-box></draw:frame><draw:ellipse text:anchor-type="paragraph" draw:z-index="18" draw:style-name="gr7" draw:text-style-name="P186" svg:width="0.3752in" svg:height="0.4067in" svg:x="3.8602in" svg:y="0.211in"><text:p text:style-name="P186"><text:span text:style-name="T282">III</text:span></text:p></draw:ellipse><text:span text:style-name="T37"/></text:p>
      <text:p text:style-name="P161"><draw:custom-shape text:anchor-type="paragraph" draw:z-index="19" draw:style-name="gr8" svg:width="0.4004in" svg:height="0.1004in" svg:x="2.2217in" svg:y="0.182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2" draw:style-name="gr10" svg:width="0.1461in" svg:height="0.1925in" svg:x="2.3063in" svg:y="0.0382in"><draw:text-box><text:p/></draw:text-box></draw:frame><draw:custom-shape text:anchor-type="paragraph" draw:z-index="20" draw:style-name="gr8" svg:width="0.4004in" svg:height="0.1004in" svg:x="3.2984in" svg:y="0.1728in"><text:p/><draw:enhanced-geometry svg:viewBox="0 0 21600 21600" draw:text-areas="0 ?f0 ?f5 ?f2" draw:mirror-vertical="false" draw:mirror-horizontal="fals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37"> <text:s text:c="71"/></text:span></text:p>
      <text:p text:style-name="P162"><text:span text:style-name="T37"/></text:p>
      <text:p text:style-name="P162"><text:span text:style-name="T60">I</text:span><text:span text:style-name="T46">, </text:span><text:span text:style-name="T60">II</text:span><text:span text:style-name="T46"> and </text:span><text:span text:style-name="T60">III</text:span><text:span text:style-name="T46"> deno</text:span><text:span text:style-name="T46">te the three states </text:span><text:span text:style-name="T48">of the machine </text:span><text:span text:style-name="T49">where</text:span><text:span text:style-name="T47"> </text:span><text:span text:style-name="T59">I</text:span><text:span text:style-name="T47"> is the start state </text:span><text:span text:style-name="T50">and</text:span><text:span text:style-name="T47"> </text:span><text:span text:style-name="T59">III</text:span><text:span text:style-name="T47"> is the accept state. <text:s text:c="3"/></text:span></text:p>
      <text:p text:style-name="P163"><text:span text:style-name="T48">This DFA represents </text:span><text:span text:style-name="T51">the regular expression provided as a specification (i.e. </text:span><text:span text:style-name="T52">p</text:span><text:span text:style-name="T51">attern to be matched) in the first rule of the token simulator program. The constructed DFA is simulated using a simulation algorithm.</text:span></text:p>
      <text:p text:style-name="P184"><text:span text:style-name="T66"/></text:p>
      <text:p text:style-name="P184"><text:span text:style-name="T66">1</text:span><text:span text:style-name="T67">1</text:span><text:span text:style-name="T66"><text:tab/>The DFA simulation algorithm</text:span></text:p>
      <text:p text:style-name="P163"><text:span text:style-name="T53"/></text:p>
      <text:p text:style-name="P163"><text:span text:style-name="T53">The working of the constructed DFA is simulated using the following algorithm :</text:span></text:p>
      <text:p text:style-name="P164"><text:span text:style-name="T221">DFA_simulator()</text:span></text:p>
      <text:p text:style-name="P163"><text:span text:style-name="T220"><text:tab/>current_state = start_state</text:span></text:p>
      <text:p text:style-name="P172"><text:span text:style-name="T18"><text:tab/>c = get_next_char()</text:span></text:p>
      <text:p text:style-name="P172"><text:span text:style-name="T18"><text:tab/>while(c != EOF)</text:span></text:p>
      <text:p text:style-name="P172"><text:span text:style-name="T18"><text:tab/><text:tab/></text:span><text:span text:style-name="T27">current_sate</text:span><text:span text:style-name="T18"> = transition(current_state , c)</text:span></text:p>
      <text:p text:style-name="P172"><text:span text:style-name="T19"><text:s/><text:tab/><text:tab/></text:span><text:span text:style-name="T20">c = get_next_char()</text:span></text:p>
      <text:p text:style-name="P173"><text:span text:style-name="T20"><text:tab/><text:tab/>if(current_state </text:span><text:span text:style-name="T17">∈ </text:span><text:span text:style-name="T20">Final_states)</text:span></text:p>
      <text:p text:style-name="P173"><text:span text:style-name="T20"><text:tab/><text:tab/><text:tab/>/*</text:span><text:span text:style-name="T26">ACCEPT*/</text:span></text:p>
      <text:p text:style-name="P173"><text:span text:style-name="T20"><text:tab/><text:tab/>else</text:span></text:p>
      <text:p text:style-name="P174"><text:span text:style-name="T20"><text:tab/><text:tab/><text:tab/>/*</text:span><text:span text:style-name="T26">REJECT*/</text:span></text:p>
      <text:p text:style-name="P174"><text:span text:style-name="T224"/></text:p>
      <text:p text:style-name="P174"><text:span text:style-name="T263">The </text:span><text:span text:style-name="T22">transition</text:span><text:span text:style-name="T23">()</text:span><text:span text:style-name="T263"> function access the decision table which is generally a two dimensional matrix. </text:span><text:span text:style-name="T264">The information about all the transitions made by the DFA can be obtained from the decision table through the </text:span><text:span text:style-name="T23">transition()</text:span><text:span text:style-name="T264"> function.</text:span><text:span text:style-name="T265"> </text:span></text:p>
      <text:p text:style-name="P183"><text:soft-page-break/><text:span text:style-name="T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Jomolhari2" svg:font-family="Jomolhari"/>
    <style:font-face style:name="OpenSymbol" svg:font-family="OpenSymbol"/>
    <style:font-face style:name="Cantarell" svg:font-family="Cantarell" style:font-family-generic="swiss"/>
    <style:font-face style:name="DejaVu Sans1" svg:font-family="'DejaVu Sans'" style:font-family-generic="swiss"/>
    <style:font-face style:name="FreeSans" svg:font-family="FreeSans" style:font-family-generic="swiss"/>
    <style:font-face style:name="DejaVu Sans Mono" svg:font-family="'DejaVu Sans Mono'" style:font-family-generic="modern" style:font-pitch="fixed"/>
    <style:font-face style:name="FreeMono1" svg:font-family="FreeMono" style:font-family-generic="modern" style:font-pitch="fixed"/>
    <style:font-face style:name="WenQuanYi Zen Hei Sharp1" svg:font-family="'WenQuanYi Zen Hei Sharp'" style:font-family-generic="modern" style:font-pitch="fixed"/>
    <style:font-face style:name="Jomolhari" svg:font-family="Jomolhari" style:font-pitch="variable"/>
    <style:font-face style:name="Liberation Serif" svg:font-family="'Liberation Serif'" style:font-family-generic="roman" style:font-pitch="variable"/>
    <style:font-face style:name="FreeMono" svg:font-family="FreeMono" style:font-family-generic="swiss" style:font-pitch="variable"/>
    <style:font-face style:name="Jomolhari1" svg:font-family="Jomolha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WenQuanYi Zen Hei Sharp1" style:font-size-asian="10pt" style:font-name-complex="DejaVu Sans Mono"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9T11:35:09</meta:creation-date>
    <dc:date>2013-05-21T19:02:12</dc:date>
    <meta:editing-duration>PT15H27M2S</meta:editing-duration>
    <meta:editing-cycles>523</meta:editing-cycles>
    <meta:generator>LibreOffice/3.6$Linux_X86_64 LibreOffice_project/360m1$Build-2</meta:generator>
    <meta:document-statistic meta:table-count="0" meta:image-count="0" meta:object-count="0" meta:page-count="14" meta:paragraph-count="257" meta:word-count="2366" meta:character-count="14439" meta:non-whitespace-character-count="11800"/>
  </office:meta>
</office:document-meta>
</file>